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E743443EADC5333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officeooo:paragraph-rsid="09227ad9"/>
    </style:style>
    <style:style style:name="P160" style:family="paragraph" style:parent-style-name="Text_20_body">
      <style:text-properties officeooo:paragraph-rsid="09261d95"/>
    </style:style>
    <style:style style:name="P161" style:family="paragraph" style:parent-style-name="Text_20_body">
      <style:text-properties officeooo:paragraph-rsid="096e42ef"/>
    </style:style>
    <style:style style:name="P162" style:family="paragraph" style:parent-style-name="Text_20_body">
      <style:text-properties officeooo:paragraph-rsid="097707c4"/>
    </style:style>
    <style:style style:name="P163" style:family="paragraph" style:parent-style-name="Text_20_body">
      <style:text-properties officeooo:rsid="089319d3" officeooo:paragraph-rsid="089319d3"/>
    </style:style>
    <style:style style:name="P164" style:family="paragraph" style:parent-style-name="Text_20_body">
      <style:text-properties officeooo:rsid="089319d3" officeooo:paragraph-rsid="09aa08f3"/>
    </style:style>
    <style:style style:name="P165" style:family="paragraph" style:parent-style-name="Text_20_body">
      <style:text-properties officeooo:rsid="09aa08f3" officeooo:paragraph-rsid="09aa08f3"/>
    </style:style>
    <style:style style:name="P166" style:family="paragraph" style:parent-style-name="Text_20_body">
      <style:text-properties officeooo:rsid="09b11c44" officeooo:paragraph-rsid="09abf795"/>
    </style:style>
    <style:style style:name="P167" style:family="paragraph" style:parent-style-name="Text_20_body">
      <style:text-properties officeooo:rsid="09b11c44" officeooo:paragraph-rsid="09b11c44"/>
    </style:style>
    <style:style style:name="P168" style:family="paragraph" style:parent-style-name="Text_20_body">
      <style:text-properties officeooo:paragraph-rsid="09b11c44"/>
    </style:style>
    <style:style style:name="P169" style:family="paragraph" style:parent-style-name="Text_20_body">
      <style:text-properties officeooo:rsid="09b1cd56" officeooo:paragraph-rsid="09b1cd56"/>
    </style:style>
    <style:style style:name="P170" style:family="paragraph" style:parent-style-name="Text_20_body">
      <style:text-properties officeooo:rsid="09b7d8ff" officeooo:paragraph-rsid="09c00c31"/>
    </style:style>
    <style:style style:name="P171" style:family="paragraph" style:parent-style-name="Text_20_body">
      <style:text-properties officeooo:rsid="09bbcb7d" officeooo:paragraph-rsid="09bbcb7d"/>
    </style:style>
    <style:style style:name="P172" style:family="paragraph" style:parent-style-name="Text_20_body">
      <style:text-properties officeooo:rsid="09bbcb7d" officeooo:paragraph-rsid="0d72b559"/>
    </style:style>
    <style:style style:name="P173" style:family="paragraph" style:parent-style-name="Text_20_body">
      <style:text-properties officeooo:rsid="09bbcb7d" officeooo:paragraph-rsid="0d735a4e"/>
    </style:style>
    <style:style style:name="P174" style:family="paragraph" style:parent-style-name="Text_20_body">
      <style:text-properties officeooo:paragraph-rsid="09d2b276"/>
    </style:style>
    <style:style style:name="P175" style:family="paragraph" style:parent-style-name="Text_20_body">
      <style:text-properties officeooo:rsid="09dd2d21" officeooo:paragraph-rsid="09dd2d21"/>
    </style:style>
    <style:style style:name="P176" style:family="paragraph" style:parent-style-name="Text_20_body">
      <style:text-properties officeooo:rsid="09dd2d21" officeooo:paragraph-rsid="09e23276"/>
    </style:style>
    <style:style style:name="P177" style:family="paragraph" style:parent-style-name="Text_20_body">
      <style:text-properties officeooo:paragraph-rsid="09f4e6db"/>
    </style:style>
    <style:style style:name="P178" style:family="paragraph" style:parent-style-name="Text_20_body">
      <style:text-properties officeooo:rsid="09f5dc0e" officeooo:paragraph-rsid="09f5dc0e"/>
    </style:style>
    <style:style style:name="P179" style:family="paragraph" style:parent-style-name="Text_20_body">
      <style:text-properties style:font-name="Times New Roman1" officeooo:rsid="0943c021" officeooo:paragraph-rsid="096e42ef" style:font-size-asian="10.5pt"/>
    </style:style>
    <style:style style:name="P180" style:family="paragraph" style:parent-style-name="Text_20_body">
      <style:text-properties officeooo:rsid="09abf795" officeooo:paragraph-rsid="09abf795"/>
    </style:style>
    <style:style style:name="P181" style:family="paragraph" style:parent-style-name="Text_20_body">
      <style:text-properties officeooo:rsid="0a179c14" officeooo:paragraph-rsid="0a179c14"/>
    </style:style>
    <style:style style:name="P182" style:family="paragraph" style:parent-style-name="Text_20_body">
      <style:text-properties officeooo:paragraph-rsid="0a278272"/>
    </style:style>
    <style:style style:name="P183" style:family="paragraph" style:parent-style-name="Text_20_body">
      <style:text-properties officeooo:paragraph-rsid="0a349058"/>
    </style:style>
    <style:style style:name="P184" style:family="paragraph" style:parent-style-name="Text_20_body">
      <style:text-properties officeooo:rsid="0a349058" officeooo:paragraph-rsid="0a349058"/>
    </style:style>
    <style:style style:name="P185" style:family="paragraph" style:parent-style-name="Text_20_body">
      <style:text-properties officeooo:rsid="0a349058" officeooo:paragraph-rsid="0a67b453"/>
    </style:style>
    <style:style style:name="P186" style:family="paragraph" style:parent-style-name="Text_20_body">
      <style:text-properties officeooo:rsid="0a349058" officeooo:paragraph-rsid="0a70027a"/>
    </style:style>
    <style:style style:name="P187" style:family="paragraph" style:parent-style-name="Text_20_body">
      <style:text-properties officeooo:rsid="0a349058" officeooo:paragraph-rsid="0a867757"/>
    </style:style>
    <style:style style:name="P188" style:family="paragraph" style:parent-style-name="Text_20_body">
      <style:text-properties officeooo:rsid="0a3b7561" officeooo:paragraph-rsid="0a3b7561"/>
    </style:style>
    <style:style style:name="P189" style:family="paragraph" style:parent-style-name="Text_20_body">
      <style:text-properties officeooo:rsid="0a3bfb83" officeooo:paragraph-rsid="0a3bfb83"/>
    </style:style>
    <style:style style:name="P190" style:family="paragraph" style:parent-style-name="Text_20_body">
      <style:text-properties officeooo:rsid="0a3f60b6" officeooo:paragraph-rsid="0a3f60b6"/>
    </style:style>
    <style:style style:name="P191" style:family="paragraph" style:parent-style-name="Text_20_body">
      <style:text-properties officeooo:rsid="0a47b164" officeooo:paragraph-rsid="0a47b164"/>
    </style:style>
    <style:style style:name="P192" style:family="paragraph" style:parent-style-name="Text_20_body">
      <style:text-properties officeooo:rsid="0a47b164" officeooo:paragraph-rsid="0a5406a6"/>
    </style:style>
    <style:style style:name="P193" style:family="paragraph" style:parent-style-name="Text_20_body">
      <style:text-properties officeooo:rsid="0a5406a6" officeooo:paragraph-rsid="0a5406a6"/>
    </style:style>
    <style:style style:name="P194" style:family="paragraph" style:parent-style-name="Text_20_body">
      <style:text-properties fo:font-size="12pt" officeooo:paragraph-rsid="0a56e304" style:font-size-asian="12pt" style:font-size-complex="12pt"/>
    </style:style>
    <style:style style:name="P195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>
      <style:text-properties officeooo:rsid="0a56e304" officeooo:paragraph-rsid="0a56e304"/>
    </style:style>
    <style:style style:name="P197" style:family="paragraph" style:parent-style-name="Text_20_body">
      <style:text-properties officeooo:rsid="0a64d7b7" officeooo:paragraph-rsid="0a64d7b7"/>
    </style:style>
    <style:style style:name="P198" style:family="paragraph" style:parent-style-name="Text_20_body">
      <style:text-properties officeooo:rsid="0a64d7b7" officeooo:paragraph-rsid="0a660587"/>
    </style:style>
    <style:style style:name="P199" style:family="paragraph" style:parent-style-name="Text_20_body">
      <style:text-properties officeooo:rsid="0a73ba50" officeooo:paragraph-rsid="0a73ba50"/>
    </style:style>
    <style:style style:name="P200" style:family="paragraph" style:parent-style-name="Text_20_body">
      <style:text-properties officeooo:rsid="0a73ba50" officeooo:paragraph-rsid="0a991bc3"/>
    </style:style>
    <style:style style:name="P201" style:family="paragraph" style:parent-style-name="Text_20_body">
      <style:text-properties officeooo:rsid="0a73ba50" officeooo:paragraph-rsid="0a9dda78"/>
    </style:style>
    <style:style style:name="P202" style:family="paragraph" style:parent-style-name="Text_20_body">
      <style:text-properties officeooo:rsid="0a8ffb38" officeooo:paragraph-rsid="0a8ffb38"/>
    </style:style>
    <style:style style:name="P203" style:family="paragraph" style:parent-style-name="Text_20_body">
      <style:text-properties officeooo:rsid="0aa4d270" officeooo:paragraph-rsid="0aa4d270"/>
    </style:style>
    <style:style style:name="P204" style:family="paragraph" style:parent-style-name="Text_20_body">
      <style:text-properties officeooo:rsid="0aa63574" officeooo:paragraph-rsid="0aa63574"/>
    </style:style>
    <style:style style:name="P205" style:family="paragraph" style:parent-style-name="Text_20_body">
      <style:text-properties officeooo:rsid="0a651322" officeooo:paragraph-rsid="0a660587"/>
    </style:style>
    <style:style style:name="P206" style:family="paragraph" style:parent-style-name="Text_20_body">
      <style:text-properties officeooo:rsid="0a67b453" officeooo:paragraph-rsid="0a67b453"/>
    </style:style>
    <style:style style:name="P207" style:family="paragraph" style:parent-style-name="Text_20_body">
      <style:text-properties officeooo:rsid="0ab9a1f6" officeooo:paragraph-rsid="0ae3a104"/>
    </style:style>
    <style:style style:name="P208" style:family="paragraph" style:parent-style-name="Text_20_body">
      <style:text-properties officeooo:rsid="0abf7802" officeooo:paragraph-rsid="0ac158e3"/>
    </style:style>
    <style:style style:name="P209" style:family="paragraph" style:parent-style-name="Text_20_body">
      <style:text-properties officeooo:rsid="0abf7802" officeooo:paragraph-rsid="0ac9238e"/>
    </style:style>
    <style:style style:name="P210" style:family="paragraph" style:parent-style-name="Text_20_body">
      <style:text-properties officeooo:rsid="0abf7802" officeooo:paragraph-rsid="0acb382d"/>
    </style:style>
    <style:style style:name="P211" style:family="paragraph" style:parent-style-name="Text_20_body">
      <style:text-properties officeooo:rsid="0ac59bd6" officeooo:paragraph-rsid="0ac59bd6"/>
    </style:style>
    <style:style style:name="P212" style:family="paragraph" style:parent-style-name="Text_20_body">
      <style:text-properties officeooo:rsid="0ad6a73e" officeooo:paragraph-rsid="0ad6a73e"/>
    </style:style>
    <style:style style:name="P213" style:family="paragraph" style:parent-style-name="Text_20_body">
      <style:text-properties officeooo:paragraph-rsid="09f06f02"/>
    </style:style>
    <style:style style:name="P214" style:family="paragraph" style:parent-style-name="Text_20_body">
      <style:text-properties officeooo:rsid="0ada98b0" officeooo:paragraph-rsid="09f06f02"/>
    </style:style>
    <style:style style:name="P215" style:family="paragraph" style:parent-style-name="Text_20_body">
      <style:text-properties officeooo:rsid="0ada98b0" officeooo:paragraph-rsid="0ada98b0"/>
    </style:style>
    <style:style style:name="P216" style:family="paragraph" style:parent-style-name="Text_20_body">
      <style:text-properties officeooo:rsid="0ada98b0" officeooo:paragraph-rsid="0adb8f50"/>
    </style:style>
    <style:style style:name="P217" style:family="paragraph" style:parent-style-name="Text_20_body">
      <style:text-properties officeooo:rsid="0ada98b0" officeooo:paragraph-rsid="0adc10d9"/>
    </style:style>
    <style:style style:name="P218" style:family="paragraph" style:parent-style-name="Text_20_body">
      <style:text-properties officeooo:rsid="0ada98b0" officeooo:paragraph-rsid="0addd47e"/>
    </style:style>
    <style:style style:name="P219" style:family="paragraph" style:parent-style-name="Text_20_body">
      <style:text-properties officeooo:rsid="0ada98b0" officeooo:paragraph-rsid="0adea10b"/>
    </style:style>
    <style:style style:name="P220" style:family="paragraph" style:parent-style-name="Text_20_body">
      <style:text-properties officeooo:rsid="0ada98b0" officeooo:paragraph-rsid="0adf020f"/>
    </style:style>
    <style:style style:name="P221" style:family="paragraph" style:parent-style-name="Text_20_body">
      <style:text-properties officeooo:rsid="0ae1c0e9" officeooo:paragraph-rsid="0ae1c0e9"/>
    </style:style>
    <style:style style:name="P222" style:family="paragraph" style:parent-style-name="Text_20_body">
      <style:text-properties officeooo:rsid="0ae70116" officeooo:paragraph-rsid="0ae70116"/>
    </style:style>
    <style:style style:name="P223" style:family="paragraph" style:parent-style-name="Text_20_body">
      <style:text-properties officeooo:paragraph-rsid="0aefd4ba"/>
    </style:style>
    <style:style style:name="P224" style:family="paragraph" style:parent-style-name="Text_20_body">
      <style:text-properties officeooo:paragraph-rsid="0af1697a"/>
    </style:style>
    <style:style style:name="P225" style:family="paragraph" style:parent-style-name="Text_20_body">
      <style:text-properties officeooo:paragraph-rsid="0af3e3da"/>
    </style:style>
    <style:style style:name="P226" style:family="paragraph" style:parent-style-name="Text_20_body">
      <style:text-properties officeooo:rsid="0af3e3da" officeooo:paragraph-rsid="0af3e3da"/>
    </style:style>
    <style:style style:name="P227" style:family="paragraph" style:parent-style-name="Text_20_body">
      <style:text-properties officeooo:rsid="0af3e3da" officeooo:paragraph-rsid="0b478586"/>
    </style:style>
    <style:style style:name="P228" style:family="paragraph" style:parent-style-name="Text_20_body">
      <style:text-properties officeooo:rsid="0b02d899" officeooo:paragraph-rsid="0b02d899"/>
    </style:style>
    <style:style style:name="P229" style:family="paragraph" style:parent-style-name="Text_20_body">
      <style:text-properties officeooo:rsid="0b02d899" officeooo:paragraph-rsid="0b066f8c"/>
    </style:style>
    <style:style style:name="P230" style:family="paragraph" style:parent-style-name="Text_20_body">
      <style:text-properties officeooo:rsid="0b02d899" officeooo:paragraph-rsid="0b11c942"/>
    </style:style>
    <style:style style:name="P231" style:family="paragraph" style:parent-style-name="Text_20_body">
      <style:text-properties officeooo:rsid="0b02d899" officeooo:paragraph-rsid="0b169c79"/>
    </style:style>
    <style:style style:name="P232" style:family="paragraph" style:parent-style-name="Text_20_body">
      <style:text-properties officeooo:rsid="0b02d899" officeooo:paragraph-rsid="0b1adb20"/>
    </style:style>
    <style:style style:name="P233" style:family="paragraph" style:parent-style-name="Text_20_body">
      <style:text-properties officeooo:rsid="0b02d899" officeooo:paragraph-rsid="0b1b0197"/>
    </style:style>
    <style:style style:name="P234" style:family="paragraph" style:parent-style-name="Text_20_body">
      <style:text-properties officeooo:rsid="0b066f8c" officeooo:paragraph-rsid="0b066f8c"/>
    </style:style>
    <style:style style:name="P235" style:family="paragraph" style:parent-style-name="Text_20_body">
      <style:text-properties officeooo:rsid="0b0cef62" officeooo:paragraph-rsid="0b0ee618"/>
    </style:style>
    <style:style style:name="P236" style:family="paragraph" style:parent-style-name="Text_20_body">
      <style:text-properties officeooo:rsid="0b11c942" officeooo:paragraph-rsid="0b11c942"/>
    </style:style>
    <style:style style:name="P237" style:family="paragraph" style:parent-style-name="Text_20_body">
      <style:text-properties officeooo:rsid="0b11c942" officeooo:paragraph-rsid="0b1358f4"/>
    </style:style>
    <style:style style:name="P238" style:family="paragraph" style:parent-style-name="Text_20_body">
      <style:text-properties officeooo:rsid="0b11c942" officeooo:paragraph-rsid="0b1adb20"/>
    </style:style>
    <style:style style:name="P239" style:family="paragraph" style:parent-style-name="Text_20_body">
      <style:text-properties officeooo:rsid="0b11c942" officeooo:paragraph-rsid="0b1b0197"/>
    </style:style>
    <style:style style:name="P240" style:family="paragraph" style:parent-style-name="Text_20_body">
      <style:text-properties officeooo:rsid="0b11c942" officeooo:paragraph-rsid="0b1b11f3"/>
    </style:style>
    <style:style style:name="P241" style:family="paragraph" style:parent-style-name="Text_20_body">
      <style:text-properties officeooo:rsid="0b14a5fc" officeooo:paragraph-rsid="0b14a5fc"/>
    </style:style>
    <style:style style:name="P242" style:family="paragraph" style:parent-style-name="Text_20_body">
      <style:text-properties officeooo:rsid="0b1adb20" officeooo:paragraph-rsid="0b1adb20"/>
    </style:style>
    <style:style style:name="P243" style:family="paragraph" style:parent-style-name="Text_20_body">
      <style:text-properties officeooo:rsid="0b1b11f3" officeooo:paragraph-rsid="0b1b11f3"/>
    </style:style>
    <style:style style:name="P244" style:family="paragraph" style:parent-style-name="Text_20_body">
      <style:text-properties officeooo:rsid="0b1c0cf4" officeooo:paragraph-rsid="0b1c0cf4"/>
    </style:style>
    <style:style style:name="P245" style:family="paragraph" style:parent-style-name="Text_20_body">
      <style:text-properties officeooo:rsid="0ad7e24d" officeooo:paragraph-rsid="0ac158e3"/>
    </style:style>
    <style:style style:name="P246" style:family="paragraph" style:parent-style-name="Text_20_body">
      <style:text-properties officeooo:paragraph-rsid="09fe549a"/>
    </style:style>
    <style:style style:name="P247" style:family="paragraph" style:parent-style-name="Text_20_body">
      <style:text-properties officeooo:rsid="0b237210" officeooo:paragraph-rsid="0b237210"/>
    </style:style>
    <style:style style:name="P248" style:family="paragraph" style:parent-style-name="Text_20_body">
      <style:text-properties officeooo:rsid="0b237210" officeooo:paragraph-rsid="0b262611"/>
    </style:style>
    <style:style style:name="P249" style:family="paragraph" style:parent-style-name="Text_20_body">
      <style:text-properties officeooo:rsid="0b237210" officeooo:paragraph-rsid="0b28a9fc"/>
    </style:style>
    <style:style style:name="P250" style:family="paragraph" style:parent-style-name="Text_20_body">
      <style:text-properties officeooo:rsid="0b237210" officeooo:paragraph-rsid="0b515089"/>
    </style:style>
    <style:style style:name="P251" style:family="paragraph" style:parent-style-name="Text_20_body">
      <style:text-properties officeooo:rsid="0b237210" officeooo:paragraph-rsid="0b5270c8"/>
    </style:style>
    <style:style style:name="P252" style:family="paragraph" style:parent-style-name="Text_20_body">
      <style:text-properties officeooo:rsid="0b2c4973" officeooo:paragraph-rsid="0b2c4973"/>
    </style:style>
    <style:style style:name="P253" style:family="paragraph" style:parent-style-name="Text_20_body">
      <style:text-properties officeooo:rsid="0b2c4973" officeooo:paragraph-rsid="0b515089"/>
    </style:style>
    <style:style style:name="P254" style:family="paragraph" style:parent-style-name="Text_20_body">
      <style:text-properties officeooo:rsid="0b2c4973" officeooo:paragraph-rsid="0b635dd7"/>
    </style:style>
    <style:style style:name="P255" style:family="paragraph" style:parent-style-name="Text_20_body">
      <style:text-properties officeooo:rsid="0b2c4973" officeooo:paragraph-rsid="0b7a9d01"/>
    </style:style>
    <style:style style:name="P256" style:family="paragraph" style:parent-style-name="Text_20_body">
      <style:text-properties officeooo:rsid="0b409527" officeooo:paragraph-rsid="0b409527"/>
    </style:style>
    <style:style style:name="P257" style:family="paragraph" style:parent-style-name="Text_20_body">
      <style:text-properties officeooo:rsid="0b425d5f" officeooo:paragraph-rsid="0b425d5f"/>
    </style:style>
    <style:style style:name="P258" style:family="paragraph" style:parent-style-name="Text_20_body">
      <style:text-properties officeooo:rsid="0b480c8f" officeooo:paragraph-rsid="0b480c8f"/>
    </style:style>
    <style:style style:name="P259" style:family="paragraph" style:parent-style-name="Text_20_body">
      <style:text-properties officeooo:rsid="0b48d502" officeooo:paragraph-rsid="0b48d502"/>
    </style:style>
    <style:style style:name="P260" style:family="paragraph" style:parent-style-name="Text_20_body">
      <style:text-properties officeooo:paragraph-rsid="0b515089"/>
    </style:style>
    <style:style style:name="P261" style:family="paragraph" style:parent-style-name="Text_20_body">
      <style:text-properties officeooo:paragraph-rsid="0b69836b"/>
    </style:style>
    <style:style style:name="P262" style:family="paragraph" style:parent-style-name="Text_20_body">
      <style:text-properties officeooo:rsid="0b87f3ac" officeooo:paragraph-rsid="0b87f3ac"/>
    </style:style>
    <style:style style:name="P263" style:family="paragraph" style:parent-style-name="Text_20_body">
      <style:text-properties officeooo:paragraph-rsid="0b87f3ac"/>
    </style:style>
    <style:style style:name="P264" style:family="paragraph" style:parent-style-name="Text_20_body">
      <style:text-properties officeooo:rsid="0b89fe06" officeooo:paragraph-rsid="0b89fe06"/>
    </style:style>
    <style:style style:name="P265" style:family="paragraph" style:parent-style-name="Text_20_body">
      <style:text-properties officeooo:rsid="0b89fe06" officeooo:paragraph-rsid="0b8de56a"/>
    </style:style>
    <style:style style:name="P266" style:family="paragraph" style:parent-style-name="Text_20_body">
      <style:text-properties officeooo:rsid="0b89fe06" officeooo:paragraph-rsid="0b8eaeb0"/>
    </style:style>
    <style:style style:name="P267" style:family="paragraph" style:parent-style-name="Text_20_body">
      <style:text-properties officeooo:rsid="0b89fe06" officeooo:paragraph-rsid="0b9257f2"/>
    </style:style>
    <style:style style:name="P268" style:family="paragraph" style:parent-style-name="Text_20_body">
      <style:text-properties officeooo:rsid="0b931e41" officeooo:paragraph-rsid="0b95418d"/>
    </style:style>
    <style:style style:name="P269" style:family="paragraph" style:parent-style-name="Text_20_body">
      <style:text-properties officeooo:rsid="0b9632f6" officeooo:paragraph-rsid="0b9632f6"/>
    </style:style>
    <style:style style:name="P270" style:family="paragraph" style:parent-style-name="Text_20_body">
      <style:text-properties officeooo:paragraph-rsid="0bc5f384"/>
    </style:style>
    <style:style style:name="P271" style:family="paragraph" style:parent-style-name="Text_20_body">
      <style:text-properties officeooo:rsid="0baeb9d4" officeooo:paragraph-rsid="0bce9b67"/>
    </style:style>
    <style:style style:name="P272" style:family="paragraph" style:parent-style-name="Text_20_body">
      <style:text-properties officeooo:rsid="0ba79e09" officeooo:paragraph-rsid="0ba96aed"/>
    </style:style>
    <style:style style:name="P273" style:family="paragraph" style:parent-style-name="Text_20_body">
      <style:text-properties officeooo:rsid="0ba79e09" officeooo:paragraph-rsid="0bd0eaf6"/>
    </style:style>
    <style:style style:name="P274" style:family="paragraph" style:parent-style-name="Text_20_body">
      <style:text-properties officeooo:rsid="0ba79e09" officeooo:paragraph-rsid="0bd10341"/>
    </style:style>
    <style:style style:name="P275" style:family="paragraph" style:parent-style-name="Text_20_body">
      <style:text-properties officeooo:rsid="0ba79e09" officeooo:paragraph-rsid="0bdaa5b4"/>
    </style:style>
    <style:style style:name="P276" style:family="paragraph" style:parent-style-name="Text_20_body">
      <style:text-properties officeooo:rsid="0ba79e09" officeooo:paragraph-rsid="0be09f83"/>
    </style:style>
    <style:style style:name="P277" style:family="paragraph" style:parent-style-name="Text_20_body">
      <style:text-properties officeooo:rsid="0ba79e09" officeooo:paragraph-rsid="0be4ce99"/>
    </style:style>
    <style:style style:name="P278" style:family="paragraph" style:parent-style-name="Text_20_body">
      <style:text-properties officeooo:rsid="0ba419b6" officeooo:paragraph-rsid="0bc5f384"/>
    </style:style>
    <style:style style:name="P279" style:family="paragraph" style:parent-style-name="Text_20_body">
      <style:text-properties officeooo:rsid="0bd0eaf6" officeooo:paragraph-rsid="0bd0eaf6"/>
    </style:style>
    <style:style style:name="P280" style:family="paragraph" style:parent-style-name="Text_20_body">
      <style:text-properties officeooo:rsid="0bd0eaf6" officeooo:paragraph-rsid="0bdf9a67"/>
    </style:style>
    <style:style style:name="P281" style:family="paragraph" style:parent-style-name="Text_20_body">
      <style:text-properties officeooo:rsid="0bdded88" officeooo:paragraph-rsid="0bdded88"/>
    </style:style>
    <style:style style:name="P282" style:family="paragraph" style:parent-style-name="Text_20_body">
      <style:text-properties officeooo:rsid="0be77de9" officeooo:paragraph-rsid="0be77de9"/>
    </style:style>
    <style:style style:name="P283" style:family="paragraph" style:parent-style-name="Text_20_body">
      <style:text-properties officeooo:rsid="0be77de9" officeooo:paragraph-rsid="0be8003b"/>
    </style:style>
    <style:style style:name="P284" style:family="paragraph" style:parent-style-name="Text_20_body">
      <style:text-properties officeooo:rsid="0be77de9" officeooo:paragraph-rsid="0bea31a9"/>
    </style:style>
    <style:style style:name="P285" style:family="paragraph" style:parent-style-name="Text_20_body">
      <style:text-properties officeooo:rsid="0bd313c0" officeooo:paragraph-rsid="0bdf9a67"/>
    </style:style>
    <style:style style:name="P286" style:family="paragraph" style:parent-style-name="Text_20_body">
      <style:text-properties officeooo:paragraph-rsid="0a225e21"/>
    </style:style>
    <style:style style:name="P287" style:family="paragraph" style:parent-style-name="Text_20_body">
      <style:text-properties officeooo:paragraph-rsid="0c072ebd"/>
    </style:style>
    <style:style style:name="P288" style:family="paragraph" style:parent-style-name="Text_20_body">
      <style:text-properties officeooo:paragraph-rsid="0c07b04a"/>
    </style:style>
    <style:style style:name="P289" style:family="paragraph" style:parent-style-name="Text_20_body">
      <style:text-properties officeooo:paragraph-rsid="0c0f1190"/>
    </style:style>
    <style:style style:name="P290" style:family="paragraph" style:parent-style-name="Text_20_body">
      <style:text-properties officeooo:rsid="0c0f1190" officeooo:paragraph-rsid="0c0f1190"/>
    </style:style>
    <style:style style:name="P291" style:family="paragraph" style:parent-style-name="Text_20_body">
      <style:text-properties officeooo:rsid="0c0f1190" officeooo:paragraph-rsid="0c1707cc"/>
    </style:style>
    <style:style style:name="P292" style:family="paragraph" style:parent-style-name="Text_20_body">
      <style:text-properties officeooo:paragraph-rsid="0a250cc8"/>
    </style:style>
    <style:style style:name="P293" style:family="paragraph" style:parent-style-name="Text_20_body">
      <style:text-properties officeooo:rsid="0c1f79c0" officeooo:paragraph-rsid="0c1f79c0"/>
    </style:style>
    <style:style style:name="P294" style:family="paragraph" style:parent-style-name="Text_20_body">
      <style:text-properties officeooo:rsid="0c1f79c0" officeooo:paragraph-rsid="0c3bf32b"/>
    </style:style>
    <style:style style:name="P295" style:family="paragraph" style:parent-style-name="Text_20_body">
      <style:text-properties officeooo:rsid="0c241230" officeooo:paragraph-rsid="0c241230"/>
    </style:style>
    <style:style style:name="P296" style:family="paragraph" style:parent-style-name="Text_20_body">
      <style:text-properties officeooo:rsid="0c241230" officeooo:paragraph-rsid="0c28660f"/>
    </style:style>
    <style:style style:name="P297" style:family="paragraph" style:parent-style-name="Text_20_body">
      <style:text-properties officeooo:rsid="0c3078cf" officeooo:paragraph-rsid="0c3078cf"/>
    </style:style>
    <style:style style:name="P298" style:family="paragraph" style:parent-style-name="Text_20_body">
      <style:text-properties officeooo:rsid="0c30e8f6" officeooo:paragraph-rsid="0c30e8f6"/>
    </style:style>
    <style:style style:name="P299" style:family="paragraph" style:parent-style-name="Text_20_body">
      <style:text-properties officeooo:rsid="0c35eaa1" officeooo:paragraph-rsid="0c35eaa1"/>
    </style:style>
    <style:style style:name="P300" style:family="paragraph" style:parent-style-name="Text_20_body">
      <style:text-properties officeooo:rsid="0c380a8c" officeooo:paragraph-rsid="0c380a8c"/>
    </style:style>
    <style:style style:name="P301" style:family="paragraph" style:parent-style-name="Text_20_body">
      <style:text-properties officeooo:rsid="0c380a8c" officeooo:paragraph-rsid="0c3ae7b2"/>
    </style:style>
    <style:style style:name="P302" style:family="paragraph" style:parent-style-name="Text_20_body">
      <style:text-properties officeooo:rsid="0c380a8c" officeooo:paragraph-rsid="0c3bf32b"/>
    </style:style>
    <style:style style:name="P303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4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5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7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08" style:family="paragraph" style:parent-style-name="Text_20_body">
      <style:text-properties officeooo:rsid="0c41f5ae" officeooo:paragraph-rsid="0c431010"/>
    </style:style>
    <style:style style:name="P309" style:family="paragraph" style:parent-style-name="Text_20_body">
      <style:text-properties officeooo:rsid="0c55196f" officeooo:paragraph-rsid="0c55196f"/>
    </style:style>
    <style:style style:name="P310" style:family="paragraph" style:parent-style-name="Text_20_body">
      <style:text-properties officeooo:rsid="0c07b04a" officeooo:paragraph-rsid="0c07b04a"/>
    </style:style>
    <style:style style:name="P311" style:family="paragraph" style:parent-style-name="Text_20_body">
      <style:text-properties officeooo:rsid="0c5763ca" officeooo:paragraph-rsid="0c5763ca"/>
    </style:style>
    <style:style style:name="P312" style:family="paragraph" style:parent-style-name="Text_20_body">
      <style:text-properties officeooo:rsid="0c5763ca" officeooo:paragraph-rsid="0c756ed8"/>
    </style:style>
    <style:style style:name="P313" style:family="paragraph" style:parent-style-name="Text_20_body">
      <style:text-properties officeooo:rsid="0c6235c5" officeooo:paragraph-rsid="0c6235c5"/>
    </style:style>
    <style:style style:name="P314" style:family="paragraph" style:parent-style-name="Text_20_body">
      <style:text-properties officeooo:rsid="0c63fb85" officeooo:paragraph-rsid="0c63fb85"/>
    </style:style>
    <style:style style:name="P315" style:family="paragraph" style:parent-style-name="Text_20_body">
      <style:text-properties officeooo:rsid="0c6ad251" officeooo:paragraph-rsid="0c6ad251"/>
    </style:style>
    <style:style style:name="P316" style:family="paragraph" style:parent-style-name="Text_20_body">
      <style:text-properties officeooo:paragraph-rsid="0c78b661"/>
    </style:style>
    <style:style style:name="P317" style:family="paragraph" style:parent-style-name="Text_20_body">
      <style:text-properties officeooo:paragraph-rsid="0c9b3ff6"/>
    </style:style>
    <style:style style:name="P318" style:family="paragraph" style:parent-style-name="Text_20_body">
      <style:text-properties officeooo:rsid="0cae220a" officeooo:paragraph-rsid="0cae220a"/>
    </style:style>
    <style:style style:name="P319" style:family="paragraph" style:parent-style-name="Text_20_body">
      <style:text-properties officeooo:rsid="0cae220a" officeooo:paragraph-rsid="0caea1be"/>
    </style:style>
    <style:style style:name="P320" style:family="paragraph" style:parent-style-name="Text_20_body">
      <style:text-properties officeooo:rsid="0cae220a" officeooo:paragraph-rsid="0caf2912"/>
    </style:style>
    <style:style style:name="P321" style:family="paragraph" style:parent-style-name="Text_20_body">
      <style:text-properties officeooo:rsid="0caf2912" officeooo:paragraph-rsid="0caf2912"/>
    </style:style>
    <style:style style:name="P322" style:family="paragraph" style:parent-style-name="Text_20_body">
      <style:text-properties officeooo:paragraph-rsid="0cb0524f"/>
    </style:style>
    <style:style style:name="P323" style:family="paragraph" style:parent-style-name="Text_20_body">
      <style:text-properties officeooo:rsid="0cc853b9" officeooo:paragraph-rsid="0cc853b9"/>
    </style:style>
    <style:style style:name="P324" style:family="paragraph" style:parent-style-name="Text_20_body">
      <style:text-properties officeooo:rsid="0cda39d3" officeooo:paragraph-rsid="0cda39d3"/>
    </style:style>
    <style:style style:name="P325" style:family="paragraph" style:parent-style-name="Text_20_body">
      <style:text-properties style:font-name="Times New Roman4" officeooo:rsid="0cdf6882" officeooo:paragraph-rsid="0cdf6882"/>
    </style:style>
    <style:style style:name="P326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7" style:family="paragraph" style:parent-style-name="Text_20_body">
      <style:text-properties officeooo:rsid="0ce19873" officeooo:paragraph-rsid="0ce19873"/>
    </style:style>
    <style:style style:name="P328" style:family="paragraph" style:parent-style-name="Text_20_body">
      <style:text-properties officeooo:rsid="0cea56c3" officeooo:paragraph-rsid="0cea56c3"/>
    </style:style>
    <style:style style:name="P329" style:family="paragraph" style:parent-style-name="Text_20_body">
      <style:text-properties officeooo:rsid="0c78b661" officeooo:paragraph-rsid="0c78b661"/>
    </style:style>
    <style:style style:name="P330" style:family="paragraph" style:parent-style-name="Text_20_body">
      <style:text-properties officeooo:rsid="0ca642e3" officeooo:paragraph-rsid="0ca642e3"/>
    </style:style>
    <style:style style:name="P331" style:family="paragraph" style:parent-style-name="Text_20_body">
      <style:text-properties officeooo:paragraph-rsid="0cff2d1e"/>
    </style:style>
    <style:style style:name="P332" style:family="paragraph" style:parent-style-name="Text_20_body">
      <style:text-properties officeooo:rsid="0d17b84a" officeooo:paragraph-rsid="0d17b84a"/>
    </style:style>
    <style:style style:name="P333" style:family="paragraph" style:parent-style-name="Text_20_body">
      <style:text-properties officeooo:rsid="0d293493" officeooo:paragraph-rsid="0d3d731e"/>
    </style:style>
    <style:style style:name="P334" style:family="paragraph" style:parent-style-name="Text_20_body">
      <style:text-properties officeooo:paragraph-rsid="0d2ed3db"/>
    </style:style>
    <style:style style:name="P335" style:family="paragraph" style:parent-style-name="Text_20_body">
      <style:text-properties officeooo:rsid="0d4513c6" officeooo:paragraph-rsid="0d4513c6"/>
    </style:style>
    <style:style style:name="P336" style:family="paragraph" style:parent-style-name="Text_20_body">
      <style:text-properties officeooo:rsid="0d4513c6" officeooo:paragraph-rsid="0d591768"/>
    </style:style>
    <style:style style:name="P337" style:family="paragraph" style:parent-style-name="Text_20_body">
      <style:paragraph-properties fo:text-align="start" style:justify-single-word="false"/>
      <style:text-properties officeooo:paragraph-rsid="0d5f6fda"/>
    </style:style>
    <style:style style:name="P338" style:family="paragraph" style:parent-style-name="Text_20_body">
      <style:text-properties style:font-name="monospace" officeooo:paragraph-rsid="0d5e146d"/>
    </style:style>
    <style:style style:name="P339" style:family="paragraph" style:parent-style-name="Text_20_body">
      <style:text-properties officeooo:paragraph-rsid="0d735a4e"/>
    </style:style>
    <style:style style:name="P340" style:family="paragraph" style:parent-style-name="Text_20_body">
      <style:text-properties officeooo:rsid="0d7a342f" officeooo:paragraph-rsid="0d7a342f"/>
    </style:style>
    <style:style style:name="P341" style:family="paragraph" style:parent-style-name="Text_20_body">
      <style:text-properties officeooo:paragraph-rsid="0d860d63"/>
    </style:style>
    <style:style style:name="P342" style:family="paragraph" style:parent-style-name="Text_20_body">
      <style:text-properties officeooo:paragraph-rsid="0d88b1b5"/>
    </style:style>
    <style:style style:name="P343" style:family="paragraph" style:parent-style-name="Text_20_body">
      <style:text-properties officeooo:paragraph-rsid="0d852ab6"/>
    </style:style>
    <style:style style:name="P344" style:family="paragraph" style:parent-style-name="Text_20_body">
      <style:text-properties officeooo:rsid="0d913d28" officeooo:paragraph-rsid="0d913d28"/>
    </style:style>
    <style:style style:name="P345" style:family="paragraph" style:parent-style-name="Title">
      <style:text-properties officeooo:rsid="05d98d26" officeooo:paragraph-rsid="05d98d26"/>
    </style:style>
    <style:style style:name="P34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4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48" style:family="paragraph" style:parent-style-name="Title">
      <style:text-properties officeooo:rsid="0bfac71a" officeooo:paragraph-rsid="05d98d26"/>
    </style:style>
    <style:style style:name="P349" style:family="paragraph" style:parent-style-name="Text_20_body">
      <style:paragraph-properties fo:break-before="page"/>
      <style:text-properties officeooo:paragraph-rsid="013d743d"/>
    </style:style>
    <style:style style:name="P35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51" style:family="paragraph" style:parent-style-name="Quotations">
      <style:text-properties officeooo:paragraph-rsid="07d6aefb"/>
    </style:style>
    <style:style style:name="P352" style:family="paragraph" style:parent-style-name="Quotations">
      <style:text-properties fo:font-weight="bold" style:font-weight-asian="bold" style:font-weight-complex="bold"/>
    </style:style>
    <style:style style:name="P353" style:family="paragraph" style:parent-style-name="Quotations">
      <style:text-properties fo:font-weight="bold" officeooo:rsid="07e8a5be" style:font-weight-asian="bold" style:font-weight-complex="bold"/>
    </style:style>
    <style:style style:name="P354" style:family="paragraph" style:parent-style-name="Quotations">
      <style:text-properties fo:font-size="12pt" style:font-size-asian="12pt" style:font-size-complex="12pt"/>
    </style:style>
    <style:style style:name="P355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56" style:family="paragraph" style:parent-style-name="Quotations">
      <style:text-properties fo:font-size="12pt" officeooo:paragraph-rsid="0a54ad3d" style:font-size-asian="12pt" style:font-size-complex="12pt"/>
    </style:style>
    <style:style style:name="P357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58" style:family="paragraph" style:parent-style-name="Quotations">
      <style:text-properties fo:font-size="12pt" officeooo:paragraph-rsid="0a58b23d" style:font-size-asian="12pt" style:font-size-complex="12pt"/>
    </style:style>
    <style:style style:name="P359" style:family="paragraph" style:parent-style-name="Quotations">
      <style:text-properties fo:font-size="12pt" officeooo:paragraph-rsid="0a93b035" style:font-size-asian="12pt" style:font-size-complex="12pt"/>
    </style:style>
    <style:style style:name="P360" style:family="paragraph" style:parent-style-name="Quotations">
      <style:text-properties fo:font-size="12pt" officeooo:paragraph-rsid="0a975de3" style:font-size-asian="12pt" style:font-size-complex="12pt"/>
    </style:style>
    <style:style style:name="P361" style:family="paragraph" style:parent-style-name="Quotations">
      <style:text-properties fo:font-size="12pt" officeooo:paragraph-rsid="0a9dda78" style:font-size-asian="12pt" style:font-size-complex="12pt"/>
    </style:style>
    <style:style style:name="P362" style:family="paragraph" style:parent-style-name="Quotations">
      <style:text-properties fo:font-size="12pt" officeooo:paragraph-rsid="0aa147b5" style:font-size-asian="12pt" style:font-size-complex="12pt"/>
    </style:style>
    <style:style style:name="P363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64" style:family="paragraph" style:parent-style-name="Quotations">
      <style:text-properties fo:font-size="12pt" officeooo:paragraph-rsid="0aa4f99b" style:font-size-asian="12pt" style:font-size-complex="12pt"/>
    </style:style>
    <style:style style:name="P365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66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67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68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69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70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71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72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73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74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75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76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77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78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79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80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81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82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83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84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85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386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387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388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389" style:family="paragraph" style:parent-style-name="Quotations">
      <style:text-properties officeooo:rsid="0a56e304" officeooo:paragraph-rsid="0a58b23d"/>
    </style:style>
    <style:style style:name="P390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391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392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9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9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9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9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97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98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99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400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401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402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403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404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40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406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407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408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409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410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11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12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13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14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15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16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17" style:family="paragraph" style:parent-style-name="Table_20_Contents">
      <style:text-properties style:font-name="Times New Roman4"/>
    </style:style>
    <style:style style:name="P418" style:family="paragraph" style:parent-style-name="Table">
      <style:paragraph-properties fo:keep-with-next="always"/>
    </style:style>
    <style:style style:name="P419" style:family="paragraph" style:parent-style-name="Standard">
      <style:text-properties officeooo:rsid="0a73ba50" officeooo:paragraph-rsid="0a9dda78"/>
    </style:style>
    <style:style style:name="P420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21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22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23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24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25" style:family="paragraph" style:parent-style-name="Standard">
      <style:text-properties fo:font-weight="normal" officeooo:paragraph-rsid="0db75170" style:font-weight-asian="normal" style:font-weight-complex="normal"/>
    </style:style>
    <style:style style:name="P426" style:family="paragraph" style:parent-style-name="Text_20_body" style:list-style-name="L1">
      <style:text-properties officeooo:rsid="086d7a9d" officeooo:paragraph-rsid="086d7a9d"/>
    </style:style>
    <style:style style:name="P427" style:family="paragraph" style:parent-style-name="Text_20_body" style:list-style-name="L1">
      <style:text-properties officeooo:rsid="086f6d60" officeooo:paragraph-rsid="086f6d60"/>
    </style:style>
    <style:style style:name="P428" style:family="paragraph" style:parent-style-name="Text_20_body" style:list-style-name="L1">
      <style:text-properties officeooo:rsid="086f6d60" officeooo:paragraph-rsid="0872131b"/>
    </style:style>
    <style:style style:name="P429" style:family="paragraph" style:parent-style-name="Text_20_body" style:list-style-name="L1">
      <style:text-properties officeooo:rsid="086f6d60" officeooo:paragraph-rsid="08735723"/>
    </style:style>
    <style:style style:name="P430" style:family="paragraph" style:parent-style-name="Text_20_body" style:list-style-name="L1">
      <style:text-properties officeooo:rsid="086f6d60" officeooo:paragraph-rsid="08755f5f"/>
    </style:style>
    <style:style style:name="P431" style:family="paragraph" style:parent-style-name="Text_20_body" style:list-style-name="L1">
      <style:text-properties officeooo:rsid="086f6d60" officeooo:paragraph-rsid="0876792b"/>
    </style:style>
    <style:style style:name="P432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433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434" style:family="paragraph" style:parent-style-name="Text_20_body" style:list-style-name="L9">
      <style:text-properties fo:font-weight="bold" officeooo:paragraph-rsid="0d92fa42" style:font-weight-asian="bold" style:font-weight-complex="bold"/>
    </style:style>
    <style:style style:name="P435" style:family="paragraph" style:parent-style-name="Text_20_body" style:list-style-name="L9">
      <style:text-properties fo:font-weight="bold" officeooo:rsid="0d92fa42" officeooo:paragraph-rsid="0d92fa42" style:font-weight-asian="bold" style:font-weight-complex="bold"/>
    </style:style>
    <style:style style:name="P436" style:family="paragraph" style:parent-style-name="Text_20_body" style:list-style-name="L10">
      <style:text-properties fo:font-weight="bold" officeooo:paragraph-rsid="0da6ebb6" style:font-weight-asian="bold" style:font-weight-complex="bold"/>
    </style:style>
    <style:style style:name="P437" style:family="paragraph" style:parent-style-name="Text_20_body" style:list-style-name="L10">
      <style:text-properties fo:font-weight="bold" officeooo:paragraph-rsid="0da64917" style:font-weight-asian="bold" style:font-weight-complex="bold"/>
    </style:style>
    <style:style style:name="P438" style:family="paragraph" style:parent-style-name="Text_20_body" style:list-style-name="L1">
      <style:text-properties officeooo:rsid="087492f5" officeooo:paragraph-rsid="087492f5"/>
    </style:style>
    <style:style style:name="P439" style:family="paragraph" style:parent-style-name="Text_20_body" style:list-style-name="L1">
      <style:text-properties officeooo:rsid="0876792b" officeooo:paragraph-rsid="0876792b"/>
    </style:style>
    <style:style style:name="P440" style:family="paragraph" style:parent-style-name="Text_20_body" style:list-style-name="L1">
      <style:text-properties officeooo:rsid="0876792b" officeooo:paragraph-rsid="08777f64"/>
    </style:style>
    <style:style style:name="P441" style:family="paragraph" style:parent-style-name="Text_20_body" style:list-style-name="L1">
      <style:text-properties officeooo:rsid="0876792b" officeooo:paragraph-rsid="08781981"/>
    </style:style>
    <style:style style:name="P442" style:family="paragraph" style:parent-style-name="Text_20_body" style:list-style-name="L1">
      <style:text-properties officeooo:rsid="0878beb9" officeooo:paragraph-rsid="0878beb9"/>
    </style:style>
    <style:style style:name="P443" style:family="paragraph" style:parent-style-name="Text_20_body" style:list-style-name="L2">
      <style:text-properties officeooo:rsid="09b11c44" officeooo:paragraph-rsid="09b11c44"/>
    </style:style>
    <style:style style:name="P444" style:family="paragraph" style:parent-style-name="Text_20_body" style:list-style-name="L2">
      <style:text-properties officeooo:rsid="09b1cd56" officeooo:paragraph-rsid="09b1cd56"/>
    </style:style>
    <style:style style:name="P445" style:family="paragraph" style:parent-style-name="Text_20_body" style:list-style-name="L2">
      <style:text-properties officeooo:rsid="09b358a9" officeooo:paragraph-rsid="09b358a9"/>
    </style:style>
    <style:style style:name="P446" style:family="paragraph" style:parent-style-name="Text_20_body" style:list-style-name="L2">
      <style:text-properties officeooo:rsid="09b451fc" officeooo:paragraph-rsid="09b451fc"/>
    </style:style>
    <style:style style:name="P447" style:family="paragraph" style:parent-style-name="Text_20_body" style:list-style-name="L2">
      <style:text-properties officeooo:rsid="09b60674" officeooo:paragraph-rsid="09b60674"/>
    </style:style>
    <style:style style:name="P448" style:family="paragraph" style:parent-style-name="Text_20_body" style:list-style-name="L3">
      <style:text-properties officeooo:rsid="09b60674" officeooo:paragraph-rsid="09c00c31"/>
    </style:style>
    <style:style style:name="P449" style:family="paragraph" style:parent-style-name="Text_20_body" style:list-style-name="L2">
      <style:text-properties officeooo:rsid="09b7d8ff" officeooo:paragraph-rsid="09b7d8ff"/>
    </style:style>
    <style:style style:name="P450" style:family="paragraph" style:parent-style-name="Text_20_body" style:list-style-name="L3">
      <style:text-properties officeooo:rsid="09b7d8ff" officeooo:paragraph-rsid="09c00c31"/>
    </style:style>
    <style:style style:name="P451" style:family="paragraph" style:parent-style-name="Text_20_body" style:list-style-name="L3">
      <style:text-properties officeooo:rsid="09c00c31" officeooo:paragraph-rsid="09c4c9d2"/>
    </style:style>
    <style:style style:name="P452" style:family="paragraph" style:parent-style-name="Text_20_body" style:list-style-name="L3">
      <style:text-properties officeooo:rsid="09c00c31" officeooo:paragraph-rsid="09c27922"/>
    </style:style>
    <style:style style:name="P453" style:family="paragraph" style:parent-style-name="Text_20_body" style:list-style-name="L3">
      <style:text-properties officeooo:rsid="09c00c31" officeooo:paragraph-rsid="09c00c31"/>
    </style:style>
    <style:style style:name="P454" style:family="paragraph" style:parent-style-name="Text_20_body" style:list-style-name="L3">
      <style:text-properties officeooo:rsid="09c00c31" officeooo:paragraph-rsid="09cb32c9"/>
    </style:style>
    <style:style style:name="P455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56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57" style:family="paragraph" style:parent-style-name="Text_20_body" style:list-style-name="L4">
      <style:text-properties officeooo:rsid="0c431010" officeooo:paragraph-rsid="0c431010"/>
    </style:style>
    <style:style style:name="P458" style:family="paragraph" style:parent-style-name="Text_20_body" style:list-style-name="L4">
      <style:text-properties officeooo:rsid="0c43acc7" officeooo:paragraph-rsid="0c43acc7"/>
    </style:style>
    <style:style style:name="P459" style:family="paragraph" style:parent-style-name="Text_20_body" style:list-style-name="L4">
      <style:text-properties officeooo:rsid="0c44d6ba" officeooo:paragraph-rsid="0c44d6ba"/>
    </style:style>
    <style:style style:name="P460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61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62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63" style:family="paragraph" style:parent-style-name="Text_20_body" style:list-style-name="L9">
      <style:text-properties fo:font-style="normal" fo:font-weight="bold" officeooo:rsid="0d852ab6" officeooo:paragraph-rsid="0d8792ee" style:font-style-asian="normal" style:font-weight-asian="bold" style:font-style-complex="normal" style:font-weight-complex="bold"/>
    </style:style>
    <style:style style:name="P464" style:family="paragraph" style:parent-style-name="Text_20_body" style:list-style-name="L9">
      <style:text-properties fo:font-style="normal" fo:font-weight="normal" officeooo:rsid="0d852ab6" officeooo:paragraph-rsid="0d8792ee" style:font-style-asian="normal" style:font-weight-asian="normal" style:font-style-complex="normal" style:font-weight-complex="normal"/>
    </style:style>
    <style:style style:name="P465" style:family="paragraph" style:parent-style-name="Text_20_body" style:list-style-name="L5">
      <style:text-properties officeooo:rsid="0c55196f" officeooo:paragraph-rsid="0c55196f"/>
    </style:style>
    <style:style style:name="P466" style:family="paragraph" style:parent-style-name="Text_20_body" style:list-style-name="L5">
      <style:text-properties officeooo:rsid="0c55196f" officeooo:paragraph-rsid="0c5569c8"/>
    </style:style>
    <style:style style:name="P467" style:family="paragraph" style:parent-style-name="Text_20_body" style:list-style-name="L5">
      <style:text-properties officeooo:rsid="0c55196f" officeooo:paragraph-rsid="0c55f1b0"/>
    </style:style>
    <style:style style:name="P468" style:family="paragraph" style:parent-style-name="Text_20_body" style:list-style-name="L5">
      <style:text-properties officeooo:rsid="0c5763ca" officeooo:paragraph-rsid="0c5763ca"/>
    </style:style>
    <style:style style:name="P469" style:family="paragraph" style:parent-style-name="Text_20_body" style:list-style-name="L6">
      <style:text-properties officeooo:rsid="0ca462ba" officeooo:paragraph-rsid="0ca462ba"/>
    </style:style>
    <style:style style:name="P470" style:family="paragraph" style:parent-style-name="Text_20_body" style:list-style-name="L7">
      <style:text-properties officeooo:paragraph-rsid="0af3e3da"/>
    </style:style>
    <style:style style:name="P471" style:family="paragraph" style:parent-style-name="Text_20_body" style:list-style-name="L8">
      <style:text-properties officeooo:rsid="0b408bb8" officeooo:paragraph-rsid="0b408bb8"/>
    </style:style>
    <style:style style:name="P472" style:family="paragraph" style:parent-style-name="Text_20_body" style:list-style-name="L8">
      <style:text-properties officeooo:rsid="0b409527" officeooo:paragraph-rsid="0b409527"/>
    </style:style>
    <style:style style:name="P473" style:family="paragraph" style:parent-style-name="Text_20_body" style:list-style-name="L9">
      <style:text-properties officeooo:paragraph-rsid="0d860d63"/>
    </style:style>
    <style:style style:name="P474" style:family="paragraph" style:parent-style-name="Text_20_body" style:list-style-name="L9">
      <style:text-properties officeooo:paragraph-rsid="0d88b1b5"/>
    </style:style>
    <style:style style:name="P475" style:family="paragraph" style:parent-style-name="Text_20_body" style:list-style-name="L9">
      <style:text-properties officeooo:paragraph-rsid="0d8792ee"/>
    </style:style>
    <style:style style:name="P476" style:family="paragraph" style:parent-style-name="Text_20_body" style:list-style-name="L9">
      <style:text-properties fo:font-weight="normal" officeooo:rsid="0d8792ee" officeooo:paragraph-rsid="0d8792ee" style:font-weight-asian="normal" style:font-weight-complex="normal"/>
    </style:style>
    <style:style style:name="P477" style:family="paragraph" style:parent-style-name="Text_20_body">
      <style:text-properties fo:font-weight="normal" officeooo:paragraph-rsid="0da6ebb6" style:font-weight-asian="normal" style:font-weight-complex="normal"/>
    </style:style>
    <style:style style:name="P478" style:family="paragraph" style:parent-style-name="Text_20_body" style:list-style-name="L9">
      <style:text-properties officeooo:rsid="0d88602d" officeooo:paragraph-rsid="0d88602d"/>
    </style:style>
    <style:style style:name="P479" style:family="paragraph" style:parent-style-name="Text_20_body" style:list-style-name="L9">
      <style:text-properties officeooo:rsid="0d913d28" officeooo:paragraph-rsid="0d92fa42"/>
    </style:style>
    <style:style style:name="P480" style:family="paragraph" style:parent-style-name="Text_20_body" style:list-style-name="L9">
      <style:text-properties officeooo:rsid="0d94fe62" officeooo:paragraph-rsid="0d94fe62"/>
    </style:style>
    <style:style style:name="P481" style:family="paragraph" style:parent-style-name="Text_20_body">
      <style:text-properties officeooo:paragraph-rsid="0d88602d"/>
    </style:style>
    <style:style style:name="P482" style:family="paragraph" style:parent-style-name="Text_20_body">
      <style:text-properties officeooo:paragraph-rsid="0d9cacbc"/>
    </style:style>
    <style:style style:name="P483" style:family="paragraph" style:parent-style-name="Text_20_body">
      <style:text-properties officeooo:paragraph-rsid="0da356a7"/>
    </style:style>
    <style:style style:name="P484" style:family="paragraph" style:parent-style-name="Text_20_body">
      <style:text-properties officeooo:paragraph-rsid="0dabd2ba"/>
    </style:style>
    <style:style style:name="P485" style:family="paragraph" style:parent-style-name="Text_20_body">
      <style:text-properties officeooo:paragraph-rsid="0db58eb5"/>
    </style:style>
    <style:style style:name="P486" style:family="paragraph" style:parent-style-name="Text_20_body">
      <style:text-properties officeooo:paragraph-rsid="0db75170"/>
    </style:style>
    <style:style style:name="P487" style:family="paragraph" style:parent-style-name="Text_20_body">
      <style:text-properties officeooo:paragraph-rsid="0db9a1c6"/>
    </style:style>
    <style:style style:name="P488" style:family="paragraph" style:parent-style-name="Text_20_body">
      <style:text-properties officeooo:paragraph-rsid="0dbb95e9"/>
    </style:style>
    <style:style style:name="P489" style:family="paragraph" style:parent-style-name="Text_20_body">
      <style:text-properties officeooo:paragraph-rsid="0dbd46e8"/>
    </style:style>
    <style:style style:name="P490" style:family="paragraph" style:parent-style-name="Text_20_body">
      <style:text-properties officeooo:paragraph-rsid="0dbfa327"/>
    </style:style>
    <style:style style:name="P491" style:family="paragraph" style:parent-style-name="Text_20_body">
      <style:text-properties officeooo:paragraph-rsid="0dc4f362"/>
    </style:style>
    <style:style style:name="P492" style:family="paragraph" style:parent-style-name="Text_20_body">
      <style:text-properties officeooo:paragraph-rsid="0dc65d03"/>
    </style:style>
    <style:style style:name="P493" style:family="paragraph" style:parent-style-name="Text_20_body" style:list-style-name="L11">
      <style:text-properties officeooo:rsid="0dd32d19" officeooo:paragraph-rsid="0dd32d19"/>
    </style:style>
    <style:style style:name="P494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95" style:family="paragraph" style:parent-style-name="Heading_20_1">
      <style:paragraph-properties fo:break-before="page"/>
    </style:style>
    <style:style style:name="P496" style:family="paragraph" style:parent-style-name="Heading_20_1">
      <style:paragraph-properties fo:break-before="page"/>
      <style:text-properties officeooo:rsid="0d41cc6b" officeooo:paragraph-rsid="0d41cc6b"/>
    </style:style>
    <style:style style:name="P497" style:family="paragraph" style:parent-style-name="Heading_20_1">
      <style:paragraph-properties fo:break-before="page"/>
      <style:text-properties officeooo:rsid="0b87f3ac" officeooo:paragraph-rsid="0cff2d1e"/>
    </style:style>
    <style:style style:name="P498" style:family="paragraph" style:parent-style-name="Heading_20_1">
      <style:paragraph-properties fo:break-before="page"/>
      <style:text-properties officeooo:rsid="07b55d60" officeooo:paragraph-rsid="07b55d60"/>
    </style:style>
    <style:style style:name="P499" style:family="paragraph" style:parent-style-name="Heading_20_1">
      <style:paragraph-properties fo:break-before="page"/>
      <style:text-properties officeooo:rsid="0a1366c2" officeooo:paragraph-rsid="0a1366c2"/>
    </style:style>
    <style:style style:name="P500" style:family="paragraph" style:parent-style-name="Heading_20_1">
      <style:paragraph-properties fo:break-before="page"/>
      <style:text-properties officeooo:rsid="0ba3374a" officeooo:paragraph-rsid="0ba3374a"/>
    </style:style>
    <style:style style:name="P5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2" style:family="paragraph" style:parent-style-name="Heading_20_2">
      <style:text-properties fo:font-weight="bold" officeooo:rsid="07d52417" style:font-weight-asian="bold" style:font-weight-complex="bold"/>
    </style:style>
    <style:style style:name="P503" style:family="paragraph" style:parent-style-name="Heading_20_2">
      <style:text-properties fo:font-weight="bold" officeooo:rsid="080ce6e9" style:font-weight-asian="bold" style:font-weight-complex="bold"/>
    </style:style>
    <style:style style:name="P504" style:family="paragraph" style:parent-style-name="Heading_20_2">
      <style:text-properties fo:font-weight="bold" officeooo:rsid="08e936d2" style:font-weight-asian="bold" style:font-weight-complex="bold"/>
    </style:style>
    <style:style style:name="P505" style:family="paragraph" style:parent-style-name="Heading_20_2">
      <style:text-properties officeooo:rsid="096fc742" officeooo:paragraph-rsid="096e42ef"/>
    </style:style>
    <style:style style:name="P506" style:family="paragraph" style:parent-style-name="Heading_20_2">
      <style:text-properties officeooo:rsid="098fd0c8" officeooo:paragraph-rsid="098fd0c8"/>
    </style:style>
    <style:style style:name="P507" style:family="paragraph" style:parent-style-name="Heading_20_2">
      <style:text-properties officeooo:rsid="0a278272" officeooo:paragraph-rsid="0a278272"/>
    </style:style>
    <style:style style:name="P508" style:family="paragraph" style:parent-style-name="Heading_20_2">
      <style:text-properties officeooo:paragraph-rsid="0a349058"/>
    </style:style>
    <style:style style:name="P509" style:family="paragraph" style:parent-style-name="Heading_20_2">
      <style:text-properties officeooo:rsid="0a225e21" officeooo:paragraph-rsid="0a352003"/>
    </style:style>
    <style:style style:name="P510" style:family="paragraph" style:parent-style-name="Heading_20_2">
      <style:text-properties officeooo:rsid="0a250cc8" officeooo:paragraph-rsid="0a250cc8"/>
    </style:style>
    <style:style style:name="P511" style:family="paragraph" style:parent-style-name="Heading_20_2">
      <style:text-properties officeooo:paragraph-rsid="09ea00a5"/>
    </style:style>
    <style:style style:name="P512" style:family="paragraph" style:parent-style-name="Heading_20_2">
      <style:text-properties officeooo:rsid="0d78b7d4" officeooo:paragraph-rsid="0d78b7d4"/>
    </style:style>
    <style:style style:name="P513" style:family="paragraph" style:parent-style-name="Heading_20_2">
      <style:text-properties officeooo:paragraph-rsid="0baeb9d4"/>
    </style:style>
    <style:style style:name="P514" style:family="paragraph" style:parent-style-name="Heading_20_2">
      <style:text-properties officeooo:paragraph-rsid="0bce9b67"/>
    </style:style>
    <style:style style:name="P515" style:family="paragraph" style:parent-style-name="Heading_20_2">
      <style:text-properties officeooo:paragraph-rsid="0bd776ff"/>
    </style:style>
    <style:style style:name="P516" style:family="paragraph" style:parent-style-name="Heading_20_2" style:list-style-name="">
      <style:text-properties officeooo:rsid="0d9cacbc" officeooo:paragraph-rsid="0d9cacbc"/>
    </style:style>
    <style:style style:name="P517" style:family="paragraph" style:parent-style-name="Heading_20_2">
      <style:paragraph-properties fo:break-before="page"/>
      <style:text-properties officeooo:rsid="0d9cacbc" officeooo:paragraph-rsid="0d9cacbc"/>
    </style:style>
    <style:style style:name="P5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9" style:family="paragraph" style:parent-style-name="Heading_20_3">
      <style:text-properties officeooo:rsid="0c00af61" officeooo:paragraph-rsid="0c00af61"/>
    </style:style>
    <style:style style:name="P520" style:family="paragraph" style:parent-style-name="Heading_20_3">
      <style:text-properties officeooo:paragraph-rsid="0c7e5a1d"/>
    </style:style>
    <style:style style:name="P521" style:family="paragraph" style:parent-style-name="Heading_20_3">
      <style:text-properties officeooo:paragraph-rsid="0cb0524f"/>
    </style:style>
    <style:style style:name="P522" style:family="paragraph" style:parent-style-name="Heading_20_3">
      <style:text-properties officeooo:paragraph-rsid="0c7bdecd"/>
    </style:style>
    <style:style style:name="P523" style:family="paragraph" style:parent-style-name="Heading_20_3">
      <style:text-properties officeooo:paragraph-rsid="0b515089"/>
    </style:style>
    <style:style style:name="P524" style:family="paragraph" style:parent-style-name="Heading_20_3">
      <style:text-properties officeooo:rsid="0da356a7" officeooo:paragraph-rsid="0da356a7"/>
    </style:style>
    <style:style style:name="P5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fo:font-weight="bold" officeooo:rsid="0d5e146d" style:font-weight-asian="bold" style:font-weight-complex="bold"/>
    </style:style>
    <style:style style:name="T194" style:family="text">
      <style:text-properties fo:font-weight="bold" officeooo:rsid="0d5f6fda" style:font-weight-asian="bold" style:font-weight-complex="bold"/>
    </style:style>
    <style:style style:name="T195" style:family="text">
      <style:text-properties fo:font-weight="bold" officeooo:rsid="0d6149fa" style:font-weight-asian="bold" style:font-weight-complex="bold"/>
    </style:style>
    <style:style style:name="T196" style:family="text">
      <style:text-properties fo:font-weight="bold" officeooo:rsid="0d7342b8" style:font-weight-asian="bold" style:font-weight-complex="bold"/>
    </style:style>
    <style:style style:name="T197" style:family="text">
      <style:text-properties fo:font-weight="bold" officeooo:rsid="0d7b77bb" style:font-weight-asian="bold" style:font-weight-complex="bold"/>
    </style:style>
    <style:style style:name="T198" style:family="text">
      <style:text-properties fo:font-weight="bold" officeooo:rsid="0d7cbc1f" style:font-weight-asian="bold" style:font-weight-complex="bold"/>
    </style:style>
    <style:style style:name="T199" style:family="text">
      <style:text-properties fo:font-weight="bold" officeooo:rsid="0d7bab0a" style:font-weight-asian="bold" style:font-weight-complex="bold"/>
    </style:style>
    <style:style style:name="T200" style:family="text">
      <style:text-properties fo:font-weight="bold" officeooo:rsid="0dbd46e8" style:font-weight-asian="bold" style:font-weight-complex="bold"/>
    </style:style>
    <style:style style:name="T201" style:family="text">
      <style:text-properties fo:font-weight="bold" officeooo:rsid="0dbeb162" style:font-weight-asian="bold" style:font-weight-complex="bold"/>
    </style:style>
    <style:style style:name="T202" style:family="text">
      <style:text-properties fo:font-weight="bold" officeooo:rsid="0dc65d03" style:font-weight-asian="bold" style:font-weight-complex="bold"/>
    </style:style>
    <style:style style:name="T203" style:family="text">
      <style:text-properties fo:font-weight="bold" officeooo:rsid="0dc713db" style:font-weight-asian="bold" style:font-weight-complex="bold"/>
    </style:style>
    <style:style style:name="T204" style:family="text">
      <style:text-properties fo:font-weight="bold" officeooo:rsid="0dc7ad09" style:font-weight-asian="bold" style:font-weight-complex="bold"/>
    </style:style>
    <style:style style:name="T205" style:family="text">
      <style:text-properties fo:font-weight="bold" officeooo:rsid="0dc8db33" style:font-weight-asian="bold" style:font-weight-complex="bold"/>
    </style:style>
    <style:style style:name="T206" style:family="text">
      <style:text-properties officeooo:rsid="07b346c8"/>
    </style:style>
    <style:style style:name="T207" style:family="text">
      <style:text-properties officeooo:rsid="07b89266"/>
    </style:style>
    <style:style style:name="T208" style:family="text">
      <style:text-properties officeooo:rsid="07b93194"/>
    </style:style>
    <style:style style:name="T209" style:family="text">
      <style:text-properties text:display="none"/>
    </style:style>
    <style:style style:name="T210" style:family="text">
      <style:text-properties officeooo:rsid="07c98fd2"/>
    </style:style>
    <style:style style:name="T211" style:family="text">
      <style:text-properties officeooo:rsid="07ca54a9"/>
    </style:style>
    <style:style style:name="T212" style:family="text">
      <style:text-properties officeooo:rsid="07cd703b"/>
    </style:style>
    <style:style style:name="T213" style:family="text">
      <style:text-properties officeooo:rsid="07d14ea9"/>
    </style:style>
    <style:style style:name="T214" style:family="text">
      <style:text-properties officeooo:rsid="07d419d0"/>
    </style:style>
    <style:style style:name="T215" style:family="text">
      <style:text-properties officeooo:rsid="07d52417"/>
    </style:style>
    <style:style style:name="T216" style:family="text">
      <style:text-properties officeooo:rsid="07d70692"/>
    </style:style>
    <style:style style:name="T217" style:family="text">
      <style:text-properties officeooo:rsid="07dde37a"/>
    </style:style>
    <style:style style:name="T218" style:family="text">
      <style:text-properties officeooo:rsid="07de4fb9"/>
    </style:style>
    <style:style style:name="T219" style:family="text">
      <style:text-properties style:font-name="Times New Roman3" officeooo:rsid="07dde37a"/>
    </style:style>
    <style:style style:name="T220" style:family="text">
      <style:text-properties style:font-name="Times New Roman3" officeooo:rsid="07de4fb9"/>
    </style:style>
    <style:style style:name="T221" style:family="text">
      <style:text-properties style:font-name="Times New Roman3" fo:font-weight="bold" officeooo:rsid="07dde37a" style:font-weight-asian="bold" style:font-weight-complex="bold"/>
    </style:style>
    <style:style style:name="T222" style:family="text">
      <style:text-properties style:font-name="Times New Roman3" fo:font-weight="bold" officeooo:rsid="07de4fb9" style:font-weight-asian="bold" style:font-weight-complex="bold"/>
    </style:style>
    <style:style style:name="T223" style:family="text">
      <style:text-properties style:font-name="Times New Roman3" officeooo:rsid="07e2ed85"/>
    </style:style>
    <style:style style:name="T224" style:family="text">
      <style:text-properties style:font-name="Times New Roman3" officeooo:rsid="07eb33b1"/>
    </style:style>
    <style:style style:name="T225" style:family="text">
      <style:text-properties style:font-name="Times New Roman3" officeooo:rsid="07f47c3e"/>
    </style:style>
    <style:style style:name="T226" style:family="text">
      <style:text-properties style:font-name="Times New Roman3" officeooo:rsid="07f4d937"/>
    </style:style>
    <style:style style:name="T227" style:family="text">
      <style:text-properties style:font-name="Times New Roman3" officeooo:rsid="07f4eb3b"/>
    </style:style>
    <style:style style:name="T228" style:family="text">
      <style:text-properties officeooo:rsid="07dfb6f3"/>
    </style:style>
    <style:style style:name="T229" style:family="text">
      <style:text-properties officeooo:rsid="07e6dc8e"/>
    </style:style>
    <style:style style:name="T230" style:family="text">
      <style:text-properties officeooo:rsid="07e8a5be"/>
    </style:style>
    <style:style style:name="T231" style:family="text">
      <style:text-properties officeooo:rsid="07eadb58"/>
    </style:style>
    <style:style style:name="T232" style:family="text">
      <style:text-properties officeooo:rsid="07f7ed9c"/>
    </style:style>
    <style:style style:name="T233" style:family="text">
      <style:text-properties officeooo:rsid="07fbc69e"/>
    </style:style>
    <style:style style:name="T234" style:family="text">
      <style:text-properties officeooo:rsid="08007161"/>
    </style:style>
    <style:style style:name="T235" style:family="text">
      <style:text-properties fo:font-size="8pt" officeooo:rsid="08080930" style:font-size-asian="8pt" style:font-size-complex="8pt"/>
    </style:style>
    <style:style style:name="T236" style:family="text">
      <style:text-properties officeooo:rsid="081015ac"/>
    </style:style>
    <style:style style:name="T237" style:family="text">
      <style:text-properties officeooo:rsid="08118bfd"/>
    </style:style>
    <style:style style:name="T238" style:family="text">
      <style:text-properties officeooo:rsid="0817b83f"/>
    </style:style>
    <style:style style:name="T239" style:family="text">
      <style:text-properties officeooo:rsid="08199611"/>
    </style:style>
    <style:style style:name="T240" style:family="text">
      <style:text-properties officeooo:rsid="081a988a"/>
    </style:style>
    <style:style style:name="T241" style:family="text">
      <style:text-properties officeooo:rsid="081f7b1e"/>
    </style:style>
    <style:style style:name="T242" style:family="text">
      <style:text-properties officeooo:rsid="08268e35"/>
    </style:style>
    <style:style style:name="T243" style:family="text">
      <style:text-properties officeooo:rsid="0826a87d"/>
    </style:style>
    <style:style style:name="T2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52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53" style:family="text">
      <style:text-properties fo:font-style="normal" fo:font-weight="bold" officeooo:rsid="0d852ab6" style:font-style-asian="normal" style:font-weight-asian="bold" style:font-style-complex="normal" style:font-weight-complex="bold"/>
    </style:style>
    <style:style style:name="T254" style:family="text">
      <style:text-properties fo:font-style="normal" fo:font-weight="bold" officeooo:rsid="0d7a342f" style:font-style-asian="normal" style:font-weight-asian="bold" style:font-style-complex="normal" style:font-weight-complex="bold"/>
    </style:style>
    <style:style style:name="T255" style:family="text">
      <style:text-properties fo:font-style="normal" style:font-style-asian="normal" style:font-style-complex="normal"/>
    </style:style>
    <style:style style:name="T256" style:family="text">
      <style:text-properties fo:font-style="normal" officeooo:rsid="0a5591d6" style:font-style-asian="normal" style:font-style-complex="normal"/>
    </style:style>
    <style:style style:name="T257" style:family="text">
      <style:text-properties fo:font-style="normal" officeooo:rsid="0a56e304" style:font-style-asian="normal" style:font-style-complex="normal"/>
    </style:style>
    <style:style style:name="T258" style:family="text">
      <style:text-properties fo:font-style="normal" officeooo:rsid="0a58b23d" style:font-style-asian="normal" style:font-style-complex="normal"/>
    </style:style>
    <style:style style:name="T259" style:family="text">
      <style:text-properties fo:font-style="normal" officeooo:rsid="0a598641" style:font-style-asian="normal" style:font-style-complex="normal"/>
    </style:style>
    <style:style style:name="T260" style:family="text">
      <style:text-properties fo:font-style="normal" officeooo:rsid="0a5b1a09" style:font-style-asian="normal" style:font-style-complex="normal"/>
    </style:style>
    <style:style style:name="T261" style:family="text">
      <style:text-properties fo:font-style="normal" officeooo:rsid="0a5e99bc" style:font-style-asian="normal" style:font-style-complex="normal"/>
    </style:style>
    <style:style style:name="T262" style:family="text">
      <style:text-properties fo:font-style="normal" officeooo:rsid="0a5ee42d" style:font-style-asian="normal" style:font-style-complex="normal"/>
    </style:style>
    <style:style style:name="T263" style:family="text">
      <style:text-properties fo:font-style="normal" officeooo:rsid="0a5ff2ac" style:font-style-asian="normal" style:font-style-complex="normal"/>
    </style:style>
    <style:style style:name="T264" style:family="text">
      <style:text-properties fo:font-style="normal" officeooo:rsid="0a93b035" style:font-style-asian="normal" style:font-style-complex="normal"/>
    </style:style>
    <style:style style:name="T265" style:family="text">
      <style:text-properties fo:font-style="normal" officeooo:rsid="0aa4f99b" style:font-style-asian="normal" style:font-style-complex="normal"/>
    </style:style>
    <style:style style:name="T266" style:family="text">
      <style:text-properties fo:font-style="normal" officeooo:rsid="0bee6380" style:font-style-asian="normal" style:font-style-complex="normal"/>
    </style:style>
    <style:style style:name="T267" style:family="text">
      <style:text-properties fo:font-style="normal" officeooo:rsid="0bf54edf" style:font-style-asian="normal" style:font-style-complex="normal"/>
    </style:style>
    <style:style style:name="T268" style:family="text">
      <style:text-properties fo:font-style="normal" officeooo:rsid="0c1f79c0" style:font-style-asian="normal" style:font-style-complex="normal"/>
    </style:style>
    <style:style style:name="T269" style:family="text">
      <style:text-properties fo:font-style="normal" officeooo:rsid="0c3f98aa" style:font-style-asian="normal" style:font-style-complex="normal"/>
    </style:style>
    <style:style style:name="T270" style:family="text">
      <style:text-properties fo:font-style="normal" officeooo:rsid="0c8e3f16" style:font-style-asian="normal" style:font-style-complex="normal"/>
    </style:style>
    <style:style style:name="T271" style:family="text">
      <style:text-properties fo:font-style="normal" officeooo:rsid="0d852ab6" style:font-style-asian="normal" style:font-style-complex="normal"/>
    </style:style>
    <style:style style:name="T272" style:family="text">
      <style:text-properties officeooo:rsid="082e925d"/>
    </style:style>
    <style:style style:name="T273" style:family="text">
      <style:text-properties officeooo:rsid="0830607d"/>
    </style:style>
    <style:style style:name="T274" style:family="text">
      <style:text-properties officeooo:rsid="08323122"/>
    </style:style>
    <style:style style:name="T275" style:family="text">
      <style:text-properties officeooo:rsid="08341f57"/>
    </style:style>
    <style:style style:name="T276" style:family="text">
      <style:text-properties officeooo:rsid="0834ea92"/>
    </style:style>
    <style:style style:name="T277" style:family="text">
      <style:text-properties officeooo:rsid="08354c9b"/>
    </style:style>
    <style:style style:name="T278" style:family="text">
      <style:text-properties officeooo:rsid="0837890e"/>
    </style:style>
    <style:style style:name="T279" style:family="text">
      <style:text-properties officeooo:rsid="083b3d64"/>
    </style:style>
    <style:style style:name="T280" style:family="text">
      <style:text-properties officeooo:rsid="083ff13b"/>
    </style:style>
    <style:style style:name="T281" style:family="text">
      <style:text-properties officeooo:rsid="0842641b"/>
    </style:style>
    <style:style style:name="T282" style:family="text">
      <style:text-properties officeooo:rsid="08447a12"/>
    </style:style>
    <style:style style:name="T283" style:family="text">
      <style:text-properties officeooo:rsid="0845f1bd"/>
    </style:style>
    <style:style style:name="T284" style:family="text">
      <style:text-properties officeooo:rsid="0850fc83"/>
    </style:style>
    <style:style style:name="T285" style:family="text">
      <style:text-properties officeooo:rsid="0862718b"/>
    </style:style>
    <style:style style:name="T286" style:family="text">
      <style:text-properties officeooo:rsid="0863e71d"/>
    </style:style>
    <style:style style:name="T287" style:family="text">
      <style:text-properties officeooo:rsid="086d7a9d"/>
    </style:style>
    <style:style style:name="T288" style:family="text">
      <style:text-properties officeooo:rsid="086e13dd"/>
    </style:style>
    <style:style style:name="T289" style:family="text">
      <style:text-properties officeooo:rsid="0872131b"/>
    </style:style>
    <style:style style:name="T290" style:family="text">
      <style:text-properties officeooo:rsid="087492f5"/>
    </style:style>
    <style:style style:name="T291" style:family="text">
      <style:text-properties officeooo:rsid="08755f5f"/>
    </style:style>
    <style:style style:name="T292" style:family="text">
      <style:text-properties officeooo:rsid="08777f64"/>
    </style:style>
    <style:style style:name="T293" style:family="text">
      <style:text-properties officeooo:rsid="08794b59"/>
    </style:style>
    <style:style style:name="T294" style:family="text">
      <style:text-properties officeooo:rsid="08876166"/>
    </style:style>
    <style:style style:name="T295" style:family="text">
      <style:text-properties officeooo:rsid="08974940"/>
    </style:style>
    <style:style style:name="T296" style:family="text">
      <style:text-properties officeooo:rsid="08a0aed3"/>
    </style:style>
    <style:style style:name="T297" style:family="text">
      <style:text-properties officeooo:rsid="08b9cd49"/>
    </style:style>
    <style:style style:name="T298" style:family="text">
      <style:text-properties officeooo:rsid="08c4bf56"/>
    </style:style>
    <style:style style:name="T299" style:family="text">
      <style:text-properties officeooo:rsid="08c5e867"/>
    </style:style>
    <style:style style:name="T300" style:family="text">
      <style:text-properties officeooo:rsid="08c8a14e"/>
    </style:style>
    <style:style style:name="T301" style:family="text">
      <style:text-properties officeooo:rsid="08cc47a8"/>
    </style:style>
    <style:style style:name="T302" style:family="text">
      <style:text-properties officeooo:rsid="08d0103b"/>
    </style:style>
    <style:style style:name="T303" style:family="text">
      <style:text-properties officeooo:rsid="08d3a0ab"/>
    </style:style>
    <style:style style:name="T304" style:family="text">
      <style:text-properties officeooo:rsid="08d44b39"/>
    </style:style>
    <style:style style:name="T305" style:family="text">
      <style:text-properties officeooo:rsid="08d8cba9"/>
    </style:style>
    <style:style style:name="T306" style:family="text">
      <style:text-properties officeooo:rsid="08dc0eab"/>
    </style:style>
    <style:style style:name="T307" style:family="text">
      <style:text-properties officeooo:rsid="08dfe425"/>
    </style:style>
    <style:style style:name="T308" style:family="text">
      <style:text-properties officeooo:rsid="08e70d21"/>
    </style:style>
    <style:style style:name="T309" style:family="text">
      <style:text-properties fo:font-weight="normal" style:font-weight-asian="normal" style:font-weight-complex="normal"/>
    </style:style>
    <style:style style:name="T310" style:family="text">
      <style:text-properties fo:font-weight="normal" officeooo:rsid="08dc0eab" style:font-weight-asian="normal" style:font-weight-complex="normal"/>
    </style:style>
    <style:style style:name="T311" style:family="text">
      <style:text-properties fo:font-weight="normal" officeooo:rsid="08e70d21" style:font-weight-asian="normal" style:font-weight-complex="normal"/>
    </style:style>
    <style:style style:name="T312" style:family="text">
      <style:text-properties fo:font-weight="normal" officeooo:rsid="08e7591e" style:font-weight-asian="normal" style:font-weight-complex="normal"/>
    </style:style>
    <style:style style:name="T313" style:family="text">
      <style:text-properties fo:font-weight="normal" officeooo:rsid="08e936d2" style:font-weight-asian="normal" style:font-weight-complex="normal"/>
    </style:style>
    <style:style style:name="T314" style:family="text">
      <style:text-properties fo:font-weight="normal" officeooo:rsid="08eecd03" style:font-weight-asian="normal" style:font-weight-complex="normal"/>
    </style:style>
    <style:style style:name="T315" style:family="text">
      <style:text-properties fo:font-weight="normal" officeooo:rsid="0916a7ce" style:font-weight-asian="normal" style:font-weight-complex="normal"/>
    </style:style>
    <style:style style:name="T316" style:family="text">
      <style:text-properties fo:font-weight="normal" officeooo:rsid="08fef47e" style:font-weight-asian="normal" style:font-weight-complex="normal"/>
    </style:style>
    <style:style style:name="T317" style:family="text">
      <style:text-properties fo:font-weight="normal" officeooo:rsid="0996428e" style:font-weight-asian="normal" style:font-weight-complex="normal"/>
    </style:style>
    <style:style style:name="T318" style:family="text">
      <style:text-properties fo:font-weight="normal" officeooo:rsid="099c0ce3" style:font-weight-asian="normal" style:font-weight-complex="normal"/>
    </style:style>
    <style:style style:name="T319" style:family="text">
      <style:text-properties fo:font-weight="normal" officeooo:rsid="09bc3228" style:font-weight-asian="normal" style:font-weight-complex="normal"/>
    </style:style>
    <style:style style:name="T320" style:family="text">
      <style:text-properties fo:font-weight="normal" officeooo:rsid="09bfabdb" style:font-weight-asian="normal" style:font-weight-complex="normal"/>
    </style:style>
    <style:style style:name="T321" style:family="text">
      <style:text-properties fo:font-weight="normal" officeooo:rsid="09d2b276" style:font-weight-asian="normal" style:font-weight-complex="normal"/>
    </style:style>
    <style:style style:name="T322" style:family="text">
      <style:text-properties fo:font-weight="normal" officeooo:rsid="09b11c44" style:font-weight-asian="normal" style:font-weight-complex="normal"/>
    </style:style>
    <style:style style:name="T323" style:family="text">
      <style:text-properties fo:font-weight="normal" officeooo:rsid="09d391f5" style:font-weight-asian="normal" style:font-weight-complex="normal"/>
    </style:style>
    <style:style style:name="T324" style:family="text">
      <style:text-properties fo:font-weight="normal" officeooo:rsid="0a991bc3" style:font-weight-asian="normal" style:font-weight-complex="normal"/>
    </style:style>
    <style:style style:name="T325" style:family="text">
      <style:text-properties fo:font-weight="normal" officeooo:rsid="0ac29aa9" style:font-weight-asian="normal" style:font-weight-complex="normal"/>
    </style:style>
    <style:style style:name="T326" style:family="text">
      <style:text-properties fo:font-weight="normal" officeooo:rsid="0ac4b077" style:font-weight-asian="normal" style:font-weight-complex="normal"/>
    </style:style>
    <style:style style:name="T327" style:family="text">
      <style:text-properties fo:font-weight="normal" officeooo:rsid="0ac9238e" style:font-weight-asian="normal" style:font-weight-complex="normal"/>
    </style:style>
    <style:style style:name="T328" style:family="text">
      <style:text-properties fo:font-weight="normal" officeooo:rsid="0ab37883" style:font-weight-asian="normal" style:font-weight-complex="normal"/>
    </style:style>
    <style:style style:name="T329" style:family="text">
      <style:text-properties fo:font-weight="normal" officeooo:rsid="0b1adb20" style:font-weight-asian="normal" style:font-weight-complex="normal"/>
    </style:style>
    <style:style style:name="T330" style:family="text">
      <style:text-properties fo:font-weight="normal" officeooo:rsid="0b262611" style:font-weight-asian="normal" style:font-weight-complex="normal"/>
    </style:style>
    <style:style style:name="T331" style:family="text">
      <style:text-properties fo:font-weight="normal" officeooo:rsid="0b37b267" style:font-weight-asian="normal" style:font-weight-complex="normal"/>
    </style:style>
    <style:style style:name="T332" style:family="text">
      <style:text-properties fo:font-weight="normal" officeooo:rsid="0c652ddb" style:font-weight-asian="normal" style:font-weight-complex="normal"/>
    </style:style>
    <style:style style:name="T333" style:family="text">
      <style:text-properties fo:font-weight="normal" officeooo:rsid="0d4e8f12" style:font-weight-asian="normal" style:font-weight-complex="normal"/>
    </style:style>
    <style:style style:name="T334" style:family="text">
      <style:text-properties fo:font-weight="normal" officeooo:rsid="0d518d46" style:font-weight-asian="normal" style:font-weight-complex="normal"/>
    </style:style>
    <style:style style:name="T335" style:family="text">
      <style:text-properties fo:font-weight="normal" officeooo:rsid="0d525935" style:font-weight-asian="normal" style:font-weight-complex="normal"/>
    </style:style>
    <style:style style:name="T336" style:family="text">
      <style:text-properties fo:font-weight="normal" officeooo:rsid="0d5364b4" style:font-weight-asian="normal" style:font-weight-complex="normal"/>
    </style:style>
    <style:style style:name="T337" style:family="text">
      <style:text-properties fo:font-weight="normal" officeooo:rsid="0d5364d6" style:font-weight-asian="normal" style:font-weight-complex="normal"/>
    </style:style>
    <style:style style:name="T338" style:family="text">
      <style:text-properties fo:font-weight="normal" officeooo:rsid="0d53c849" style:font-weight-asian="normal" style:font-weight-complex="normal"/>
    </style:style>
    <style:style style:name="T339" style:family="text">
      <style:text-properties fo:font-weight="normal" officeooo:rsid="0d551bfe" style:font-weight-asian="normal" style:font-weight-complex="normal"/>
    </style:style>
    <style:style style:name="T340" style:family="text">
      <style:text-properties fo:font-weight="normal" officeooo:rsid="0d588b1d" style:font-weight-asian="normal" style:font-weight-complex="normal"/>
    </style:style>
    <style:style style:name="T341" style:family="text">
      <style:text-properties fo:font-weight="normal" officeooo:rsid="0d591768" style:font-weight-asian="normal" style:font-weight-complex="normal"/>
    </style:style>
    <style:style style:name="T342" style:family="text">
      <style:text-properties fo:font-weight="normal" officeooo:rsid="0db4f49f" style:font-weight-asian="normal" style:font-weight-complex="normal"/>
    </style:style>
    <style:style style:name="T343" style:family="text">
      <style:text-properties fo:font-weight="normal" officeooo:rsid="0db58eb5" style:font-weight-asian="normal" style:font-weight-complex="normal"/>
    </style:style>
    <style:style style:name="T344" style:family="text">
      <style:text-properties officeooo:rsid="08edb24d"/>
    </style:style>
    <style:style style:name="T345" style:family="text">
      <style:text-properties officeooo:rsid="08eecd03"/>
    </style:style>
    <style:style style:name="T346" style:family="text">
      <style:text-properties officeooo:rsid="08f74c42"/>
    </style:style>
    <style:style style:name="T347" style:family="text">
      <style:text-properties officeooo:rsid="08f9d3cb"/>
    </style:style>
    <style:style style:name="T348" style:family="text">
      <style:text-properties officeooo:rsid="08fb8032"/>
    </style:style>
    <style:style style:name="T349" style:family="text">
      <style:text-properties officeooo:rsid="08fef47e"/>
    </style:style>
    <style:style style:name="T350" style:family="text">
      <style:text-properties officeooo:rsid="09001f06"/>
    </style:style>
    <style:style style:name="T351" style:family="text">
      <style:text-properties officeooo:rsid="0904eda6"/>
    </style:style>
    <style:style style:name="T352" style:family="text">
      <style:text-properties officeooo:rsid="0907cf26"/>
    </style:style>
    <style:style style:name="T353" style:family="text">
      <style:text-properties officeooo:rsid="090f3b70"/>
    </style:style>
    <style:style style:name="T354" style:family="text">
      <style:text-properties officeooo:rsid="0910db4b"/>
    </style:style>
    <style:style style:name="T355" style:family="text">
      <style:text-properties officeooo:rsid="09127cb8"/>
    </style:style>
    <style:style style:name="T356" style:family="text">
      <style:text-properties officeooo:rsid="09167e54"/>
    </style:style>
    <style:style style:name="T357" style:family="text">
      <style:text-properties officeooo:rsid="0916a7ce"/>
    </style:style>
    <style:style style:name="T358" style:family="text">
      <style:text-properties officeooo:rsid="0927bee0"/>
    </style:style>
    <style:style style:name="T359" style:family="text">
      <style:text-properties officeooo:rsid="09298b29"/>
    </style:style>
    <style:style style:name="T360" style:family="text">
      <style:text-properties officeooo:rsid="092eb714"/>
    </style:style>
    <style:style style:name="T361" style:family="text">
      <style:text-properties officeooo:rsid="094866b1"/>
    </style:style>
    <style:style style:name="T362" style:family="text">
      <style:text-properties officeooo:rsid="0943c021"/>
    </style:style>
    <style:style style:name="T363" style:family="text">
      <style:text-properties officeooo:rsid="094a37f6"/>
    </style:style>
    <style:style style:name="T364" style:family="text">
      <style:text-properties officeooo:rsid="094d7a85"/>
    </style:style>
    <style:style style:name="T365" style:family="text">
      <style:text-properties officeooo:rsid="09524905"/>
    </style:style>
    <style:style style:name="T366" style:family="text">
      <style:text-properties officeooo:rsid="09557f64"/>
    </style:style>
    <style:style style:name="T367" style:family="text">
      <style:text-properties officeooo:rsid="0956c66b"/>
    </style:style>
    <style:style style:name="T368" style:family="text">
      <style:text-properties officeooo:rsid="095874c9"/>
    </style:style>
    <style:style style:name="T369" style:family="text">
      <style:text-properties officeooo:rsid="0962db77"/>
    </style:style>
    <style:style style:name="T370" style:family="text">
      <style:text-properties officeooo:rsid="096396ca"/>
    </style:style>
    <style:style style:name="T371" style:family="text">
      <style:text-properties style:font-name="Times New Roman1" fo:font-weight="normal" style:font-size-asian="10.5pt" style:font-weight-asian="normal" style:font-weight-complex="normal"/>
    </style:style>
    <style:style style:name="T372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73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74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75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76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77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78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79" style:family="text">
      <style:text-properties style:font-name="Times New Roman1" fo:font-weight="bold" style:font-size-asian="10.5pt" style:font-weight-asian="bold" style:font-weight-complex="bold"/>
    </style:style>
    <style:style style:name="T380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81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82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83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84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85" style:family="text">
      <style:text-properties officeooo:rsid="096fc742"/>
    </style:style>
    <style:style style:name="T386" style:family="text">
      <style:text-properties officeooo:rsid="0975296f"/>
    </style:style>
    <style:style style:name="T387" style:family="text">
      <style:text-properties officeooo:rsid="097eaaf2"/>
    </style:style>
    <style:style style:name="T388" style:family="text">
      <style:text-properties officeooo:rsid="09815d8e"/>
    </style:style>
    <style:style style:name="T389" style:family="text">
      <style:text-properties officeooo:rsid="09870606"/>
    </style:style>
    <style:style style:name="T390" style:family="text">
      <style:text-properties officeooo:rsid="0988fad7"/>
    </style:style>
    <style:style style:name="T391" style:family="text">
      <style:text-properties officeooo:rsid="098ca377"/>
    </style:style>
    <style:style style:name="T392" style:family="text">
      <style:text-properties officeooo:rsid="099258e2"/>
    </style:style>
    <style:style style:name="T393" style:family="text">
      <style:text-properties officeooo:rsid="0996428e"/>
    </style:style>
    <style:style style:name="T394" style:family="text">
      <style:text-properties officeooo:rsid="09996baa"/>
    </style:style>
    <style:style style:name="T395" style:family="text">
      <style:text-properties officeooo:rsid="0999c9b1"/>
    </style:style>
    <style:style style:name="T396" style:family="text">
      <style:text-properties officeooo:rsid="099c0ce3"/>
    </style:style>
    <style:style style:name="T397" style:family="text">
      <style:text-properties officeooo:rsid="099ffbcc"/>
    </style:style>
    <style:style style:name="T398" style:family="text">
      <style:text-properties officeooo:rsid="09a5cc3e"/>
    </style:style>
    <style:style style:name="T399" style:family="text">
      <style:text-properties officeooo:rsid="09a86468"/>
    </style:style>
    <style:style style:name="T400" style:family="text">
      <style:text-properties officeooo:rsid="09b11c44"/>
    </style:style>
    <style:style style:name="T401" style:family="text">
      <style:text-properties officeooo:rsid="09b1cd56"/>
    </style:style>
    <style:style style:name="T402" style:family="text">
      <style:text-properties officeooo:rsid="09b60674"/>
    </style:style>
    <style:style style:name="T403" style:family="text">
      <style:text-properties officeooo:rsid="09b7d8ff"/>
    </style:style>
    <style:style style:name="T404" style:family="text">
      <style:text-properties officeooo:rsid="09b7ef5c"/>
    </style:style>
    <style:style style:name="T405" style:family="text">
      <style:text-properties officeooo:rsid="09bdfc30"/>
    </style:style>
    <style:style style:name="T406" style:family="text">
      <style:text-properties officeooo:rsid="09bfabdb"/>
    </style:style>
    <style:style style:name="T407" style:family="text">
      <style:text-properties officeooo:rsid="09d0bbe5"/>
    </style:style>
    <style:style style:name="T408" style:family="text">
      <style:text-properties officeooo:rsid="09d268ce"/>
    </style:style>
    <style:style style:name="T409" style:family="text">
      <style:text-properties officeooo:rsid="09d2b276"/>
    </style:style>
    <style:style style:name="T410" style:family="text">
      <style:text-properties officeooo:rsid="09da796c"/>
    </style:style>
    <style:style style:name="T411" style:family="text">
      <style:text-properties officeooo:rsid="09dce9c7"/>
    </style:style>
    <style:style style:name="T412" style:family="text">
      <style:text-properties officeooo:rsid="09df44d1"/>
    </style:style>
    <style:style style:name="T413" style:family="text">
      <style:text-properties officeooo:rsid="09e23276"/>
    </style:style>
    <style:style style:name="T414" style:family="text">
      <style:text-properties officeooo:rsid="09e76b53"/>
    </style:style>
    <style:style style:name="T415" style:family="text">
      <style:text-properties officeooo:rsid="09ea00a5"/>
    </style:style>
    <style:style style:name="T416" style:family="text">
      <style:text-properties officeooo:rsid="09efcbf1"/>
    </style:style>
    <style:style style:name="T417" style:family="text">
      <style:text-properties officeooo:rsid="09f1fc4b"/>
    </style:style>
    <style:style style:name="T418" style:family="text">
      <style:text-properties officeooo:rsid="09f4e6db"/>
    </style:style>
    <style:style style:name="T419" style:family="text">
      <style:text-properties officeooo:rsid="09f866eb"/>
    </style:style>
    <style:style style:name="T420" style:family="text">
      <style:text-properties officeooo:rsid="0a18cdb5"/>
    </style:style>
    <style:style style:name="T421" style:family="text">
      <style:text-properties officeooo:rsid="0a1d93aa"/>
    </style:style>
    <style:style style:name="T422" style:family="text">
      <style:text-properties officeooo:rsid="0a284609"/>
    </style:style>
    <style:style style:name="T423" style:family="text">
      <style:text-properties officeooo:rsid="0a2f76ae"/>
    </style:style>
    <style:style style:name="T424" style:family="text">
      <style:text-properties officeooo:rsid="0a384561"/>
    </style:style>
    <style:style style:name="T425" style:family="text">
      <style:text-properties officeooo:rsid="0a49bb6e"/>
    </style:style>
    <style:style style:name="T426" style:family="text">
      <style:text-properties officeooo:rsid="0a4ea408"/>
    </style:style>
    <style:style style:name="T427" style:family="text">
      <style:text-properties officeooo:rsid="0a523ecb"/>
    </style:style>
    <style:style style:name="T428" style:family="text">
      <style:text-properties officeooo:rsid="0a56e304"/>
    </style:style>
    <style:style style:name="T429" style:family="text">
      <style:text-properties officeooo:rsid="0a58b23d"/>
    </style:style>
    <style:style style:name="T430" style:family="text">
      <style:text-properties fo:font-size="12pt" style:font-size-asian="12pt" style:font-size-complex="12pt"/>
    </style:style>
    <style:style style:name="T431" style:family="text">
      <style:text-properties fo:font-size="12pt" officeooo:rsid="0a5ee42d" style:font-size-asian="12pt" style:font-size-complex="12pt"/>
    </style:style>
    <style:style style:name="T432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33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34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35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36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37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38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39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40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41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4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5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46" style:family="text">
      <style:text-properties officeooo:rsid="0a62338f"/>
    </style:style>
    <style:style style:name="T447" style:family="text">
      <style:text-properties officeooo:rsid="0a651322"/>
    </style:style>
    <style:style style:name="T448" style:family="text">
      <style:text-properties officeooo:rsid="0a67b453"/>
    </style:style>
    <style:style style:name="T449" style:family="text">
      <style:text-properties officeooo:rsid="0a6ae982"/>
    </style:style>
    <style:style style:name="T450" style:family="text">
      <style:text-properties officeooo:rsid="0a6ecb51"/>
    </style:style>
    <style:style style:name="T451" style:family="text">
      <style:text-properties officeooo:rsid="0a763fcb"/>
    </style:style>
    <style:style style:name="T452" style:family="text">
      <style:text-properties officeooo:rsid="0a87d0e2"/>
    </style:style>
    <style:style style:name="T453" style:family="text">
      <style:text-properties officeooo:rsid="0a8a0c96"/>
    </style:style>
    <style:style style:name="T454" style:family="text">
      <style:text-properties officeooo:rsid="0a8e9e43"/>
    </style:style>
    <style:style style:name="T455" style:family="text">
      <style:text-properties officeooo:rsid="0a93b035"/>
    </style:style>
    <style:style style:name="T456" style:family="text">
      <style:text-properties officeooo:rsid="0a991bc3"/>
    </style:style>
    <style:style style:name="T457" style:family="text">
      <style:text-properties officeooo:rsid="0aa147b5"/>
    </style:style>
    <style:style style:name="T458" style:family="text">
      <style:text-properties officeooo:rsid="0aa7cdf0"/>
    </style:style>
    <style:style style:name="T459" style:family="text">
      <style:text-properties officeooo:rsid="0ab0036b"/>
    </style:style>
    <style:style style:name="T460" style:family="text">
      <style:text-properties officeooo:rsid="0ab007d7"/>
    </style:style>
    <style:style style:name="T461" style:family="text">
      <style:text-properties officeooo:rsid="0ab37883"/>
    </style:style>
    <style:style style:name="T462" style:family="text">
      <style:text-properties officeooo:rsid="0abdba53"/>
    </style:style>
    <style:style style:name="T463" style:family="text">
      <style:text-properties officeooo:rsid="0ac158e3"/>
    </style:style>
    <style:style style:name="T464" style:family="text">
      <style:text-properties officeooo:rsid="0ac4b077"/>
    </style:style>
    <style:style style:name="T465" style:family="text">
      <style:text-properties officeooo:rsid="0ac6121b"/>
    </style:style>
    <style:style style:name="T466" style:family="text">
      <style:text-properties officeooo:rsid="0ac7705b"/>
    </style:style>
    <style:style style:name="T467" style:family="text">
      <style:text-properties officeooo:rsid="0ad34a88"/>
    </style:style>
    <style:style style:name="T468" style:family="text">
      <style:text-properties officeooo:rsid="0ad80130"/>
    </style:style>
    <style:style style:name="T469" style:family="text">
      <style:text-properties officeooo:rsid="0ada5168"/>
    </style:style>
    <style:style style:name="T470" style:family="text">
      <style:text-properties officeooo:rsid="0adb8f50"/>
    </style:style>
    <style:style style:name="T471" style:family="text">
      <style:text-properties officeooo:rsid="0adc10d9"/>
    </style:style>
    <style:style style:name="T472" style:family="text">
      <style:text-properties officeooo:rsid="0addd47e"/>
    </style:style>
    <style:style style:name="T473" style:family="text">
      <style:text-properties officeooo:rsid="0adea10b"/>
    </style:style>
    <style:style style:name="T474" style:family="text">
      <style:text-properties officeooo:rsid="0adf020f"/>
    </style:style>
    <style:style style:name="T475" style:family="text">
      <style:text-properties officeooo:rsid="0ae1c0e9"/>
    </style:style>
    <style:style style:name="T476" style:family="text">
      <style:text-properties officeooo:rsid="0ae2a379"/>
    </style:style>
    <style:style style:name="T477" style:family="text">
      <style:text-properties officeooo:rsid="0ae8cff7"/>
    </style:style>
    <style:style style:name="T478" style:family="text">
      <style:text-properties officeooo:rsid="0af2da88"/>
    </style:style>
    <style:style style:name="T479" style:family="text">
      <style:text-properties officeooo:rsid="0af3cb89"/>
    </style:style>
    <style:style style:name="T480" style:family="text">
      <style:text-properties officeooo:rsid="0af3e3da"/>
    </style:style>
    <style:style style:name="T481" style:family="text">
      <style:text-properties officeooo:rsid="0af52a6a"/>
    </style:style>
    <style:style style:name="T482" style:family="text">
      <style:text-properties officeooo:rsid="0afaefc8"/>
    </style:style>
    <style:style style:name="T483" style:family="text">
      <style:text-properties officeooo:rsid="0b066f8c"/>
    </style:style>
    <style:style style:name="T484" style:family="text">
      <style:text-properties officeooo:rsid="0b0ee618"/>
    </style:style>
    <style:style style:name="T485" style:family="text">
      <style:text-properties officeooo:rsid="0b0ff2cb"/>
    </style:style>
    <style:style style:name="T486" style:family="text">
      <style:text-properties officeooo:rsid="0b133044"/>
    </style:style>
    <style:style style:name="T487" style:family="text">
      <style:text-properties officeooo:rsid="0b17977c"/>
    </style:style>
    <style:style style:name="T488" style:family="text">
      <style:text-properties officeooo:rsid="0b183214"/>
    </style:style>
    <style:style style:name="T489" style:family="text">
      <style:text-properties officeooo:rsid="0b1afde8"/>
    </style:style>
    <style:style style:name="T490" style:family="text">
      <style:text-properties officeooo:rsid="0b1cd65c"/>
    </style:style>
    <style:style style:name="T491" style:family="text">
      <style:text-properties officeooo:rsid="0b236239"/>
    </style:style>
    <style:style style:name="T492" style:family="text">
      <style:text-properties officeooo:rsid="0b237210"/>
    </style:style>
    <style:style style:name="T493" style:family="text">
      <style:text-properties officeooo:rsid="0b262611"/>
    </style:style>
    <style:style style:name="T494" style:family="text">
      <style:text-properties officeooo:rsid="0b28a9fc"/>
    </style:style>
    <style:style style:name="T495" style:family="text">
      <style:text-properties officeooo:rsid="0b2c4973"/>
    </style:style>
    <style:style style:name="T496" style:family="text">
      <style:text-properties officeooo:rsid="0b2f9e35"/>
    </style:style>
    <style:style style:name="T497" style:family="text">
      <style:text-properties officeooo:rsid="0b35f86f"/>
    </style:style>
    <style:style style:name="T498" style:family="text">
      <style:text-properties officeooo:rsid="0b3ac6d7"/>
    </style:style>
    <style:style style:name="T499" style:family="text">
      <style:text-properties officeooo:rsid="0b3cf689"/>
    </style:style>
    <style:style style:name="T500" style:family="text">
      <style:text-properties officeooo:rsid="0b3e0bfa"/>
    </style:style>
    <style:style style:name="T501" style:family="text">
      <style:text-properties officeooo:rsid="0b408bb8"/>
    </style:style>
    <style:style style:name="T502" style:family="text">
      <style:text-properties officeooo:rsid="0b478586"/>
    </style:style>
    <style:style style:name="T503" style:family="text">
      <style:text-properties officeooo:rsid="0b4aa965"/>
    </style:style>
    <style:style style:name="T504" style:family="text">
      <style:text-properties officeooo:rsid="0b620861"/>
    </style:style>
    <style:style style:name="T505" style:family="text">
      <style:text-properties officeooo:rsid="0b6d0f9d"/>
    </style:style>
    <style:style style:name="T506" style:family="text">
      <style:text-properties officeooo:rsid="0b87f3ac"/>
    </style:style>
    <style:style style:name="T507" style:family="text">
      <style:text-properties officeooo:rsid="0b89cf92"/>
    </style:style>
    <style:style style:name="T508" style:family="text">
      <style:text-properties officeooo:rsid="0b89fe06"/>
    </style:style>
    <style:style style:name="T509" style:family="text">
      <style:text-properties officeooo:rsid="0b8c399c"/>
    </style:style>
    <style:style style:name="T510" style:family="text">
      <style:text-properties officeooo:rsid="0b8de56a"/>
    </style:style>
    <style:style style:name="T511" style:family="text">
      <style:text-properties officeooo:rsid="0b8e75f6"/>
    </style:style>
    <style:style style:name="T512" style:family="text">
      <style:text-properties officeooo:rsid="0b907dd3"/>
    </style:style>
    <style:style style:name="T513" style:family="text">
      <style:text-properties officeooo:rsid="0b9476aa"/>
    </style:style>
    <style:style style:name="T514" style:family="text">
      <style:text-properties officeooo:rsid="0b9632f6"/>
    </style:style>
    <style:style style:name="T515" style:family="text">
      <style:text-properties officeooo:rsid="0ba419b6"/>
    </style:style>
    <style:style style:name="T516" style:family="text">
      <style:text-properties officeooo:rsid="0ba8a455"/>
    </style:style>
    <style:style style:name="T517" style:family="text">
      <style:text-properties officeooo:rsid="0ba96aed"/>
    </style:style>
    <style:style style:name="T518" style:family="text">
      <style:text-properties officeooo:rsid="0bb0b90a"/>
    </style:style>
    <style:style style:name="T519" style:family="text">
      <style:text-properties officeooo:rsid="0bb3174a"/>
    </style:style>
    <style:style style:name="T520" style:family="text">
      <style:text-properties officeooo:rsid="0bb94ba4"/>
    </style:style>
    <style:style style:name="T521" style:family="text">
      <style:text-properties officeooo:rsid="0bba5149"/>
    </style:style>
    <style:style style:name="T522" style:family="text">
      <style:text-properties officeooo:rsid="0bc74a84"/>
    </style:style>
    <style:style style:name="T523" style:family="text">
      <style:text-properties officeooo:rsid="0bc9fae7"/>
    </style:style>
    <style:style style:name="T524" style:family="text">
      <style:text-properties officeooo:rsid="0bcaf7ac"/>
    </style:style>
    <style:style style:name="T525" style:family="text">
      <style:text-properties officeooo:rsid="0bcb881c"/>
    </style:style>
    <style:style style:name="T526" style:family="text">
      <style:text-properties officeooo:rsid="0bcdbf13"/>
    </style:style>
    <style:style style:name="T527" style:family="text">
      <style:text-properties officeooo:rsid="0bce4e17"/>
    </style:style>
    <style:style style:name="T528" style:family="text">
      <style:text-properties officeooo:rsid="0bd05f08"/>
    </style:style>
    <style:style style:name="T529" style:family="text">
      <style:text-properties officeooo:rsid="0bd313c0"/>
    </style:style>
    <style:style style:name="T530" style:family="text">
      <style:text-properties officeooo:rsid="0bd702a0"/>
    </style:style>
    <style:style style:name="T531" style:family="text">
      <style:text-properties officeooo:rsid="0bd776ff"/>
    </style:style>
    <style:style style:name="T532" style:family="text">
      <style:text-properties officeooo:rsid="0bd77d07"/>
    </style:style>
    <style:style style:name="T533" style:family="text">
      <style:text-properties officeooo:rsid="0bec9631"/>
    </style:style>
    <style:style style:name="T534" style:family="text">
      <style:text-properties officeooo:rsid="0bee6380"/>
    </style:style>
    <style:style style:name="T535" style:family="text">
      <style:text-properties officeooo:rsid="0bf54edf"/>
    </style:style>
    <style:style style:name="T536" style:family="text">
      <style:text-properties officeooo:rsid="0bff7e58"/>
    </style:style>
    <style:style style:name="T537" style:family="text">
      <style:text-properties officeooo:rsid="0c01ebcb"/>
    </style:style>
    <style:style style:name="T538" style:family="text">
      <style:text-properties officeooo:rsid="0c04ca0e"/>
    </style:style>
    <style:style style:name="T539" style:family="text">
      <style:text-properties officeooo:rsid="0c072ebd"/>
    </style:style>
    <style:style style:name="T540" style:family="text">
      <style:text-properties officeooo:rsid="0c0a97a1"/>
    </style:style>
    <style:style style:name="T541" style:family="text">
      <style:text-properties officeooo:rsid="0c0ec9f0"/>
    </style:style>
    <style:style style:name="T542" style:family="text">
      <style:text-properties officeooo:rsid="0c0f1190"/>
    </style:style>
    <style:style style:name="T543" style:family="text">
      <style:text-properties officeooo:rsid="0c0fde0c"/>
    </style:style>
    <style:style style:name="T544" style:family="text">
      <style:text-properties officeooo:rsid="0c15ea52"/>
    </style:style>
    <style:style style:name="T545" style:family="text">
      <style:text-properties officeooo:rsid="0c1723ae"/>
    </style:style>
    <style:style style:name="T546" style:family="text">
      <style:text-properties officeooo:rsid="0c1aef83"/>
    </style:style>
    <style:style style:name="T547" style:family="text">
      <style:text-properties officeooo:rsid="0c1f79c0"/>
    </style:style>
    <style:style style:name="T548" style:family="text">
      <style:text-properties officeooo:rsid="0c2289e1"/>
    </style:style>
    <style:style style:name="T549" style:family="text">
      <style:text-properties officeooo:rsid="0c24141a"/>
    </style:style>
    <style:style style:name="T550" style:family="text">
      <style:text-properties officeooo:rsid="0c26d85e"/>
    </style:style>
    <style:style style:name="T551" style:family="text">
      <style:text-properties officeooo:rsid="0c28660f"/>
    </style:style>
    <style:style style:name="T552" style:family="text">
      <style:text-properties officeooo:rsid="0c2d1a5c"/>
    </style:style>
    <style:style style:name="T553" style:family="text">
      <style:text-properties officeooo:rsid="0c2e9b2d"/>
    </style:style>
    <style:style style:name="T554" style:family="text">
      <style:text-properties officeooo:rsid="0c327225"/>
    </style:style>
    <style:style style:name="T555" style:family="text">
      <style:text-properties officeooo:rsid="0c32ab70"/>
    </style:style>
    <style:style style:name="T556" style:family="text">
      <style:text-properties officeooo:rsid="0c342cce"/>
    </style:style>
    <style:style style:name="T557" style:family="text">
      <style:text-properties officeooo:rsid="0c380a8c"/>
    </style:style>
    <style:style style:name="T558" style:family="text">
      <style:text-properties officeooo:rsid="0c39b9b3"/>
    </style:style>
    <style:style style:name="T559" style:family="text">
      <style:text-properties officeooo:rsid="0c3ae7b2"/>
    </style:style>
    <style:style style:name="T560" style:family="text">
      <style:text-properties officeooo:rsid="0c3dc933"/>
    </style:style>
    <style:style style:name="T561" style:family="text">
      <style:text-properties officeooo:rsid="0c3f98aa"/>
    </style:style>
    <style:style style:name="T562" style:family="text">
      <style:text-properties officeooo:rsid="0c431010"/>
    </style:style>
    <style:style style:name="T563" style:family="text">
      <style:text-properties officeooo:rsid="0c44d6ba"/>
    </style:style>
    <style:style style:name="T564" style:family="text">
      <style:text-properties officeooo:rsid="0c4769ed"/>
    </style:style>
    <style:style style:name="T565" style:family="text">
      <style:text-properties officeooo:rsid="0c48dfbb"/>
    </style:style>
    <style:style style:name="T566" style:family="text">
      <style:text-properties officeooo:rsid="0c4be106"/>
    </style:style>
    <style:style style:name="T567" style:family="text">
      <style:text-properties officeooo:rsid="0c4f6245"/>
    </style:style>
    <style:style style:name="T568" style:family="text">
      <style:text-properties officeooo:rsid="0c51f3c3"/>
    </style:style>
    <style:style style:name="T569" style:family="text">
      <style:text-properties officeooo:rsid="0c55196f"/>
    </style:style>
    <style:style style:name="T570" style:family="text">
      <style:text-properties officeooo:rsid="0c5569c8"/>
    </style:style>
    <style:style style:name="T571" style:family="text">
      <style:text-properties officeooo:rsid="0c55f1b0"/>
    </style:style>
    <style:style style:name="T572" style:family="text">
      <style:text-properties officeooo:rsid="0c59736a"/>
    </style:style>
    <style:style style:name="T573" style:family="text">
      <style:text-properties officeooo:rsid="0c59923e"/>
    </style:style>
    <style:style style:name="T574" style:family="text">
      <style:text-properties officeooo:rsid="0c5b44c3"/>
    </style:style>
    <style:style style:name="T575" style:family="text">
      <style:text-properties officeooo:rsid="0c5b7a90"/>
    </style:style>
    <style:style style:name="T576" style:family="text">
      <style:text-properties officeooo:rsid="0c63fb85"/>
    </style:style>
    <style:style style:name="T577" style:family="text">
      <style:text-properties officeooo:rsid="0c652ddb"/>
    </style:style>
    <style:style style:name="T578" style:family="text">
      <style:text-properties officeooo:rsid="0c69bed6"/>
    </style:style>
    <style:style style:name="T579" style:family="text">
      <style:text-properties officeooo:rsid="0c7bdecd"/>
    </style:style>
    <style:style style:name="T580" style:family="text">
      <style:text-properties officeooo:rsid="0c80546c"/>
    </style:style>
    <style:style style:name="T581" style:family="text">
      <style:text-properties officeooo:rsid="0c8e3f16"/>
    </style:style>
    <style:style style:name="T582" style:family="text">
      <style:text-properties officeooo:rsid="0c959c65"/>
    </style:style>
    <style:style style:name="T583" style:family="text">
      <style:text-properties officeooo:rsid="0c96dcbb"/>
    </style:style>
    <style:style style:name="T584" style:family="text">
      <style:text-properties officeooo:rsid="0ca2b555"/>
    </style:style>
    <style:style style:name="T585" style:family="text">
      <style:text-properties officeooo:rsid="0ca9a0f3"/>
    </style:style>
    <style:style style:name="T586" style:family="text">
      <style:text-properties officeooo:rsid="0cb0524f"/>
    </style:style>
    <style:style style:name="T587" style:family="text">
      <style:text-properties officeooo:rsid="0cb248a3"/>
    </style:style>
    <style:style style:name="T588" style:family="text">
      <style:text-properties officeooo:rsid="0cb56609"/>
    </style:style>
    <style:style style:name="T589" style:family="text">
      <style:text-properties officeooo:rsid="0cb7619e"/>
    </style:style>
    <style:style style:name="T590" style:family="text">
      <style:text-properties officeooo:rsid="0cc289e5"/>
    </style:style>
    <style:style style:name="T591" style:family="text">
      <style:text-properties officeooo:rsid="0cc8b2e9"/>
    </style:style>
    <style:style style:name="T592" style:family="text">
      <style:text-properties officeooo:rsid="0ccdc1d0"/>
    </style:style>
    <style:style style:name="T593" style:family="text">
      <style:text-properties officeooo:rsid="0cd32ac3"/>
    </style:style>
    <style:style style:name="T594" style:family="text">
      <style:text-properties officeooo:rsid="0cd6680c"/>
    </style:style>
    <style:style style:name="T595" style:family="text">
      <style:text-properties officeooo:rsid="0cd6c2e1"/>
    </style:style>
    <style:style style:name="T596" style:family="text">
      <style:text-properties officeooo:rsid="0cda39d3"/>
    </style:style>
    <style:style style:name="T597" style:family="text">
      <style:text-properties officeooo:rsid="0cdb9398"/>
    </style:style>
    <style:style style:name="T598" style:family="text">
      <style:text-properties officeooo:rsid="0cdcdd71"/>
    </style:style>
    <style:style style:name="T599" style:family="text">
      <style:text-properties officeooo:rsid="0ce20c1a"/>
    </style:style>
    <style:style style:name="T600" style:family="text">
      <style:text-properties officeooo:rsid="0ce4e2e5"/>
    </style:style>
    <style:style style:name="T601" style:family="text">
      <style:text-properties officeooo:rsid="0ce62e1a"/>
    </style:style>
    <style:style style:name="T602" style:family="text">
      <style:text-properties officeooo:rsid="0ce75d47"/>
    </style:style>
    <style:style style:name="T603" style:family="text">
      <style:text-properties officeooo:rsid="0cf8d485"/>
    </style:style>
    <style:style style:name="T604" style:family="text">
      <style:text-properties officeooo:rsid="0cfbc635"/>
    </style:style>
    <style:style style:name="T605" style:family="text">
      <style:text-properties officeooo:rsid="0d0337c4"/>
    </style:style>
    <style:style style:name="T606" style:family="text">
      <style:text-properties officeooo:rsid="0d082c4b"/>
    </style:style>
    <style:style style:name="T607" style:family="text">
      <style:text-properties officeooo:rsid="0d09f75f"/>
    </style:style>
    <style:style style:name="T608" style:family="text">
      <style:text-properties officeooo:rsid="0d0cf4f0"/>
    </style:style>
    <style:style style:name="T609" style:family="text">
      <style:text-properties officeooo:rsid="0d106173"/>
    </style:style>
    <style:style style:name="T610" style:family="text">
      <style:text-properties officeooo:rsid="0d13b586"/>
    </style:style>
    <style:style style:name="T611" style:family="text">
      <style:text-properties officeooo:rsid="0d293493"/>
    </style:style>
    <style:style style:name="T612" style:family="text">
      <style:text-properties officeooo:rsid="0d3bfe8a"/>
    </style:style>
    <style:style style:name="T613" style:family="text">
      <style:text-properties officeooo:rsid="0d3d731e"/>
    </style:style>
    <style:style style:name="T614" style:family="text">
      <style:text-properties officeooo:rsid="0d402d0a"/>
    </style:style>
    <style:style style:name="T615" style:family="text">
      <style:text-properties officeooo:rsid="0d4719f6"/>
    </style:style>
    <style:style style:name="T616" style:family="text">
      <style:text-properties officeooo:rsid="0d50676c"/>
    </style:style>
    <style:style style:name="T617" style:family="text">
      <style:text-properties officeooo:rsid="0d696455"/>
    </style:style>
    <style:style style:name="T618" style:family="text">
      <style:text-properties officeooo:rsid="0abf7802"/>
    </style:style>
    <style:style style:name="T619" style:family="text">
      <style:text-properties officeooo:rsid="0d7342b8"/>
    </style:style>
    <style:style style:name="T620" style:family="text">
      <style:text-properties officeooo:rsid="09bbcb7d"/>
    </style:style>
    <style:style style:name="T621" style:family="text">
      <style:text-properties fo:color="#000000" style:font-name="monospace" fo:font-weight="bold" fo:background-color="#ffffff" loext:char-shading-value="0" style:font-weight-asian="bold" style:font-weight-complex="bold"/>
    </style:style>
    <style:style style:name="T622" style:family="text">
      <style:text-properties fo:color="#000000" style:font-name="monospace" fo:background-color="#ffffff" loext:char-shading-value="0"/>
    </style:style>
    <style:style style:name="T623" style:family="text">
      <style:text-properties officeooo:rsid="0d7b77bb"/>
    </style:style>
    <style:style style:name="T624" style:family="text">
      <style:text-properties officeooo:rsid="0d7bab0a"/>
    </style:style>
    <style:style style:name="T625" style:family="text">
      <style:text-properties officeooo:rsid="0d7cbc1f"/>
    </style:style>
    <style:style style:name="T626" style:family="text">
      <style:text-properties officeooo:rsid="0d8cbb72"/>
    </style:style>
    <style:style style:name="T627" style:family="text">
      <style:text-properties officeooo:rsid="0d92fa42"/>
    </style:style>
    <style:style style:name="T628" style:family="text">
      <style:text-properties officeooo:rsid="0d9cacbc"/>
    </style:style>
    <style:style style:name="T629" style:family="text">
      <style:text-properties officeooo:rsid="0d9e9602"/>
    </style:style>
    <style:style style:name="T630" style:family="text">
      <style:text-properties officeooo:rsid="0da535d6"/>
    </style:style>
    <style:style style:name="T631" style:family="text">
      <style:text-properties officeooo:rsid="0da64917"/>
    </style:style>
    <style:style style:name="T632" style:family="text">
      <style:text-properties officeooo:rsid="0da7170b"/>
    </style:style>
    <style:style style:name="T633" style:family="text">
      <style:text-properties officeooo:rsid="0db58eb5"/>
    </style:style>
    <style:style style:name="T634" style:family="text">
      <style:text-properties officeooo:rsid="0dbfa327"/>
    </style:style>
    <style:style style:name="T635" style:family="text">
      <style:text-properties officeooo:rsid="0dc4f362"/>
    </style:style>
    <style:style style:name="T636" style:family="text">
      <style:text-properties officeooo:rsid="0dd32d1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48"/>
      <text:p text:style-name="P345"/>
      <text:p text:style-name="P346"/>
      <text:p text:style-name="P346"/>
      <text:p text:style-name="P346"/>
      <text:p text:style-name="P347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4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01"><text:a xlink:type="simple" xlink:href="#__RefHeading___Toc644_1913446055" text:style-name="Index_20_Link" text:visited-style-name="Index_20_Link">Предупреждение<text:tab/>4</text:a></text:p>
          <text:p text:style-name="P501"><text:a xlink:type="simple" xlink:href="#__RefHeading___Toc648_1913446055" text:style-name="Index_20_Link" text:visited-style-name="Index_20_Link">Введение<text:tab/>4</text:a></text:p>
          <text:p text:style-name="P501"><text:a xlink:type="simple" xlink:href="#__RefHeading___Toc5108_3747580768" text:style-name="Index_20_Link" text:visited-style-name="Index_20_Link">1. Лирическое отступление<text:tab/>5</text:a></text:p>
          <text:p text:style-name="P518"><text:a xlink:type="simple" xlink:href="#__RefHeading___Toc6787_2692474060" text:style-name="Index_20_Link" text:visited-style-name="Index_20_Link">Что же такое SDCC-NOINIT?<text:tab/>5</text:a></text:p>
          <text:p text:style-name="P518"><text:a xlink:type="simple" xlink:href="#__RefHeading___Toc6789_2692474060" text:style-name="Index_20_Link" text:visited-style-name="Index_20_Link">Кому нужна SDCC-NOINIT?<text:tab/>5</text:a></text:p>
          <text:p text:style-name="P501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501"><text:a xlink:type="simple" xlink:href="#__RefHeading___Toc1046_3668116786" text:style-name="Index_20_Link" text:visited-style-name="Index_20_Link">3. Как транслируется программа на C<text:tab/>7</text:a></text:p>
          <text:p text:style-name="P518"><text:a xlink:type="simple" xlink:href="#__RefHeading___Toc1194_3668116786" text:style-name="Index_20_Link" text:visited-style-name="Index_20_Link">3.1. Препроцессор<text:tab/>8</text:a></text:p>
          <text:p text:style-name="P518"><text:a xlink:type="simple" xlink:href="#__RefHeading___Toc1196_3668116786" text:style-name="Index_20_Link" text:visited-style-name="Index_20_Link">3.2. Компиляция<text:tab/>9</text:a></text:p>
          <text:p text:style-name="P518"><text:a xlink:type="simple" xlink:href="#__RefHeading___Toc1198_3668116786" text:style-name="Index_20_Link" text:visited-style-name="Index_20_Link">3.3. Ассемблирование<text:tab/>10</text:a></text:p>
          <text:p text:style-name="P518"><text:a xlink:type="simple" xlink:href="#__RefHeading___Toc1200_3668116786" text:style-name="Index_20_Link" text:visited-style-name="Index_20_Link">3.4. Линковка<text:tab/>10</text:a></text:p>
          <text:p text:style-name="P518"><text:a xlink:type="simple" xlink:href="#__RefHeading___Toc1202_3668116786" text:style-name="Index_20_Link" text:visited-style-name="Index_20_Link">3.5. Преобразования<text:tab/>11</text:a></text:p>
          <text:p text:style-name="P518"><text:a xlink:type="simple" xlink:href="#__RefHeading___Toc1048_3668116786" text:style-name="Index_20_Link" text:visited-style-name="Index_20_Link">3.6. Небольшой итог<text:tab/>11</text:a></text:p>
          <text:p text:style-name="P501"><text:a xlink:type="simple" xlink:href="#__RefHeading___Toc1521_3668116786" text:style-name="Index_20_Link" text:visited-style-name="Index_20_Link">4. Особенности SDCC<text:tab/>12</text:a></text:p>
          <text:p text:style-name="P518"><text:a xlink:type="simple" xlink:href="#__RefHeading___Toc1523_3668116786" text:style-name="Index_20_Link" text:visited-style-name="Index_20_Link">4.1. Линковка и секции линкера<text:tab/>12</text:a></text:p>
          <text:p text:style-name="P518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518"><text:a xlink:type="simple" xlink:href="#__RefHeading___Toc2211_4248709807" text:style-name="Index_20_Link" text:visited-style-name="Index_20_Link">4.3. Размещение машинного кода<text:tab/>13</text:a></text:p>
          <text:p text:style-name="P518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518"><text:a xlink:type="simple" xlink:href="#__RefHeading___Toc2453_4248709807" text:style-name="Index_20_Link" text:visited-style-name="Index_20_Link">4.5. Секции абсолютной адресации<text:tab/>16</text:a></text:p>
          <text:p text:style-name="P518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518"><text:a xlink:type="simple" xlink:href="#__RefHeading___Toc1529_3668116786" text:style-name="Index_20_Link" text:visited-style-name="Index_20_Link">4.7. Стартовый код crt0*.s<text:tab/>16</text:a></text:p>
          <text:p text:style-name="P501"><text:a xlink:type="simple" xlink:href="#__RefHeading___Toc2499_1885247514" text:style-name="Index_20_Link" text:visited-style-name="Index_20_Link">5. Ассемблер в С и С в Ассемблере<text:tab/>18</text:a></text:p>
          <text:p text:style-name="P518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518"><text:a xlink:type="simple" xlink:href="#__RefHeading___Toc3555_2746178361" text:style-name="Index_20_Link" text:visited-style-name="Index_20_Link">5.2. Соглашения об именах<text:tab/>18</text:a></text:p>
          <text:p text:style-name="P518"><text:a xlink:type="simple" xlink:href="#__RefHeading___Toc3557_2746178361" text:style-name="Index_20_Link" text:visited-style-name="Index_20_Link">5.3. Локальный или глобальный?<text:tab/>20</text:a></text:p>
          <text:p text:style-name="P525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525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525"><text:a xlink:type="simple" xlink:href="#__RefHeading___Toc3559_2746178361" text:style-name="Index_20_Link" text:visited-style-name="Index_20_Link">5.3.3. Раздельная компиляция<text:tab/>21</text:a></text:p>
          <text:p text:style-name="P525"><text:a xlink:type="simple" xlink:href="#__RefHeading___Toc5370_308625717" text:style-name="Index_20_Link" text:visited-style-name="Index_20_Link">5.3.4. Не выходя из С<text:tab/>21</text:a></text:p>
          <text:p text:style-name="P518"><text:a xlink:type="simple" xlink:href="#__RefHeading___Toc3563_2746178361" text:style-name="Index_20_Link" text:visited-style-name="Index_20_Link">5.4. Передача параметров в функцию<text:tab/>22</text:a></text:p>
          <text:p text:style-name="P518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518"><text:a xlink:type="simple" xlink:href="#__RefHeading___Toc5571_1285909715" text:style-name="Index_20_Link" text:visited-style-name="Index_20_Link">5.6. Примеры функций на ассемблере<text:tab/>25</text:a></text:p>
          <text:p text:style-name="P525"><text:a xlink:type="simple" xlink:href="#__RefHeading___Toc6739_1285909715" text:style-name="Index_20_Link" text:visited-style-name="Index_20_Link">Пример 1. Функция печати строки<text:tab/>25</text:a></text:p>
          <text:p text:style-name="P525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525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501"><text:a xlink:type="simple" xlink:href="#__RefHeading___Toc1830_3668116786" text:style-name="Index_20_Link" text:visited-style-name="Index_20_Link">6. Структура каталогов SDCC-NOINIT<text:tab/>29</text:a></text:p>
          <text:p text:style-name="P518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518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518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518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518"><text:a xlink:type="simple" xlink:href="#__RefHeading___Toc1840_3668116786" text:style-name="Index_20_Link" text:visited-style-name="Index_20_Link">6.5. Каталог со скриптами scripts<text:tab/>31</text:a></text:p>
          <text:p text:style-name="P518"><text:a xlink:type="simple" xlink:href="#__RefHeading___Toc1842_3668116786" text:style-name="Index_20_Link" text:visited-style-name="Index_20_Link">6.6. Каталог программ bin<text:tab/>33</text:a></text:p>
          <text:p text:style-name="P518"><text:a xlink:type="simple" xlink:href="#__RefHeading___Toc1844_3668116786" text:style-name="Index_20_Link" text:visited-style-name="Index_20_Link">6.7. Каталог библиотек libs<text:tab/>33</text:a></text:p>
          <text:p text:style-name="P501"><text:a xlink:type="simple" xlink:href="#__RefHeading___Toc1846_3668116786" text:style-name="Index_20_Link" text:visited-style-name="Index_20_Link">7. Сборка программы в SDCC-NOINIT<text:tab/>34</text:a></text:p>
          <text:p text:style-name="P518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518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525"><text:a xlink:type="simple" xlink:href="#__RefHeading___Toc3999_3747580768" text:style-name="Index_20_Link" text:visited-style-name="Index_20_Link">Шаг 1<text:tab/>34</text:a></text:p>
          <text:p text:style-name="P525"><text:a xlink:type="simple" xlink:href="#__RefHeading___Toc4001_3747580768" text:style-name="Index_20_Link" text:visited-style-name="Index_20_Link">Шаг 2<text:tab/>34</text:a></text:p>
          <text:p text:style-name="P525"><text:soft-page-break/><text:a xlink:type="simple" xlink:href="#__RefHeading___Toc4003_3747580768" text:style-name="Index_20_Link" text:visited-style-name="Index_20_Link">Шаг 3<text:tab/>34</text:a></text:p>
          <text:p text:style-name="P525"><text:a xlink:type="simple" xlink:href="#__RefHeading___Toc4005_3747580768" text:style-name="Index_20_Link" text:visited-style-name="Index_20_Link">Шаг 4<text:tab/>35</text:a></text:p>
          <text:p text:style-name="P525"><text:a xlink:type="simple" xlink:href="#__RefHeading___Toc4007_3747580768" text:style-name="Index_20_Link" text:visited-style-name="Index_20_Link">Шаг 5<text:tab/>35</text:a></text:p>
          <text:p text:style-name="P525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518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525"><text:a xlink:type="simple" xlink:href="#__RefHeading___Toc3999_37475807681" text:style-name="Index_20_Link" text:visited-style-name="Index_20_Link">Шаг 1<text:tab/>35</text:a></text:p>
          <text:p text:style-name="P525"><text:a xlink:type="simple" xlink:href="#__RefHeading___Toc4001_37475807681" text:style-name="Index_20_Link" text:visited-style-name="Index_20_Link">Шаг 2<text:tab/>36</text:a></text:p>
          <text:p text:style-name="P525"><text:a xlink:type="simple" xlink:href="#__RefHeading___Toc4003_37475807681" text:style-name="Index_20_Link" text:visited-style-name="Index_20_Link">Шаг 3<text:tab/>36</text:a></text:p>
          <text:p text:style-name="P525"><text:a xlink:type="simple" xlink:href="#__RefHeading___Toc4005_37475807681" text:style-name="Index_20_Link" text:visited-style-name="Index_20_Link">Шаг 4<text:tab/>36</text:a></text:p>
          <text:p text:style-name="P525"><text:a xlink:type="simple" xlink:href="#__RefHeading___Toc4007_37475807681" text:style-name="Index_20_Link" text:visited-style-name="Index_20_Link">Шаг 5<text:tab/>36</text:a></text:p>
          <text:p text:style-name="P501"><text:a xlink:type="simple" xlink:href="#__RefHeading___Toc1868_3668116786" text:style-name="Index_20_Link" text:visited-style-name="Index_20_Link">8. Описание библиотек<text:tab/>37</text:a></text:p>
          <text:p text:style-name="P518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518"><text:a xlink:type="simple" xlink:href="#__RefHeading___Toc7018_1526021772" text:style-name="Index_20_Link" text:visited-style-name="Index_20_Link">8.2. Стандартная библиотека C (libz80)<text:tab/>37</text:a></text:p>
          <text:p text:style-name="P518"><text:a xlink:type="simple" xlink:href="#__RefHeading___Toc7018_15260217721" text:style-name="Index_20_Link" text:visited-style-name="Index_20_Link">8.3. Библиотека работы с музыкальным сопроцессором libay<text:tab/>38</text:a></text:p>
          <text:p text:style-name="P525"><text:a xlink:type="simple" xlink:href="#__RefHeading___Toc7212_3911649737" text:style-name="Index_20_Link" text:visited-style-name="Index_20_Link">8.3.1. Музыкальные проигрыватели<text:tab/>38</text:a></text:p>
          <text:p text:style-name="P525"><text:a xlink:type="simple" xlink:href="#__RefHeading___Toc7214_3911649737" text:style-name="Index_20_Link" text:visited-style-name="Index_20_Link">8.3.2. Воспроизведение звуковых эффектов<text:tab/>39</text:a></text:p>
          <text:p text:style-name="P525"><text:a xlink:type="simple" xlink:href="#__RefHeading___Toc7216_3911649737" text:style-name="Index_20_Link" text:visited-style-name="Index_20_Link">8.3.3. Получение данных из музыкального сопроцессора<text:tab/>39</text:a></text:p>
          <text:p text:style-name="P501"><text:a xlink:type="simple" xlink:href="#__RefHeading___Toc4434_434986620" text:style-name="Index_20_Link" text:visited-style-name="Index_20_Link">9. Краткий справочник-глоссарий<text:tab/>40</text:a></text:p>
          <text:p text:style-name="P518"><text:a xlink:type="simple" xlink:href="#__RefHeading___Toc4438_434986620" text:style-name="Index_20_Link" text:visited-style-name="Index_20_Link">sdcc<text:tab/>40</text:a></text:p>
          <text:p text:style-name="P518"><text:a xlink:type="simple" xlink:href="#__RefHeading___Toc5156_1940175984" text:style-name="Index_20_Link" text:visited-style-name="Index_20_Link">sdcpp<text:tab/>40</text:a></text:p>
          <text:p text:style-name="P518"><text:a xlink:type="simple" xlink:href="#__RefHeading___Toc4440_434986620" text:style-name="Index_20_Link" text:visited-style-name="Index_20_Link">sdas<text:tab/>41</text:a></text:p>
          <text:p text:style-name="P518"><text:a xlink:type="simple" xlink:href="#__RefHeading___Toc5158_1940175984" text:style-name="Index_20_Link" text:visited-style-name="Index_20_Link">sdld<text:tab/>41</text:a></text:p>
          <text:p text:style-name="P518"><text:a xlink:type="simple" xlink:href="#__RefHeading___Toc5160_1940175984" text:style-name="Index_20_Link" text:visited-style-name="Index_20_Link">hex2bin<text:tab/>41</text:a></text:p>
        </text:index-body>
      </text:table-of-content>
      <text:h text:style-name="Heading_20_1" text:outline-level="1" text:is-list-header="true"/>
      <text:p text:style-name="P35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206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206">. Не спрашивайте, почему именно так. Сам не знаю.</text:span></text:p>
      <text:p text:style-name="P9"/>
      <text:h text:style-name="P494" text:outline-level="1"/>
      <text:h text:style-name="P496" text:outline-level="1"><text:bookmark-start text:name="__RefHeading___Toc5108_3747580768"/>Лирическое отступление<text:bookmark-end text:name="__RefHeading___Toc5108_3747580768"/></text:h>
      <text:p text:style-name="P331"><text:tab/><text:span text:style-name="T606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31"><text:tab/><text:span text:style-name="T607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31"><text:tab/><text:span text:style-name="T608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31"><text:tab/><text:span text:style-name="T609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334"><text:tab/><text:span text:style-name="T610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332"/>
      <text:h text:style-name="Heading_20_2" text:outline-level="2" text:is-list-header="true"><text:bookmark-start text:name="__RefHeading___Toc6787_2692474060"/>Что же такое <text:span text:style-name="T612">SDCC-NOINIT</text:span>?<text:bookmark-end text:name="__RefHeading___Toc6787_2692474060"/></text:h>
      <text:p text:style-name="P335"><text:span text:style-name="T51"><text:tab/></text:span><text:span text:style-name="T333">Итак, </text:span><text:span text:style-name="T611"><text:tab/></text:span><text:span text:style-name="T189">SDCC-NOINIT</text:span><text:span text:style-name="T612"> — это система сборки программ для ZX-Spectrum. Основана она на пакете </text:span><text:span text:style-name="T189">SDCC</text:span><text:span text:style-name="T612"> (Small Device C Compiler).</text:span></text:p>
      <text:p text:style-name="P333"><text:span text:style-name="T612"><text:tab/>Основные языки написания программ — </text:span><text:span text:style-name="T189">C</text:span><text:span text:style-name="T612"> и </text:span><text:span text:style-name="T189">Assembler Z80</text:span><text:span text:style-name="T612">.</text:span></text:p>
      <text:p text:style-name="P333"><text:tab/><text:span text:style-name="T613">Автоматизация сборки ПО обеспечивается с помощью утилиты GNU Make и </text:span><text:span text:style-name="T188">shell</text:span><text:span text:style-name="T613">-скриптов.</text:span></text:p>
      <text:p text:style-name="P333"><text:tab/><text:span text:style-name="T614">Конфигурация библиотек, программ, утилит и всего что есть в </text:span><text:span text:style-name="T190">SDCC-NOINIT</text:span><text:span text:style-name="T614"> осуществляется с помощью текстовых конфигурационных файлов.</text:span></text:p>
      <text:p text:style-name="P333"><text:tab/><text:span text:style-name="T615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333"/>
      <text:h text:style-name="Heading_20_2" text:outline-level="2" text:is-list-header="true"><text:bookmark-start text:name="__RefHeading___Toc6789_2692474060"/><text:span text:style-name="T616">Кому нужна</text:span> <text:span text:style-name="T612">SDCC-NOINIT</text:span>?<text:bookmark-end text:name="__RefHeading___Toc6789_2692474060"/></text:h>
      <text:p text:style-name="P336"><text:span text:style-name="T51"><text:tab/></text:span><text:span text:style-name="T334">Как минимум — она нужна мне. </text:span><text:span text:style-name="T335">Или тому, кому неинтересно писать в 100500й раз с нуля вывод символа на экран, простого спрайта, музыкальный плеер pt3 и stc </text:span><text:span text:style-name="T338">или ещё какой-то велосипеж</text:span><text:span text:style-name="T335">. </text:span><text:span text:style-name="T339">Многое в </text:span><text:span text:style-name="T191">SDCC-NOINIT</text:span><text:span text:style-name="T335"> уже есть. </text:span><text:span text:style-name="T336">Пусть не идеальное, не самое быстрое — но, есть! </text:span><text:span text:style-name="T337">Поэтому тот, кто хочет проверить свою идею — может взять </text:span><text:span text:style-name="T192">SDCC-NOINIT</text:span><text:span text:style-name="T337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40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41">https://github.com/salextpuru/sdcc-noinit/</text:span></text:a><text:span text:style-name="T341">.</text:span></text:p>
      <text:h text:style-name="P497" text:outline-level="1"><text:bookmark-start text:name="__RefHeading___Toc6057_1274248933"/>Что нам понадобится <text:span text:style-name="T605">и где это найти</text:span><text:bookmark-end text:name="__RefHeading___Toc6057_1274248933"/></text:h>
      <text:p text:style-name="P263"><text:tab/><text:span text:style-name="T506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3"><text:tab/><text:span text:style-name="T506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2"><text:tab/>Поскольку я не маньяк и писать <text:span text:style-name="T507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2"><text:tab/><text:span text:style-name="T508">Поэтому я предваряю сей труд описанием того, какие именно программы и продукты нам понадобятся для работы с SDCC-NOINIT.</text:span></text:p>
      <text:p text:style-name="P262"/>
      <text:p text:style-name="P265"><text:tab/>Итак, <text:span text:style-name="T51">прежде всего</text:span> — это утилиты такие как <text:span text:style-name="T51">bash</text:span> и <text:span text:style-name="T51">make</text:span>. <text:span text:style-name="T509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509">https://cygwin.com/install.html</text:span></text:a><text:span text:style-name="T509">.</text:span></text:p>
      <text:p text:style-name="P265"/>
      <text:p text:style-name="P265"><text:tab/><text:span text:style-name="T151">Второе</text:span><text:span text:style-name="T510">, что нам понадобиться — это компилятор GCC. И так же — для Linux он обычно есть в системе, а для Windows — в CygWin.</text:span></text:p>
      <text:p text:style-name="P265"/>
      <text:p text:style-name="P266"><text:tab/><text:span text:style-name="T150">Третье</text:span><text:span text:style-name="T511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511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511">https://github.com/salextpuru/speccy-toochain</text:span></text:a><text:span text:style-name="T511">.</text:span></text:p>
      <text:p text:style-name="P266"/>
      <text:p text:style-name="P267"><text:tab/><text:span text:style-name="T152">Четвертое</text:span><text:span text:style-name="T512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512">http://sdcc.sourceforge.net/</text:span></text:a><text:span text:style-name="T512">.</text:span></text:p>
      <text:p text:style-name="P267"><text:span text:style-name="T512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512">https://sourceforge.net/projects/sdcc/files/</text:span></text:a><text:span text:style-name="T512"> или исходники </text:span><text:a xlink:type="simple" xlink:href="http://sdcc.sourceforge.net/snap.php#Source" text:style-name="Internet_20_link" text:visited-style-name="Visited_20_Internet_20_Link"><text:span text:style-name="T512">http://sdcc.sourceforge.net/snap.php#Source</text:span></text:a><text:span text:style-name="T512"> и собираем сами.</text:span></text:p>
      <text:p text:style-name="P264"/>
      <text:p text:style-name="P268"><text:tab/>Ну и, наконец, <text:span text:style-name="T51">пятое</text:span>, самое последнее — это собственно SDCC-NOINIT. Находится она все на том же GitHube, как раз <text:span text:style-name="T513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513">https://github.com/salextpuru/sdcc-noinit</text:span></text:a><text:span text:style-name="T513">.</text:span></text:p>
      <text:p text:style-name="P268"/>
      <text:p text:style-name="P268"><text:tab/><text:span text:style-name="T514">Скачали? Поставили ? Зайдите в корень </text:span>SDCC-NOINIT <text:span text:style-name="T514">и наберите:</text:span></text:p>
      <text:p text:style-name="P268"/>
      <text:p text:style-name="P269"><text:tab/><text:tab/><text:tab/><text:span text:style-name="T51"># make</text:span></text:p>
      <text:p text:style-name="P269"/>
      <text:p text:style-name="P269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69"/>
      <text:p text:style-name="P269"><text:tab/>Ну а если что-то не пошло — то думайте, чего вам не хватает и исправляйте. Какой интерес жить, не решая проблем ? :)</text:p>
      <text:h text:style-name="P498" text:outline-level="1"><text:bookmark-start text:name="__RefHeading___Toc1046_3668116786"/>Как <text:span text:style-name="T236">транслируется</text:span> программа на C<text:bookmark-end text:name="__RefHeading___Toc1046_3668116786"/></text:h>
      <text:p text:style-name="P9"><text:tab/><text:span text:style-name="T207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208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208"><text:sequence-ref text:reference-format="value" text:ref-name="refРис.0">1</text:sequence-ref></text:span><text:span text:style-name="T208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E743443EADC5333F.wmf" xlink:type="simple" xlink:show="embed" xlink:actuate="onLoad" loext:mime-type="image/x-wmf"/></draw:frame><text:span text:style-name="T209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210"><text:tab/>Рассмотрим алгоритм, что видим мы на рис.</text:span><text:span text:style-name="T210"><text:sequence-ref text:reference-format="value" text:ref-name="refРис.0">1</text:sequence-ref></text:span><text:span text:style-name="T210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84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211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211">, </text:span><text:span text:style-name="T53">*.h</text:span><text:span text:style-name="T211"> и </text:span><text:span text:style-name="T53">*.s</text:span><text:span text:style-name="T211">.</text:span></text:p>
      <text:p text:style-name="P10"><text:tab/><text:span text:style-name="T212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212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212">.</text:span></text:p>
      <text:p text:style-name="P9"><text:tab/><text:span text:style-name="T213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14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38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39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502" text:outline-level="2"><text:bookmark-start text:name="__RefHeading___Toc1194_3668116786"/>Препроцессор<text:bookmark-end text:name="__RefHeading___Toc1194_3668116786"/></text:h>
      <text:p text:style-name="P11"><text:tab/><text:span text:style-name="T215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28">Самая важная, нужная, полезная и красивая из директив — это несомненно </text:span><text:span text:style-name="T55">#define</text:span><text:span text:style-name="T228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51">// … Что-то до </text:p>
      <text:p text:style-name="P351"/>
      <text:p text:style-name="P351">// … Что-то после</text:p>
      <text:p text:style-name="P351">clw(16, <text:span text:style-name="T216">12</text:span>);</text:p>
      <text:p text:style-name="P19">Директивой <text:span text:style-name="T55">#define</text:span><text:span text:style-name="T228"> </text:span>можно определять и макросы.</text:p>
      <text:p text:style-name="P20">Например, код </text:p>
      <text:p text:style-name="P19"/>
      <text:p text:style-name="Quotations">#define <text:span text:style-name="T229">printat</text:span>(<text:span text:style-name="T230">x,y,</text:span>s) <text:span text:style-name="T230">\</text:span></text:p>
      <text:p text:style-name="Quotations"><text:tab/><text:span text:style-name="T230">at(x,y); \</text:span></text:p>
      <text:p text:style-name="Quotations"><text:tab/>print<text:span text:style-name="T230">f</text:span>(s);</text:p>
      <text:p text:style-name="Quotations"/>
      <text:p text:style-name="P352"><text:span text:style-name="T229">printat</text:span>(<text:span text:style-name="T231">10,12,</text:span><text:span text:style-name="T219">"</text:span><text:span text:style-name="T224">String at 10,12</text:span><text:span text:style-name="T219">"</text:span>);</text:p>
      <text:p text:style-name="P20">после препроцессора даст </text:p>
      <text:p text:style-name="P353">at(10,12);</text:p>
      <text:p text:style-name="P352">print<text:span text:style-name="T230">f</text:span>(<text:span text:style-name="T219">"</text:span><text:span text:style-name="T224">String at 10,12</text:span><text:span text:style-name="T219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217">спользуемая и всем известная директива препроцессора — это </text:span><text:span text:style-name="T54">#include</text:span><text:span text:style-name="T217">. Она просто напросто вставляет указанный текстовый файл в указанное место. </text:span><text:soft-page-break/><text:span text:style-name="T217">Обычно это файлы с расширением </text:span><text:span text:style-name="T54">*.h</text:span><text:span text:style-name="T217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18">С директивой </text:span><text:span text:style-name="T54">#include</text:span><text:span text:style-name="T217"> надо помнить, что если имя файла взято в кавычки (</text:span><text:span text:style-name="T54">#include </text:span><text:span text:style-name="T221">"</text:span><text:span text:style-name="T222">file.h</text:span><text:span text:style-name="T221">"</text:span><text:span text:style-name="T220">), то этот файл должен лежать в том же каталоге, что и компилируемый файл из которого происходит вызов директивы </text:span><text:span text:style-name="T221">#include</text:span><text:span text:style-name="T220">. Если же </text:span><text:span text:style-name="T219">имя файла взято в </text:span><text:span text:style-name="T220">угловые скобки</text:span><text:span text:style-name="T219"> (</text:span><text:span text:style-name="T221">#include </text:span><text:span text:style-name="T222">&lt;file.h&gt;</text:span><text:span text:style-name="T220">), то препроцессор будет искать этот файл по всем, заданные опцией -L путям.</text:span></text:p>
      <text:p text:style-name="P39"/>
      <text:p text:style-name="P15"><text:span text:style-name="T220"><text:tab/></text:span><text:span text:style-name="T223">Ну и, наконец, если я не рассмотрю условные директивы — то покрою себя несмываемым позором. </text:span><text:span text:style-name="T225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25"><text:tab/></text:span><text:span text:style-name="T226">Все они начинаются с #if (#if, #ifdef, #ifndef), и имеют, условно, такие формы:</text:span></text:p>
      <text:p text:style-name="P17"><text:span text:style-name="T226">«if-endif», «if-else-endif», «if-elif-endif», «if-elif-</text:span><text:span text:style-name="T227">else-</text:span><text:span text:style-name="T226">endif».</text:span></text:p>
      <text:p text:style-name="P40"/>
      <text:p text:style-name="P22">Несколько <text:span text:style-name="T285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33">включаемый если условие истинно</text:span></text:p>
      <text:p text:style-name="Quotations">#endif</text:p>
      <text:p text:style-name="Quotations"/>
      <text:p text:style-name="Quotations">#if<text:span text:style-name="T233">def</text:span> <text:span text:style-name="T233">SYMBOL</text:span></text:p>
      <text:p text:style-name="Quotations"><text:tab/>// код, <text:span text:style-name="T233">включаемый если символ SYMBOL определен</text:span></text:p>
      <text:p text:style-name="Quotations">#endif</text:p>
      <text:p text:style-name="Quotations"/>
      <text:p text:style-name="Quotations">#if<text:span text:style-name="T233">ndef</text:span> <text:span text:style-name="T233">SYMBOL</text:span></text:p>
      <text:p text:style-name="Quotations"><text:tab/>// код, <text:span text:style-name="T233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34">1</text:span>&gt;</text:p>
      <text:p text:style-name="Quotations"><text:tab/>// код, <text:span text:style-name="T233">включаемый если условие1 истинно</text:span></text:p>
      <text:p text:style-name="Quotations">#elif <text:span text:style-name="T232">&lt;условие</text:span>2<text:span text:style-name="T232">&gt;</text:span></text:p>
      <text:p text:style-name="Quotations"><text:tab/><text:span text:style-name="T232">// код, включаемый если условие2 истинно, <text:s/>условие1 - ложно</text:span></text:p>
      <text:p text:style-name="Quotations">#elif <text:span text:style-name="T232">&lt;условие3&gt;</text:span></text:p>
      <text:p text:style-name="Quotations"><text:tab/><text:span text:style-name="T232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32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35">https://ru.wikipedia.org/wiki/%D0%9F%D1%80%D0%B5%D0%BF%D1%80%D0%BE%D1%86%D0%B5%D1%81%D1%81%D0%BE%D1%80_%D0%A1%D0%B8#.D0.92.D1.81.D1.82.D0.B0.D0.B2.D0.BA.D0.B0_.D1.84.D0.B0.D0.B9.D0.BB.D0.BE.D0.B2_.28.23include.29</text:span></text:a><text:span text:style-name="T235">.</text:span></text:p>
      <text:p text:style-name="P23"><text:tab/><text:span text:style-name="T240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72">Заметим, что файлы, написанные на языке ассемблера (</text:span><text:span text:style-name="T58">*.s</text:span><text:span text:style-name="T272">) сразу после препроцессора становятся </text:span><text:span text:style-name="T58">*.asm</text:span><text:span text:style-name="T272"> файлами, а файлы, написанные на C - </text:span><text:span text:style-name="T58">*.E</text:span><text:span text:style-name="T272"> файлами.</text:span></text:p>
      <text:p text:style-name="P24"/>
      <text:h text:style-name="P503" text:outline-level="2"><text:bookmark-start text:name="__RefHeading___Toc1196_3668116786"/>Компиляция<text:bookmark-end text:name="__RefHeading___Toc1196_3668116786"/></text:h>
      <text:p text:style-name="P25"><text:tab/><text:span text:style-name="T237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41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42">Итак на вход компилятора подаются файлы на языке C с расширением </text:span><text:span text:style-name="T56">*.E</text:span><text:span text:style-name="T242">, а на выходе получаются файлы на языке ассемблера с расширением </text:span><text:span text:style-name="T56">*.asm</text:span><text:span text:style-name="T242">.</text:span></text:p>
      <text:p text:style-name="P28"><text:tab/><text:span text:style-name="T243">Поскольку фронт-енд транслятора </text:span><text:span text:style-name="T57">sdcc</text:span><text:span text:style-name="T243"> сам вызывает препроцессор и компилятор, то файлов с расширением </text:span><text:span text:style-name="T245">*.E</text:span><text:span text:style-name="T243"> мы как правило не видим. Да они нас обычно и не интересуют.</text:span></text:p>
      <text:p text:style-name="P25"><text:tab/><text:span text:style-name="T243">После стадии компиляции различие между исходниками на С (</text:span><text:span text:style-name="T57">*.c)</text:span><text:span text:style-name="T243"> и ассемблере (</text:span><text:span text:style-name="T57">*.s</text:span><text:span text:style-name="T243">) исчезают — все они становятся безликими файлами </text:span><text:span text:style-name="T57">*.asm</text:span><text:span text:style-name="T243">, хоть и различными путями.</text:span></text:p>
      <text:p text:style-name="P25"><text:tab/><text:span text:style-name="T273">И это прекрасно, потому что следующая стадия у всех одна — ассемблирование.</text:span></text:p>
      <text:p text:style-name="P29"><text:tab/><text:span text:style-name="T286">Компилятор пакета sdcc так и называется — </text:span><text:span text:style-name="T60">sdcc</text:span><text:span text:style-name="T286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74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74">. Программа, которое совершает описанные зверства над ассемблеными файлами носит название </text:span><text:span text:style-name="T59">sdas</text:span><text:span text:style-name="T274">.</text:span></text:p>
      <text:p text:style-name="P26"><text:tab/><text:span text:style-name="T275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76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77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78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79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80">Линковка — это по сути процесс размещения объектных файлов по заданным абсолютным адресам.</text:span></text:p>
      <text:p text:style-name="P26"><text:tab/><text:span text:style-name="T281">Программе линкеру </text:span><text:span text:style-name="T61">sdld</text:span><text:span text:style-name="T281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82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82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83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87">В итоге всех моих словестных изысков надо усвоить следующее:</text:span></text:p>
      <text:p text:style-name="P32"/>
      <text:list xml:id="list4219802268" text:style-name="L1">
        <text:list-item>
          <text:p text:style-name="P426">На вход транслятора подаются текстовые файлы <text:span text:style-name="T288">на языках С и Ассемблера.</text:span></text:p>
          <text:p text:style-name="P427"/>
        </text:list-item>
        <text:list-item>
          <text:p text:style-name="P428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28"><text:span text:style-name="T289"><text:tab/></text:span><text:span text:style-name="T62">*.c, *.h → *.E</text:span></text:p>
          <text:p text:style-name="P432"><text:tab/>*.s → *.asm</text:p>
          <text:p text:style-name="P427"/>
        </text:list-item>
        <text:list-item>
          <text:p text:style-name="P427">Препроцессированные файлы на языке С передаются компилятору; <text:span text:style-name="T290">на выходе получается код ассемблера</text:span>:</text:p>
          <text:p text:style-name="P429"><text:tab/><text:span text:style-name="T62">*.E → *.asm</text:span></text:p>
          <text:p text:style-name="P429"/>
        </text:list-item>
        <text:list-item>
          <text:p text:style-name="P438">Ассемблерные файлы передаются ассемблеру; <text:span text:style-name="T291">на выходе получаются файлы с объектным кодом</text:span>:</text:p>
          <text:p text:style-name="P430"><text:tab/><text:span text:style-name="T62">*.asm → *.rel</text:span></text:p>
          <text:p text:style-name="P438"/>
        </text:list-item>
        <text:list-item>
          <text:p text:style-name="P439">Файлы с объектным кодом линкуются в исполняемый файл в формате Intel Hex:</text:p>
          <text:p text:style-name="P431"><text:tab/><text:span text:style-name="T62">*.rel → &lt;имя программы&gt;.hex</text:span></text:p>
          <text:p text:style-name="P439"/>
        </text:list-item>
        <text:list-item>
          <text:p text:style-name="P440"><text:span text:style-name="T292">И</text:span>сполняемый файл в формате Intel Hex <text:span text:style-name="T292">преобразуется в бинарный образ программы</text:span>:</text:p>
          <text:p text:style-name="P441"><text:tab/><text:span text:style-name="T62">&lt;имя программы&gt;.hex → &lt;имя программы&gt;.bin</text:span></text:p>
          <text:p text:style-name="P441"/>
        </text:list-item>
        <text:list-item>
          <text:p text:style-name="P442">Если необходимо, то специальными утилитами создается загрузочный файл <text:span text:style-name="T293">нужного формата</text:span>:</text:p>
          <text:p text:style-name="P442"><text:tab/><text:span text:style-name="T62">&lt;имя программы&gt;.bin </text:span><text:span text:style-name="T51">→ </text:span><text:span text:style-name="T62">&lt;имя программы&gt;.tap</text:span></text:p>
          <text:p text:style-name="P433"><text:span text:style-name="T289"><text:tab/>&lt;имя программы&gt;.bin </text:span>→ <text:span text:style-name="T289">&lt;имя программы&gt;.trd</text:span></text:p>
          <text:p text:style-name="P433"><text:span text:style-name="T289"><text:tab/>&lt;имя программы&gt;.bin </text:span>→ <text:span text:style-name="T289">&lt;имя программы&gt;.$B</text:span></text:p>
          <text:p text:style-name="P433"><text:span text:style-name="T289"><text:tab/>&lt;имя программы&gt;.bin </text:span>→ <text:span text:style-name="T289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94">библиотеки, </text:span>излишние секции и многое другое.</text:p>
      <text:p text:style-name="P35"><text:tab/></text:p>
      <text:p text:style-name="P34"/>
      <text:h text:style-name="P495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98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99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99">Все это в полной мере относится к SDCC.</text:span></text:p>
      <text:p text:style-name="Text_20_body"><text:tab/><text:span text:style-name="T299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95">Линковка и с</text:span>екции <text:span text:style-name="T295">линкера</text:span><text:bookmark-end text:name="__RefHeading___Toc1523_3668116786"/></text:h>
      <text:p text:style-name="P90"><text:tab/><text:span text:style-name="T300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301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301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301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302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303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304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305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59"><text:tab/><text:span text:style-name="T306">Что это за секции? Самые главные — это</text:span><text:span text:style-name="T63"> _CODE</text:span><text:span text:style-name="T306">, </text:span><text:span text:style-name="T63">_DATA</text:span><text:span text:style-name="T310">,</text:span><text:span text:style-name="T306"> </text:span><text:span text:style-name="T63">_BSS</text:span><text:span text:style-name="T306">, </text:span><text:span text:style-name="T64">_INITIALIZED</text:span><text:span text:style-name="T306"> <text:s/>и </text:span><text:span text:style-name="T73">_INITIALIZER</text:span><text:span text:style-name="T306">. Именно так, начиная с символа подчеркивания.</text:span></text:p>
      <text:p text:style-name="P91"><text:tab/><text:span text:style-name="T307">Секция </text:span><text:span text:style-name="T63">_CODE</text:span><text:span text:style-name="T307">. Здесь размещается исполняемый код и константы.</text:span></text:p>
      <text:p text:style-name="P160"><text:tab/><text:span text:style-name="T307">Секция </text:span><text:span text:style-name="T63">_DATA</text:span><text:span text:style-name="T307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307">. О секции </text:span><text:span text:style-name="T73">_INITIALIZER</text:span><text:span text:style-name="T307"> поговорим чуть позже.</text:span></text:p>
      <text:p text:style-name="P92"><text:tab/><text:span text:style-name="T308">И наконец, секция </text:span><text:span text:style-name="T63">_BSS</text:span><text:span text:style-name="T310"> —</text:span><text:span text:style-name="T311"> это секция стека. </text:span><text:span text:style-name="T312">Она не включается в размер исполняемого файла вообще.</text:span></text:p>
      <text:p text:style-name="P92"><text:span text:style-name="T312"><text:tab/></text:span><text:span text:style-name="T313">Для определения секции в языке ассемблера sdas предназначено ключевое слово </text:span><text:span text:style-name="T65">.area</text:span><text:span text:style-name="T313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504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70">В табл.</text:span><text:span text:style-name="T370"><text:sequence-ref text:reference-format="value" text:ref-name="refTable0">1</text:sequence-ref></text:span><text:span text:style-name="T370"> приведен список секций с краткими комментариями. Более подробно назначение секций разобрано ниже.</text:span></text:p>
      <text:p text:style-name="P418">Таблица <text:sequence text:ref-name="refTable0" text:name="Table" text:formula="ooow:Table+1" style:num-format="1">1</text:sequence>: Секции, <text:span text:style-name="T369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91">№</text:p>
          </table:table-cell>
          <table:table-cell table:style-name="Таблица1.A1" office:value-type="string">
            <text:p text:style-name="P392">Секция</text:p>
          </table:table-cell>
          <table:table-cell table:style-name="Таблица1.A1" office:value-type="string">
            <text:p text:style-name="P392">Назначение</text:p>
          </table:table-cell>
          <table:table-cell table:style-name="Таблица1.D1" office:value-type="string">
            <text:p text:style-name="P392">Примечание</text:p>
          </table:table-cell>
        </table:table-row>
        <table:table-row>
          <table:table-cell table:style-name="Таблица1.A2" office:value-type="string">
            <text:p text:style-name="P400">1</text:p>
          </table:table-cell>
          <table:table-cell table:style-name="Таблица1.A2" office:value-type="string">
            <text:p text:style-name="P393">_CODE</text:p>
          </table:table-cell>
          <table:table-cell table:style-name="Таблица1.A2" office:value-type="string">
            <text:p text:style-name="P397">Код программы и констант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0">2</text:p>
          </table:table-cell>
          <table:table-cell table:style-name="Таблица1.A2" office:value-type="string">
            <text:p text:style-name="P393">_DATA</text:p>
          </table:table-cell>
          <table:table-cell table:style-name="Таблица1.A2" office:value-type="string">
            <text:p text:style-name="P397">Неинициализированные <text:span text:style-name="T361">переменные</text:span></text:p>
          </table:table-cell>
          <table:table-cell table:style-name="Таблица1.D2" office:value-type="string">
            <text:p text:style-name="P403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400">3</text:p>
          </table:table-cell>
          <table:table-cell table:style-name="Таблица1.A2" office:value-type="string">
            <text:p text:style-name="P393">_INITIALIZER</text:p>
          </table:table-cell>
          <table:table-cell table:style-name="Таблица1.A2" office:value-type="string">
            <text:p text:style-name="P398">Данные для инициализации секции <text:span text:style-name="T362">_INITIALIZED</text:span></text:p>
          </table:table-cell>
          <table:table-cell table:style-name="Таблица1.D2" office:value-type="string">
            <text:p text:style-name="P404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400">4</text:p>
          </table:table-cell>
          <table:table-cell table:style-name="Таблица1.A2" office:value-type="string">
            <text:p text:style-name="P393">_INITIALIZED</text:p>
          </table:table-cell>
          <table:table-cell table:style-name="Таблица1.A2" office:value-type="string">
            <text:p text:style-name="P398">Инициа<text:span text:style-name="T363">лизированные переменные</text:span></text:p>
          </table:table-cell>
          <table:table-cell table:style-name="Таблица1.D2" office:value-type="string">
            <text:p text:style-name="P404">При старте программы сюда копируются данные из секции <text:span text:style-name="T362">_INITIALIZER. </text:span></text:p>
            <text:p text:style-name="P405">В SDCC-NOINIT <text:span text:style-name="T367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400">5</text:p>
          </table:table-cell>
          <table:table-cell table:style-name="Таблица1.A2" office:value-type="string">
            <text:p text:style-name="P393">_DABS (ABS)</text:p>
          </table:table-cell>
          <table:table-cell table:style-name="Таблица1.A2" office:value-type="string">
            <text:p text:style-name="P399">Абсолютные адреса <text:span text:style-name="T364">(данные)</text:span></text:p>
          </table:table-cell>
          <table:table-cell table:style-name="Таблица1.D2" office:value-type="string">
            <text:p text:style-name="P406">Не используются в <text:s/><text:span text:style-name="T366">SDCC-NOINIT</text:span></text:p>
          </table:table-cell>
        </table:table-row>
        <table:table-row>
          <table:table-cell table:style-name="Таблица1.A2" office:value-type="string">
            <text:p text:style-name="P400">6</text:p>
          </table:table-cell>
          <table:table-cell table:style-name="Таблица1.A2" office:value-type="string">
            <text:p text:style-name="P393">_CABS (ABS)</text:p>
          </table:table-cell>
          <table:table-cell table:style-name="Таблица1.A2" office:value-type="string">
            <text:p text:style-name="P399">Абсолютные адреса <text:span text:style-name="T364">(код)</text:span></text:p>
          </table:table-cell>
          <table:table-cell table:style-name="Таблица1.D2" office:value-type="string">
            <text:p text:style-name="P406">Не используются в <text:s/><text:span text:style-name="T366">SDCC-NOINIT</text:span></text:p>
          </table:table-cell>
        </table:table-row>
        <table:table-row>
          <table:table-cell table:style-name="Таблица1.A2" office:value-type="string">
            <text:p text:style-name="P400">7</text:p>
          </table:table-cell>
          <table:table-cell table:style-name="Таблица1.A2" office:value-type="string">
            <text:p text:style-name="P393">_HOME</text:p>
          </table:table-cell>
          <table:table-cell table:style-name="Таблица1.A2" office:value-type="string">
            <text:p text:style-name="P407">Так и не понял для чего она</text:p>
          </table:table-cell>
          <table:table-cell table:style-name="Таблица1.D2" office:value-type="string">
            <text:p text:style-name="P406">Не используются в <text:s/><text:span text:style-name="T366">SDCC-NOINIT</text:span></text:p>
          </table:table-cell>
        </table:table-row>
        <table:table-row>
          <table:table-cell table:style-name="Таблица1.A2" office:value-type="string">
            <text:p text:style-name="P400">8</text:p>
          </table:table-cell>
          <table:table-cell table:style-name="Таблица1.A2" office:value-type="string">
            <text:p text:style-name="P393">_GSINIT</text:p>
          </table:table-cell>
          <table:table-cell table:style-name="Таблица1.A2" office:value-type="string">
            <text:p text:style-name="P399">Начало кода инициализации во время выполнения программ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0">9</text:p>
          </table:table-cell>
          <table:table-cell table:style-name="Таблица1.A2" office:value-type="string">
            <text:p text:style-name="P393">_GSFINAL</text:p>
          </table:table-cell>
          <table:table-cell table:style-name="Таблица1.A2" office:value-type="string">
            <text:p text:style-name="P399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1">10</text:p>
          </table:table-cell>
          <table:table-cell table:style-name="Таблица1.A2" office:value-type="string">
            <text:p text:style-name="P393">_<text:span text:style-name="T365">HEAP</text:span></text:p>
          </table:table-cell>
          <table:table-cell table:style-name="Таблица1.A2" office:value-type="string">
            <text:p text:style-name="P402">Куча динамической памяти</text:p>
          </table:table-cell>
          <table:table-cell table:style-name="Таблица1.D2" office:value-type="string">
            <text:p text:style-name="P409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402">11</text:p>
          </table:table-cell>
          <table:table-cell table:style-name="Таблица1.A2" office:value-type="string">
            <text:p text:style-name="P393">_<text:span text:style-name="T368">BSS</text:span></text:p>
          </table:table-cell>
          <table:table-cell table:style-name="Таблица1.A2" office:value-type="string">
            <text:p text:style-name="P408">Стек</text:p>
          </table:table-cell>
          <table:table-cell table:style-name="Таблица1.D2" office:value-type="string">
            <text:p text:style-name="P409">Компилятором не генерируется. Дополнительная</text:p>
          </table:table-cell>
        </table:table-row>
      </table:table>
      <text:p text:style-name="P114"/>
      <text:h text:style-name="P505" text:outline-level="2"><text:bookmark-start text:name="__RefHeading___Toc2211_4248709807"/>Размещение машинного кода<text:bookmark-end text:name="__RefHeading___Toc2211_4248709807"/></text:h>
      <text:p text:style-name="P161"><text:tab/><text:span text:style-name="T80">Секция _CODE.</text:span></text:p>
      <text:p text:style-name="P59"/>
      <text:p text:style-name="P161"><text:tab/><text:span text:style-name="T385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1"><text:tab/><text:span text:style-name="T386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79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2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87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91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88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59">по виду</text:span>, но очень разных <text:span text:style-name="T359">по сути</text:span> <text:span text:style-name="T358">определения переменных и констант</text:span>:</text:p>
      <text:p text:style-name="P93"/>
      <text:p text:style-name="P93"><text:span text:style-name="T345">Определение 1:</text:span><text:tab/><text:tab/><text:span text:style-name="T51">const int var_const=2;</text:span></text:p>
      <text:p text:style-name="P46"><text:span text:style-name="T314">Определение 2:</text:span><text:tab/><text:tab/>int var_noinit;</text:p>
      <text:p text:style-name="P46"><text:span text:style-name="T314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44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90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89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60">Переменная</text:span> размещена в секции <text:span text:style-name="T346">данных</text:span>. <text:span text:style-name="T347">Когда происходит запуск программы на С, вся область </text:span><text:span text:style-name="T70">_DATA</text:span><text:span text:style-name="T347"> инициализируется константой 0. Таким образом, для переменной </text:span><text:soft-page-break/><text:span text:style-name="T70">_var_noinit </text:span><text:span text:style-name="T348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49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50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50"> - это секция, где переменная находится во время выполнения программы и </text:span><text:span text:style-name="T73">_INITIALIZER</text:span><text:span text:style-name="T350">, где хранится инициализирующее значение этой переменной.</text:span></text:p>
      <text:p text:style-name="P99"><text:tab/><text:span text:style-name="T351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51">в секцию </text:span><text:span text:style-name="T74">_INITIALIZED</text:span><text:span text:style-name="T351"> и только потом запускать функцию </text:span><text:span text:style-name="T74">_main</text:span><text:span text:style-name="T351"> (начало программы на C).</text:span></text:p>
      <text:p text:style-name="P99"><text:tab/><text:span text:style-name="T352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49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56">.</text:span></text:p>
      <text:p text:style-name="P106"><text:tab/><text:span text:style-name="T353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54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55">Компилируя файл </text:span><text:span text:style-name="T76">var_init.c</text:span><text:span text:style-name="T355">, компилятор будет думать, что </text:span><text:span text:style-name="T76">var_init —</text:span><text:span text:style-name="T355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56">.</text:span></text:p>
      <text:p text:style-name="P109"><text:tab/><text:span text:style-name="T357">Второй выход посложнее — написать утилиту, которая вырезает секцию _</text:span><text:span text:style-name="T73">INITIALIZER</text:span><text:span text:style-name="T357"> и вставляет её на место секции </text:span><text:span text:style-name="T72">_INITIALIZED</text:span><text:span text:style-name="T357">. Именно такой подход и был осуществлен при написании утилиты </text:span><text:span text:style-name="T79">sdrmini</text:span><text:span text:style-name="T357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57"> и </text:span><text:span text:style-name="T72">_INITIALIZED</text:span><text:span text:style-name="T357">. И, наконец, файл сшивается так, что секция _</text:span><text:span text:style-name="T73">INITIALIZER</text:span><text:span text:style-name="T357"> встает на место секции </text:span><text:span text:style-name="T72">_INITIALIZED</text:span><text:span text:style-name="T357">. Ограничение такого метода — секция _</text:span><text:span text:style-name="T73">INITIALIZER</text:span><text:span text:style-name="T357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57">_</text:span><text:span text:style-name="T73">INITIALIZER</text:span><text:span text:style-name="T349">.</text:span></text:p>
      <text:p text:style-name="P118"/>
      <text:h text:style-name="P506" text:outline-level="2"><text:bookmark-start text:name="__RefHeading___Toc2453_4248709807"/>Секции абсолютной адресации<text:bookmark-end text:name="__RefHeading___Toc2453_4248709807"/></text:h>
      <text:p text:style-name="P394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394"/>
      <text:p text:style-name="P394"><text:tab/><text:span text:style-name="T392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92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94"/>
      <text:h text:style-name="Heading_20_2" text:outline-level="2"><text:bookmark-start text:name="__RefHeading___Toc2455_4248709807"/>Секции кода инициализации <text:span text:style-name="T397">времени выполнения</text:span><text:bookmark-end text:name="__RefHeading___Toc2455_4248709807"/></text:h>
      <text:p text:style-name="P395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93">.</text:span></text:p>
      <text:p text:style-name="P394"/>
      <text:p text:style-name="P394"><text:tab/><text:span text:style-name="T394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94">.</text:span></text:p>
      <text:p text:style-name="P396"><text:tab/><text:span text:style-name="T395">Компилятор помещает весь такой код в секцию </text:span><text:span text:style-name="T51">_GSINIT</text:span><text:span text:style-name="T395">. Секция </text:span><text:span text:style-name="T51">_GS</text:span><text:span text:style-name="T87">FINAL</text:span><text:span text:style-name="T395">, следующая сразу за секцией </text:span><text:span text:style-name="T51">_GSINIT</text:span><text:span text:style-name="T395">, содержит единственную команду </text:span><text:span text:style-name="T88">ret</text:span><text:span text:style-name="T395">. При старте программы, стартовый код вызывает содержимое секции </text:span><text:span text:style-name="T51">_GSINIT</text:span><text:span text:style-name="T395">, как обычную подпрограмму.</text:span></text:p>
      <text:p text:style-name="P396"><text:tab/><text:span text:style-name="T396">Заметим, что после выполнения стартового кода, содержимое секций </text:span><text:span text:style-name="T51">_GSINIT</text:span><text:span text:style-name="T309">,</text:span><text:span text:style-name="T51"> _GS</text:span><text:span text:style-name="T87">FINAL</text:span><text:span text:style-name="T317"> </text:span><text:span text:style-name="T318">и <text:s/></text:span><text:span text:style-name="T315">_</text:span><text:span text:style-name="T73">INITIALIZER</text:span><text:span text:style-name="T316"> </text:span><text:span text:style-name="T318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<text:bookmark-start text:name="__RefNumPara__6300_1526021772"/>Стартовый код <text:span text:style-name="T398">crt0*.s</text:span><text:bookmark-end text:name="__RefHeading___Toc1529_3668116786"/><text:bookmark-end text:name="__RefNumPara__6300_1526021772"/></text:h>
      <text:p text:style-name="P163"><text:tab/><text:span text:style-name="T398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4"><text:tab/><text:span text:style-name="T399">В SDCC-NOINIT предусмотрены различные файлы стартового кода, находящиеся в каталоге </text:span><text:span text:style-name="T89">libsrc/crt0</text:span><text:span text:style-name="T399">:</text:span></text:p>
      <text:p text:style-name="P165"><text:tab/><text:span text:style-name="T51">crt0.s</text:span><text:tab/><text:tab/><text:tab/>- стартовый код обычной программы;</text:p>
      <text:p text:style-name="P165"><text:tab/><text:span text:style-name="T51">crt0wcplugin.s</text:span><text:tab/>- стартовый код плагина WC.</text:p>
      <text:p text:style-name="P165"/>
      <text:p text:style-name="P180"><text:tab/>Пользователь волен писать свой стартовый код, если ему нравится и хочется.</text:p>
      <text:p text:style-name="P168"/>
      <text:p text:style-name="P168"><text:tab/><text:span text:style-name="T400">Файлы со стартовым кодом находятся в каталоге <text:s/></text:span><text:span text:style-name="T89">libsrc/crt0</text:span><text:span text:style-name="T399"> и называются </text:span><text:span text:style-name="T89">crt0*.s</text:span><text:span text:style-name="T399">. Вместо звездочки подставляем все, что нам угодно.</text:span></text:p>
      <text:p text:style-name="P166"><text:soft-page-break/></text:p>
      <text:p text:style-name="P167">Какой бы ни был стартовый код, его функции <text:span text:style-name="T403">примерно следующие</text:span>:</text:p>
      <text:p text:style-name="P169"/>
      <text:list xml:id="list2785804910" text:style-name="L2">
        <text:list-item>
          <text:p text:style-name="P443">инициализаци<text:span text:style-name="T404">я</text:span> указателя стек<text:span text:style-name="T401">а;</text:span></text:p>
        </text:list-item>
        <text:list-item>
          <text:p text:style-name="P444">заполнение секции <text:span text:style-name="T51">_DATA</text:span> нулевым значением;</text:p>
        </text:list-item>
        <text:list-item>
          <text:p text:style-name="P445">копирование секции <text:span text:style-name="T372">_</text:span><text:span text:style-name="T380">INITIALIZER</text:span><text:span text:style-name="T373"> </text:span><text:span text:style-name="T371">в секцию</text:span><text:span text:style-name="T372">_</text:span><text:span text:style-name="T380">INITIALIZE</text:span><text:span text:style-name="T379">D;</text:span></text:p>
        </text:list-item>
        <text:list-item>
          <text:p text:style-name="P446"><text:span text:style-name="T371">вызов кода инициализации </text:span><text:span text:style-name="T374">времени выполнения </text:span><text:span text:style-name="T371">из секции </text:span><text:span text:style-name="T379">_GSINIT;</text:span></text:p>
        </text:list-item>
        <text:list-item>
          <text:p text:style-name="P447">вызов кода на языке C (функции main() );</text:p>
        </text:list-item>
        <text:list-item>
          <text:p text:style-name="P449">восстановление указателя стека;</text:p>
        </text:list-item>
        <text:list-item>
          <text:p text:style-name="P449">возврат в вызывающую программу.</text:p>
        </text:list-item>
      </text:list>
      <text:p text:style-name="P167"/>
      <text:p text:style-name="P171"><text:tab/>Кроме этого, при линковке программы, файл <text:span text:style-name="T89">crt0*.</text:span><text:span text:style-name="T51">rel</text:span><text:span text:style-name="T309"> должен быть указан первым в списке объектных </text:span><text:span text:style-name="T319">файлов, чтобы определить порядок следования секций. Иначе результат будет плачевным.</text:span></text:p>
      <text:p text:style-name="P171"><text:tab/>В SDCC-NOINIT проведена некоторая работа по оптимизации всех функций <text:span text:style-name="T405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2"><text:span text:style-name="T327"><text:tab/>Файл</text:span><text:span text:style-name="T328"><text:tab/></text:span><text:span text:style-name="T103">config.mk —</text:span><text:span text:style-name="T618"> файл конфигурации стартового кода. На его основе генерируется файл </text:span><text:span text:style-name="T104">autoconfig.asm</text:span><text:span text:style-name="T463">, который содержит определения, передаваемые в стартовый код.</text:span></text:p>
      <text:p text:style-name="P173"><text:tab/><text:span text:style-name="T619">Чтобы иметь доступ к символам, определённым в файле </text:span><text:span text:style-name="T196">config.mk</text:span><text:span text:style-name="T619">, в файл </text:span><text:span text:style-name="T196">crt0*.s</text:span><text:span text:style-name="T619"> необходимо включить файл </text:span><text:span text:style-name="T104">autoconfig.asm</text:span><text:span text:style-name="T619">, написав в начале файла </text:span><text:span text:style-name="T196">crt0*.s</text:span><text:span text:style-name="T619"> директиву:</text:span></text:p>
      <text:p text:style-name="P171"/>
      <text:p text:style-name="P339"><text:span text:style-name="T620"><text:tab/><text:tab/><text:tab/></text:span><text:span text:style-name="T621">.include /autoconfig.asm/</text:span></text:p>
      <text:p text:style-name="P171"/>
      <text:p text:style-name="P171"><text:tab/><text:span text:style-name="T406">Рассмотрим, какие особенности имеет файл </text:span><text:span text:style-name="T90">crt0.s</text:span><text:span text:style-name="T320"> SDCC-NOINIT:</text:span></text:p>
      <text:list xml:id="list867561927" text:style-name="L3">
        <text:list-item>
          <text:p text:style-name="P451"><text:span text:style-name="T400">инициализация указателя стека. Производится опционально. Определяется символом </text:span><text:span text:style-name="T92">CALLERSTACK</text:span><text:span text:style-name="T400"> файла </text:span><text:span text:style-name="T92">config.mk</text:span><text:span text:style-name="T400">. Если </text:span><text:span text:style-name="T92">CALLERSTACK</text:span><text:span text:style-name="T400">=0, то использовать свой стек, а если <text:s/></text:span><text:span text:style-name="T92">CALLERSTACK</text:span><text:span text:style-name="T400">=1 — то не трогать указатель стека, т. е. Использовать стек вызывающей программы. Это удобно;</text:span></text:p>
          <text:p text:style-name="P452"/>
        </text:list-item>
        <text:list-item>
          <text:p text:style-name="P453"><text:span text:style-name="T400">заполнение секции </text:span><text:span text:style-name="T91">_DATA</text:span><text:span text:style-name="T401"> нулевым значением. Так как снекция </text:span><text:span text:style-name="T91">_DATA</text:span><text:span text:style-name="T401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53"/>
        </text:list-item>
        <text:list-item>
          <text:p text:style-name="P454"><text:span text:style-name="T401">копирование секции </text:span><text:span text:style-name="T372">_</text:span><text:span text:style-name="T380">INITIALIZER</text:span><text:span text:style-name="T373"> </text:span><text:span text:style-name="T375">в секцию</text:span><text:span text:style-name="T372">_</text:span><text:span text:style-name="T380">INITIALIZE</text:span><text:span text:style-name="T381">D</text:span><text:span text:style-name="T375">. </text:span><text:span text:style-name="T377">Этот вопрос уже обсуждался ранее. Секции копируются скриптом </text:span><text:span text:style-name="T383">sdrmini</text:span><text:span text:style-name="T377"> после компиляции и во время выполнения секция _ </text:span><text:span text:style-name="T380">INITIALIZE</text:span><text:span text:style-name="T384">R</text:span><text:span text:style-name="T377"> уже не существует;</text:span></text:p>
          <text:p text:style-name="P455"/>
        </text:list-item>
        <text:list-item>
          <text:p text:style-name="P453"><text:span text:style-name="T376">вызов кода инициализации </text:span><text:span text:style-name="T374">времени выполнения </text:span><text:span text:style-name="T376">из секции </text:span><text:span text:style-name="T382">_GSINIT</text:span><text:span text:style-name="T376">. </text:span><text:span text:style-name="T378">Тут все по стандарту;</text:span></text:p>
          <text:p text:style-name="P456"/>
        </text:list-item>
        <text:list-item>
          <text:p text:style-name="P448">вызов кода на языке C (функции main() );</text:p>
          <text:p text:style-name="P453"/>
        </text:list-item>
        <text:list-item>
          <text:p text:style-name="P453"><text:span text:style-name="T402">восстановление указателя стека производится только если был использован свой собственный стек (</text:span><text:span text:style-name="T92">CALLERSTACK</text:span><text:span text:style-name="T400">=0);</text:span></text:p>
          <text:p text:style-name="P453"/>
        </text:list-item>
        <text:list-item>
          <text:p text:style-name="P450">возврат в вызывающую программу. <text:span text:style-name="T407">Тут все по стандарту.</text:span></text:p>
        </text:list-item>
      </text:list>
      <text:p text:style-name="P170"/>
      <text:p text:style-name="P174"><text:tab/>Кроме того, предусмотрено управление прерываниями при старте программы. Если символ <text:span text:style-name="T51">DISTART=0</text:span> <text:span text:style-name="T409">(файл </text:span><text:span text:style-name="T92">config.mk</text:span><text:span text:style-name="T322"> </text:span><text:span text:style-name="T323">данной программы</text:span><text:span text:style-name="T321">)</text:span>, <text:span text:style-name="T408">то при входе в программу прерывания запрещаются, а при выходе — разрешаются. </text:span></text:p>
      <text:p text:style-name="P174"><text:tab/><text:span text:style-name="T410">Подробнее о конфигурации программ, библиотек и прочего — ниже.</text:span></text:p>
      <text:h text:style-name="P499" text:outline-level="1"><text:bookmark-start text:name="__RefHeading___Toc2499_1885247514"/>Ассемблер в С и С в Ассемблере<text:bookmark-end text:name="__RefHeading___Toc2499_1885247514"/></text:h>
      <text:p text:style-name="P181"><text:tab/>Известно, что на ZX без ассемблера никуда. И это хорошо. Но и без ЯВУ в 21м веке тоже не комфортоно.</text:p>
      <text:p text:style-name="P181"><text:tab/><text:span text:style-name="T420">Как же нам взять хорошее и от того и от другого? Для этого необходимо научиться ассемблерный код и код на С.</text:span></text:p>
      <text:p text:style-name="P181"><text:tab/><text:span text:style-name="T421">Этому и посвящена данная глава.</text:span></text:p>
      <text:h text:style-name="P507" text:outline-level="2"><text:bookmark-start text:name="__RefHeading___Toc3553_2746178361"/>Два способа совмещать С и Ассемблер<text:bookmark-end text:name="__RefHeading___Toc3553_2746178361"/></text:h>
      <text:p text:style-name="P182"><text:tab/><text:span text:style-name="T422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22">.</text:span></text:p>
      <text:p text:style-name="P182"><text:tab/><text:span text:style-name="T536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508" text:outline-level="2"><text:bookmark-start text:name="__RefHeading___Toc3555_2746178361"/>Соглашения об именах<text:bookmark-end text:name="__RefHeading___Toc3555_2746178361"/></text:h>
      <text:p text:style-name="P183"><text:tab/><text:span text:style-name="T424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3"/>
      <text:p text:style-name="P188">Рассмотрим простой пример:</text:p>
      <text:p text:style-name="P188"/>
      <text:p text:style-name="P189">Возьмем файл <text:span text:style-name="T51">example.c</text:span>:</text:p>
      <text:p text:style-name="P189"/>
      <text:p text:style-name="P354">int <text:span text:style-name="T244">var_a</text:span>;<text:tab/><text:tab/>// обычная переменная</text:p>
      <text:p text:style-name="P354">static int <text:span text:style-name="T244">var_b</text:span>;<text:tab/>// локальная переменная (область видимости — файл)</text:p>
      <text:p text:style-name="P354"/>
      <text:p text:style-name="P354">void <text:span text:style-name="T244">function_a</text:span>(){<text:tab/>// обычная функция</text:p>
      <text:p text:style-name="P354">}</text:p>
      <text:p text:style-name="P354">static void <text:span text:style-name="T244">function_b</text:span>(){<text:tab/>// локальная функция (область видимости - файл)</text:p>
      <text:p text:style-name="P354">}</text:p>
      <text:p text:style-name="P188"/>
      <text:p text:style-name="P190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90"/>
      <text:p text:style-name="P354">.area _DATA</text:p>
      <text:p text:style-name="P354"><text:span text:style-name="T255">_var_a</text:span>::</text:p>
      <text:p text:style-name="P354"><text:tab/>.ds 2</text:p>
      <text:p text:style-name="P354"><text:span text:style-name="T255">_var_b</text:span>:</text:p>
      <text:p text:style-name="P354"><text:tab/>.ds 2</text:p>
      <text:p text:style-name="P354"/>
      <text:p text:style-name="P354">.area _CODE</text:p>
      <text:p text:style-name="P354"><text:span text:style-name="T255">_function_a</text:span>::</text:p>
      <text:p text:style-name="P354"><text:tab/>ret</text:p>
      <text:p text:style-name="P354"/>
      <text:p text:style-name="P354"><text:span text:style-name="T255">_function_b</text:span>:</text:p>
      <text:p text:style-name="P354"><text:tab/>ret</text:p>
      <text:p text:style-name="Text_20_body"><text:soft-page-break/></text:p>
      <text:p text:style-name="P191"><text:tab/>Понимаете что произошло? <text:span text:style-name="T425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91"><text:tab/><text:span text:style-name="T426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91"/>
      <text:p text:style-name="P191"><text:tab/><text:span text:style-name="T427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91"/>
      <text:p text:style-name="P193"><text:tab/>Например имеется файл на ассемблере. <text:span text:style-name="T446">Обратите внимание, что после имени стоит </text:span><text:span text:style-name="T97">два</text:span><text:span text:style-name="T446"> двоеточия. Почему так — поговорим ниже.</text:span></text:p>
      <text:p text:style-name="P193"/>
      <text:p text:style-name="P356">.area _DATA</text:p>
      <text:p text:style-name="P356"><text:span text:style-name="T255">_</text:span><text:span text:style-name="T256">MyAsmArray</text:span>::</text:p>
      <text:p text:style-name="P356"><text:tab/>.ds <text:span text:style-name="T428">10</text:span></text:p>
      <text:p text:style-name="P356"/>
      <text:p text:style-name="P356">.area _CODE</text:p>
      <text:p text:style-name="P356"><text:span text:style-name="T255">_</text:span><text:span text:style-name="T257">MyAssemblerFunction</text:span>::</text:p>
      <text:p text:style-name="P356"><text:tab/>ret</text:p>
      <text:p text:style-name="P355"/>
      <text:p text:style-name="P196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29">Пример кода на С:</text:span></text:p>
      <text:p text:style-name="P194"/>
      <text:p text:style-name="P358"><text:span text:style-name="T258">// </text:span><text:span text:style-name="T261">Прототипы</text:span></text:p>
      <text:p text:style-name="P367"/>
      <text:p text:style-name="P358"><text:span text:style-name="T258">extern uint8_t </text:span><text:span text:style-name="T256">MyAsmArray</text:span><text:span text:style-name="T259">[];<text:tab/>// Массив </text:span><text:span text:style-name="T260">из 10 байт</text:span></text:p>
      <text:p text:style-name="P358"><text:span text:style-name="T260">void</text:span><text:span text:style-name="T255"> </text:span><text:span text:style-name="T257">MyAssemblerFunction</text:span><text:span text:style-name="T260">();<text:tab/>// Функция</text:span></text:p>
      <text:p text:style-name="P357"/>
      <text:p text:style-name="P389"><text:span text:style-name="T430">// </text:span><text:span text:style-name="T431">Вызов (пример)</text:span></text:p>
      <text:p text:style-name="P365">void main(){</text:p>
      <text:p text:style-name="P357"><text:span text:style-name="T256"><text:tab/>MyAsmArray</text:span><text:span text:style-name="T259">[</text:span><text:span text:style-name="T262">0</text:span><text:span text:style-name="T259">] </text:span><text:span text:style-name="T262">= 5;</text:span></text:p>
      <text:p text:style-name="P357"><text:span text:style-name="T255"><text:tab/>MyAssemblerFunction</text:span><text:span text:style-name="T260">();</text:span></text:p>
      <text:p text:style-name="P420"><text:span text:style-name="T260"><text:tab/></text:span><text:span text:style-name="T263">}</text:span></text:p>
      <text:p text:style-name="P192"/>
      <text:p text:style-name="P198"><text:tab/>Как видите, в преобразовании имен между С и ассемблером нет ничего сложного. Всего лишь один символ, и тот — подчеркивание. <text:span text:style-name="T447">Займемся теперь загадочными двоеточиями. Почему в одном случае оно одно, а в другом их два? Где здесь разгадка?</text:span></text:p>
      <text:p text:style-name="P205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7"/>
      <text:p text:style-name="P197"/>
      <text:h text:style-name="P509" text:outline-level="2"><text:bookmark-start text:name="__RefHeading___Toc3557_2746178361"/><text:soft-page-break/>Локальный или глобальный?<text:bookmark-end text:name="__RefHeading___Toc3557_2746178361"/></text:h>
      <text:p text:style-name="P184"><text:tab/><text:span text:style-name="T448">Область видимости — это участок программы, где доступно то или иное имя переменной или функции.</text:span></text:p>
      <text:p text:style-name="P184"><text:tab/><text:span text:style-name="T448">Для языка Ассемблера </text:span><text:span text:style-name="T98">sdas</text:span><text:span text:style-name="T448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6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7"><text:tab/><text:span text:style-name="T449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7"><text:tab/><text:span text:style-name="T452">Чем же отличаются глобальные и локальные переменные? Все довольно просто.</text:span></text:p>
      <text:p text:style-name="P185"><text:tab/><text:span text:style-name="T450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6"><text:tab/><text:span text:style-name="T450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6"><text:tab/><text:span text:style-name="T453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99"/>
      <text:h text:style-name="Heading_20_3" text:outline-level="3"><text:bookmark-start text:name="__RefHeading___Toc3866_2746178361"/>Объявление глобальных переменных <text:span text:style-name="T451">и функций</text:span><text:bookmark-end text:name="__RefHeading___Toc3866_2746178361"/></text:h>
      <text:p text:style-name="P199"><text:tab/><text:span text:style-name="T454">На языке С любая переменная или функция считается глобальной. Например, вот объявления глобальных переменных и функций:</text:span></text:p>
      <text:p text:style-name="P199"/>
      <text:p text:style-name="P354">int a;</text:p>
      <text:p text:style-name="P354">void main(){}</text:p>
      <text:p text:style-name="P202"/>
      <text:p text:style-name="P202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2"/>
      <text:p text:style-name="P359"><text:span text:style-name="T455">.globl<text:tab/></text:span><text:span text:style-name="T264">_</text:span><text:span text:style-name="T257">MyAssemblerFunction</text:span></text:p>
      <text:p text:style-name="P368"/>
      <text:p text:style-name="P360">.area _CODE</text:p>
      <text:p text:style-name="P360"><text:span text:style-name="T255">_</text:span><text:span text:style-name="T257">MyAssemblerFunction</text:span>:</text:p>
      <text:p text:style-name="P369"><text:tab/>ret</text:p>
      <text:p text:style-name="P368"/>
      <text:p text:style-name="P359">.area _DATA</text:p>
      <text:p text:style-name="P359"><text:span text:style-name="T255">_</text:span><text:span text:style-name="T256">MyAsmArray</text:span>::</text:p>
      <text:p text:style-name="P359"><text:tab/>.ds <text:span text:style-name="T428">10</text:span></text:p>
      <text:p text:style-name="P200"><text:soft-page-break/><text:span text:style-name="T456"><text:tab/>Функция <text:s/></text:span><text:span text:style-name="T432">_</text:span><text:span text:style-name="T433">MyAssemblerFunction </text:span><text:span text:style-name="T456">объявлена глобальной с помощью использования ключевого слова </text:span><text:span text:style-name="T99">.globl</text:span><text:span text:style-name="T324">. А переменная </text:span><text:span text:style-name="T434">_</text:span><text:span text:style-name="T435">MyAsmArray</text:span><text:span text:style-name="T439"> <text:s/></text:span><text:span text:style-name="T438">объявлена глобальной с <text:s/>помощью <text:s/></text:span><text:span text:style-name="T440">двойн</text:span><text:span text:style-name="T441">ого</text:span><text:span text:style-name="T440"> двоеточи</text:span><text:span text:style-name="T441">я</text:span><text:span text:style-name="T440"> после имени</text:span><text:span text:style-name="T441">. </text:span><text:span text:style-name="T442">Эти объявления равнозначны.</text:span></text:p>
      <text:p text:style-name="P195"/>
      <text:h text:style-name="Heading_20_3" text:outline-level="3"><text:bookmark-start text:name="__RefHeading___Toc3868_2746178361"/>Объявление <text:span text:style-name="T451">локальных</text:span> переменных <text:span text:style-name="T451">и функций</text:span><text:bookmark-end text:name="__RefHeading___Toc3868_2746178361"/></text:h>
      <text:p text:style-name="P419"><text:span text:style-name="T454"><text:tab/>На языке С область видимости, ограниченная одним файлом задаётся ключевым словом </text:span><text:span text:style-name="T100">static</text:span><text:span text:style-name="T454">. Например, вот объявления локальных переменных и функций, ограниченных по области видимости файлом:</text:span></text:p>
      <text:p text:style-name="P201"/>
      <text:p text:style-name="P361"><text:span text:style-name="T457">static </text:span>int <text:span text:style-name="T457">local_</text:span>a;</text:p>
      <text:p text:style-name="P362"><text:span text:style-name="T457">static </text:span>void <text:span text:style-name="T457">local_</text:span>main(){}</text:p>
      <text:p text:style-name="P203"><text:tab/>На языке ассемблера для объявления <text:span text:style-name="T454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3"><text:tab/></text:p>
      <text:p text:style-name="P364">.area _CODE</text:p>
      <text:p text:style-name="P364"><text:span text:style-name="T255">_</text:span><text:span text:style-name="T257">MyAssemblerFunction</text:span><text:span text:style-name="T265">Local</text:span>:</text:p>
      <text:p text:style-name="P370"><text:tab/>ret</text:p>
      <text:p text:style-name="P370"/>
      <text:p text:style-name="P364">.area _DATA</text:p>
      <text:p text:style-name="P364"><text:span text:style-name="T255">_</text:span><text:span text:style-name="T256">MyAsmArray</text:span><text:span text:style-name="T265">Local</text:span>:</text:p>
      <text:p text:style-name="P363"><text:tab/>.ds <text:span text:style-name="T428">10</text:span></text:p>
      <text:p text:style-name="P203"/>
      <text:p text:style-name="P204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46">-a</text:span><text:span text:style-name="T458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58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23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23">, файл на ассемблере — с помощью </text:span><text:span text:style-name="T95">sdas</text:span><text:span text:style-name="T423">). В результате получаются несколько объектных </text:span><text:span text:style-name="T95">*.rel</text:span><text:span text:style-name="T423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519" text:outline-level="3"><text:bookmark-start text:name="__RefHeading___Toc5370_308625717"/>Не выходя из С<text:bookmark-end text:name="__RefHeading___Toc5370_308625717"/></text:h>
      <text:p text:style-name="P286"><text:tab/><text:span text:style-name="T537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6"><text:tab/><text:span text:style-name="T538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6"><text:tab/><text:span text:style-name="T538">И это очень удобно. Директивы, которые нам понадобятся — следующие:</text:span></text:p>
      <text:p text:style-name="P286"><text:span text:style-name="T51"><text:tab/><text:tab/>__</text:span><text:span text:style-name="T173">asm </text:span><text:span text:style-name="T539">— обозначает начало ассемблерного кода;</text:span></text:p>
      <text:p text:style-name="P287"><text:span text:style-name="T51"><text:tab/><text:tab/>__</text:span><text:span text:style-name="T173">endasm</text:span><text:span text:style-name="T539"> — обозначает окончание ассемблерного кода;</text:span></text:p>
      <text:p text:style-name="P287"><text:span text:style-name="T51"><text:tab/><text:tab/>__</text:span><text:span text:style-name="T173">naked </text:span><text:span text:style-name="T539">— (голая) обозначает, что процедура не имеет </text:span><text:span text:style-name="T39">пролога</text:span><text:span text:style-name="T539"> и </text:span><text:span text:style-name="T39">эпилога</text:span><text:span text:style-name="T539">.</text:span></text:p>
      <text:p text:style-name="P310"><text:soft-page-break/>Обычно, описание функции на встроенном ассемблере, выглядит так:</text:p>
      <text:p text:style-name="P288"/>
      <text:p text:style-name="P354">void<text:tab/><text:span text:style-name="T542">example_asm1</text:span>()__naked{</text:p>
      <text:p text:style-name="P354">__asm;</text:p>
      <text:p text:style-name="P354"><text:tab/>;// Тут любой код на ассемблере, метки и всё, что угодно.</text:p>
      <text:p text:style-name="P354"/>
      <text:p text:style-name="P354"><text:tab/><text:span text:style-name="T540">r</text:span>et<text:tab/>; Возврат из процедуры</text:p>
      <text:p text:style-name="P354">__endasm;</text:p>
      <text:p text:style-name="P354">}</text:p>
      <text:p text:style-name="P288"/>
      <text:p text:style-name="P288"><text:tab/>Пока рассмотрим самый простой пример — функция не <text:span text:style-name="T541">принимает и не возвращает никаких параметров.</text:span></text:p>
      <text:p text:style-name="P289"><text:tab/><text:span text:style-name="T542">Таким образом, при вызове нашей функции в другом месте программы</text:span></text:p>
      <text:p text:style-name="P289"/>
      <text:p text:style-name="P289"><text:tab/><text:tab/><text:span text:style-name="T445">example_asm1</text:span><text:span text:style-name="T444">()</text:span><text:span text:style-name="T445">;</text:span></text:p>
      <text:p text:style-name="P289"/>
      <text:p text:style-name="P290">просто выполнится вызов подпрограммы, примерно так (не забываем про конверсию имен!):</text:p>
      <text:p text:style-name="P288"/>
      <text:p text:style-name="P288"><text:tab/><text:tab/><text:span text:style-name="T40">call _</text:span><text:span text:style-name="T445">example_asm1</text:span></text:p>
      <text:p text:style-name="P288"/>
      <text:p text:style-name="P290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39"><text:s/></text:span><text:span text:style-name="T39">пролог </text:span><text:span text:style-name="T539">и </text:span><text:span text:style-name="T39">эпилога </text:span>функции.</text:p>
      <text:p text:style-name="P290"><text:tab/><text:span text:style-name="T543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43">, а в конце — код выхода из функции, называемый </text:span><text:span text:style-name="T41">эпилогом</text:span><text:span text:style-name="T543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91"><text:tab/><text:span text:style-name="T544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44">.</text:span></text:p>
      <text:p text:style-name="P291"><text:tab/><text:span text:style-name="T545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91"><text:tab/><text:span text:style-name="T546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510" text:outline-level="2"><text:bookmark-start text:name="__RefHeading___Toc3563_2746178361"/>Передача параметров в функцию<text:bookmark-end text:name="__RefHeading___Toc3563_2746178361"/></text:h>
      <text:p text:style-name="P292"><text:tab/><text:span text:style-name="T547">Когда мы пишем на С функцию, например:</text:span></text:p>
      <text:p text:style-name="P293"/>
      <text:p text:style-name="P293"><text:tab/><text:tab/><text:span text:style-name="T28">void<text:tab/> func(int a, int b){</text:span></text:p>
      <text:p text:style-name="P37"><text:tab/><text:tab/><text:tab/>// <text:span text:style-name="T548">Код работы с a и b</text:span><text:tab/> <text:s text:c="7"/></text:p>
      <text:p text:style-name="P37"><text:tab/><text:tab/>}</text:p>
      <text:p text:style-name="P293"/>
      <text:p text:style-name="P295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49">выражений. И этого нам хватает.</text:span></text:p>
      <text:p text:style-name="P295"><text:soft-page-break/><text:tab/><text:span text:style-name="T550">Но если мы пишем на ассемблере, то все по-другому. Без знания — как получить параметры — нам никуда.</text:span></text:p>
      <text:p text:style-name="P295"><text:tab/><text:span text:style-name="T550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50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6"><text:tab/><text:span text:style-name="T551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6"><text:tab/><text:span text:style-name="T551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5"><text:tab/><text:span text:style-name="T552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52">.</text:span></text:p>
      <text:p text:style-name="P295"><text:tab/><text:span text:style-name="T553">Это упрощает нам жизнь в том смысле, что есть только один способ добраться до вожделенных параметров.</text:span></text:p>
      <text:p text:style-name="P295"/>
      <text:p text:style-name="P295"><text:tab/><text:span text:style-name="T553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5"/>
      <text:p text:style-name="P298">Код на С:</text:p>
      <text:p text:style-name="P298"><text:tab/><text:tab/><text:span text:style-name="T51">func(19,77);</text:span></text:p>
      <text:p text:style-name="P295"/>
      <text:p text:style-name="P298">Тот же код на ассемблере <text:span text:style-name="T555">(я упростил его для понимания)</text:span>:</text:p>
      <text:p text:style-name="P298"><text:tab/><text:tab/></text:p>
      <text:p text:style-name="P297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54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56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56">- очистка стека</text:span></text:p>
      <text:p text:style-name="P84"><text:tab/><text:tab/>pop <text:s text:c="4"/>af</text:p>
      <text:p text:style-name="P295"/>
      <text:p text:style-name="P299">Что мы видим? А видим мы много удивительного и поле<text:span text:style-name="T557">зного.</text:span></text:p>
      <text:p text:style-name="P300"/>
      <text:p text:style-name="P300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300"><text:tab/><text:span text:style-name="T51">Во-вторых</text:span> — в момент вызова функции, что логично, на стеке также сохраняется адрес возврата.</text:p>
      <text:p text:style-name="P300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59">(</text:span><text:span text:style-name="T177">_func</text:span><text:span text:style-name="T559">)</text:span> (а именно она у нас написана на ассемблере) ничего чистить не надо.</text:p>
      <text:p text:style-name="P301"><text:tab/><text:span text:style-name="T176">В-пятых</text:span><text:span text:style-name="T558"> — первый параметр располагается </text:span>в <text:span text:style-name="T28">вызываемой</text:span> функции <text:span text:style-name="T559">(</text:span><text:span text:style-name="T177">_func</text:span><text:span text:style-name="T559">) на стеке по адресу </text:span><text:span text:style-name="T176">SP+2</text:span><text:span text:style-name="T558">, так как два байта занимает адрес возврата.</text:span></text:p>
      <text:p text:style-name="P301"/>
      <text:p text:style-name="P301"><text:tab/><text:span text:style-name="T560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59">:</text:span></text:p>
      <text:p text:style-name="P302"/>
      <text:p text:style-name="P302"><text:soft-page-break/></text:p>
      <text:p text:style-name="P294"/>
      <text:p text:style-name="P294"><text:tab/><text:span text:style-name="T244">void<text:tab/> func(int a, int b)__</text:span><text:span text:style-name="T250">naked</text:span><text:span text:style-name="T244">{</text:span></text:p>
      <text:p text:style-name="P304"><text:tab/>__<text:span text:style-name="T561">asm;<text:tab/><text:tab/></text:span><text:span text:style-name="T11">// Вход в функцию. Первый параметр по адресу SP+2</text:span></text:p>
      <text:p text:style-name="P304"><text:tab/><text:tab/><text:span text:style-name="T561">push<text:tab/>ix<text:tab/></text:span><text:span text:style-name="T11">// Запомнили ix. Теперь параметр по адресу SP+4</text:span></text:p>
      <text:p text:style-name="P304"><text:tab/><text:tab/><text:span text:style-name="T561">ld<text:tab/>ix,#4</text:span></text:p>
      <text:p text:style-name="P304"><text:tab/><text:tab/><text:span text:style-name="T561">add<text:tab/>ix,sp<text:tab/></text:span><text:span text:style-name="T11">// Теперь ix указывает на int a;<text:tab/>ix+2 — на int b</text:span></text:p>
      <text:p text:style-name="P304"/>
      <text:p text:style-name="P304"><text:tab/><text:tab/><text:span text:style-name="T561">ld<text:tab/>l,0(ix)<text:tab/></text:span><text:span text:style-name="T11">// hl=a</text:span></text:p>
      <text:p text:style-name="P307"><text:tab/><text:tab/>ld<text:tab/>h,1(ix)</text:p>
      <text:p text:style-name="P304"/>
      <text:p text:style-name="P304"><text:tab/><text:tab/><text:span text:style-name="T561">ld<text:tab/>e,2(ix)<text:tab/></text:span><text:span text:style-name="T11">// de=b</text:span></text:p>
      <text:p text:style-name="P304"><text:tab/><text:tab/><text:span text:style-name="T561">ld<text:tab/>d,3(ix)</text:span></text:p>
      <text:p text:style-name="P304"/>
      <text:p text:style-name="P304"><text:tab/><text:tab/>;<text:span text:style-name="T7">// </text:span><text:span text:style-name="T12">Делаем тут все что хотим</text:span></text:p>
      <text:p text:style-name="P304"/>
      <text:p text:style-name="P304"><text:tab/><text:tab/><text:span text:style-name="T561">pop<text:tab/>ix<text:tab/>/</text:span><text:span text:style-name="T11">/ Восстанавливаем ix</text:span></text:p>
      <text:p text:style-name="P304"><text:tab/><text:tab/><text:span text:style-name="T561">ret<text:tab/><text:tab/></text:span><text:span text:style-name="T11">// Возврат из функции</text:span></text:p>
      <text:p text:style-name="P304"><text:tab/>__<text:span text:style-name="T561">endasm;</text:span> <text:s text:c="7"/></text:p>
      <text:p text:style-name="P303"><text:tab/>}</text:p>
      <text:p text:style-name="P294"/>
      <text:p text:style-name="P308"><text:tab/>Как видим — ничего сложного. <text:span text:style-name="T562">Помните только, что:</text:span></text:p>
      <text:p text:style-name="P308"/>
      <text:list xml:id="list3123070979" text:style-name="L4">
        <text:list-item>
          <text:p text:style-name="P457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58">параметр на стеке занимает ровно столько места, сколько составляет размер его типа. <text:span text:style-name="T563">Для SDCC различные типы имею такие размеры:</text:span></text:p>
          <text:list>
            <text:list-item>
              <text:p text:style-name="P459"><text:span text:style-name="T244">char <text:tab/><text:tab/>— 1 байт<text:tab/></text:span><text:span text:style-name="T251">(signed или unsigned </text:span><text:span text:style-name="T252">- неважно</text:span><text:span text:style-name="T251">)</text:span></text:p>
            </text:list-item>
            <text:list-item>
              <text:p text:style-name="P460">int <text:tab/><text:tab/>— <text:span text:style-name="T564">2</text:span> байт<text:span text:style-name="T565">а</text:span><text:tab/><text:span text:style-name="T566">(signed или unsigned - неважно)</text:span></text:p>
            </text:list-item>
            <text:list-item>
              <text:p text:style-name="P460">long <text:tab/><text:tab/>— <text:span text:style-name="T564">4</text:span> байт<text:span text:style-name="T564">а</text:span><text:tab/><text:span text:style-name="T566">(signed или unsigned - неважно)</text:span></text:p>
            </text:list-item>
            <text:list-item>
              <text:p text:style-name="P460">long long <text:tab/>— <text:span text:style-name="T564">8</text:span> байт<text:tab/><text:span text:style-name="T566">(signed или unsigned - неважно)</text:span></text:p>
            </text:list-item>
            <text:list-item>
              <text:p text:style-name="P461">float <text:tab/><text:tab/>—<text:span text:style-name="T564"> 4 байта</text:span></text:p>
            </text:list-item>
            <text:list-item>
              <text:p text:style-name="P462"><text:span text:style-name="T567">void*<text:tab/><text:tab/>— 2</text:span> байт<text:span text:style-name="T565">а<text:tab/>(любой указатель или ссылка)</text:span></text:p>
            </text:list-item>
          </text:list>
        </text:list-item>
      </text:list>
      <text:p text:style-name="P157"/>
      <text:h text:style-name="P510" text:outline-level="2"><text:bookmark-start text:name="__RefHeading___Toc3565_2746178361"/>Передача <text:span text:style-name="T568">значений, возвращаемых </text:span>функци<text:span text:style-name="T568">ей</text:span><text:bookmark-end text:name="__RefHeading___Toc3565_2746178361"/></text:h>
      <text:p text:style-name="P286"><text:tab/><text:span text:style-name="T568">Из функции можно вернуть только те типы, которые разрешено передавать по значению.</text:span></text:p>
      <text:p text:style-name="P286"><text:tab/><text:span text:style-name="T569">Правила возврата следующие:</text:span></text:p>
      <text:p text:style-name="P309"/>
      <text:list xml:id="list2750621664" text:style-name="L5">
        <text:list-item>
          <text:p text:style-name="P465">однобайтовые типы <text:span text:style-name="T572">(</text:span><text:span text:style-name="T178">char</text:span><text:span text:style-name="T572">)</text:span> возвращаются в регистре <text:span text:style-name="T51">L</text:span>;</text:p>
        </text:list-item>
        <text:list-item>
          <text:p text:style-name="P466"><text:span text:style-name="T570">двух</text:span>байтовые типы <text:span text:style-name="T572">(</text:span><text:span text:style-name="T178">int, void*</text:span><text:span text:style-name="T572">)</text:span> возвращаются в регистр<text:span text:style-name="T571">ах</text:span> <text:span text:style-name="T181">H</text:span><text:span text:style-name="T51">L</text:span>;</text:p>
        </text:list-item>
        <text:list-item>
          <text:p text:style-name="P467"><text:span text:style-name="T571">четырёх</text:span>байтовые типы <text:span text:style-name="T572">(</text:span><text:span text:style-name="T178">long, float</text:span><text:span text:style-name="T572">)</text:span> возвращаются в регистр<text:span text:style-name="T571">ах </text:span><text:span text:style-name="T180">DEH</text:span><text:span text:style-name="T51">L</text:span> <text:span text:style-name="T571">(от старшего к младшему);</text:span></text:p>
        </text:list-item>
        <text:list-item>
          <text:p text:style-name="P468">восьмибайтовы<text:span text:style-name="T573">е</text:span> тип<text:span text:style-name="T573">ы (</text:span><text:span text:style-name="T179">long long</text:span><text:span text:style-name="T573">)</text:span> <text:s/>— возвраща<text:span text:style-name="T574">ю</text:span>тся на ст<text:span text:style-name="T575">е</text:span>к, где <text:span text:style-name="T51">вызывающая</text:span> функция зарезервировала место. <text:span text:style-name="T594">Причем, на стеке хранится адрес параметра.</text:span></text:p>
        </text:list-item>
      </text:list>
      <text:p text:style-name="P311"/>
      <text:p text:style-name="P313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3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76">Опишем эту функцию:</text:span></text:p>
      <text:p text:style-name="P313"/>
      <text:p text:style-name="P314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77">getByte()__naked{</text:span></text:p>
      <text:p text:style-name="P88"><text:tab/><text:tab/><text:span text:style-name="T268">__</text:span><text:span text:style-name="T269">asm;<text:tab/><text:tab/><text:tab/></text:span><text:span text:style-name="T11">// Вход в функцию.</text:span></text:p>
      <text:p text:style-name="P305"><text:tab/><text:tab/></text:p>
      <text:p text:style-name="P306"><text:tab/><text:tab/><text:tab/><text:span text:style-name="T578">ld<text:tab/>L,#123<text:tab/><text:tab/></text:span><text:span text:style-name="T11">// </text:span><text:span text:style-name="T13">Значение возвращаемого значения</text:span></text:p>
      <text:p text:style-name="P306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5"><text:tab/><text:tab/><text:tab/><text:span text:style-name="T561">ret<text:tab/><text:tab/><text:tab/></text:span><text:span text:style-name="T11">// Возврат из функции</text:span></text:p>
      <text:p text:style-name="P305"><text:tab/><text:tab/>__<text:span text:style-name="T561">endasm;</text:span></text:p>
      <text:p text:style-name="P89"><text:tab/>}</text:p>
      <text:p text:style-name="P311"/>
      <text:p text:style-name="P315"><text:tab/>Функция <text:span text:style-name="T183">getByte()</text:span><text:span text:style-name="T332"> </text:span><text:span text:style-name="T309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29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6"/>
      <text:h text:style-name="P520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7"><text:tab/><text:span text:style-name="T580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80"> поместить код символа, а затем вызвать программное прерывание</text:span><text:span text:style-name="T184"> RST 16</text:span><text:span text:style-name="T580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7"/>
      <text:list xml:id="list4181356501" text:style-name="L6">
        <text:list-item>
          <text:p text:style-name="P469">строка в языке C — это указатель на последовательность байт, т. е. <text:span text:style-name="T51">сhar*</text:span>;</text:p>
        </text:list-item>
        <text:list-item>
          <text:p text:style-name="P469">строка <text:s/>в языке C завершается символом с кодом 0, т. е. <text:span text:style-name="T436">'\0'</text:span><text:span text:style-name="T51"> </text:span>или, что тоже байт <text:span text:style-name="T51">0</text:span>.</text:p>
        </text:list-item>
      </text:list>
      <text:p text:style-name="P317"/>
      <text:p text:style-name="P330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7"><text:tab/><text:span text:style-name="T585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7"><text:tab/></text:p>
      <text:p text:style-name="P421">void puts(const char* s)__naked{</text:p>
      <text:p text:style-name="P422"><text:tab/>s; <text:tab/>/<text:span text:style-name="T7">/ </text:span><text:span text:style-name="T14">Это просто для того, чтобы компилятор не ругался</text:span></text:p>
      <text:p text:style-name="P423"><text:span text:style-name="T581"><text:tab/><text:tab/>// на неиспользуемую переменную </text:span><text:span text:style-name="T270">s</text:span><text:span text:style-name="T581">. Он ничего</text:span></text:p>
      <text:p text:style-name="P424"><text:tab/><text:tab/>// не знает о том, что мы делаем в ассемблере.</text:p>
      <text:p text:style-name="P366">__asm;</text:p>
      <text:p text:style-name="P366"><text:tab/>;// <text:span text:style-name="T15">Со стека надо извлечь одно слово — адрес строки</text:span></text:p>
      <text:p text:style-name="P366"><text:span text:style-name="T15"><text:tab/></text:span><text:span text:style-name="T16">;// адрес строки лежит на стеке по адресам SP+2 и SP+3</text:span></text:p>
      <text:p text:style-name="P366"><text:tab/>ld<text:tab/>hl,#0x0002<text:tab/></text:p>
      <text:p text:style-name="P371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81"><text:soft-page-break/><text:span text:style-name="T582"><text:tab/><text:tab/><text:tab/>;// </text:span><text:s/><text:span text:style-name="T582">указатель </text:span>на строку <text:span text:style-name="T582">(то есть адрес <text:s/>строки)</text:span></text:p>
      <text:p text:style-name="P366"/>
      <text:p text:style-name="P366"><text:tab/>ld<text:tab/>e,(hl)<text:tab/><text:span text:style-name="T7">;// </text:span><text:span text:style-name="T17">Извлекаем адрес строки в DE</text:span></text:p>
      <text:p text:style-name="P366"><text:tab/>inc<text:tab/>hl</text:p>
      <text:p text:style-name="P366"><text:tab/>ld<text:tab/>d,(hl)<text:tab/><text:span text:style-name="T7">;// DE = адрес строки</text:span></text:p>
      <text:p text:style-name="P366"/>
      <text:p text:style-name="P372"><text:tab/>;// <text:span text:style-name="T583">Выводим строку, пока не встретим байт 0. (Символ <text:s/>'\0')</text:span></text:p>
      <text:p text:style-name="P366">puts_loop:</text:p>
      <text:p text:style-name="P366"><text:tab/>ld<text:tab/>a,(de)<text:tab/><text:span text:style-name="T7">;// </text:span><text:span text:style-name="T18">Извлекаем очередной код символа в рег. A</text:span></text:p>
      <text:p text:style-name="P373"><text:tab/>or<text:tab/>a<text:tab/><text:span text:style-name="T7">;// </text:span><text:span text:style-name="T18">Если код символа равен 0,</text:span></text:p>
      <text:p text:style-name="P383"><text:tab/><text:tab/><text:tab/>;//то выставится флаг Z регистра флагов</text:p>
      <text:p text:style-name="P373"/>
      <text:p text:style-name="P374"><text:tab/>ret<text:tab/>z<text:tab/><text:span text:style-name="T7">;// </text:span><text:span text:style-name="T18">Если флаг Z=1, то выходим из функции, т. к.</text:span></text:p>
      <text:p text:style-name="P384"><text:tab/><text:tab/><text:tab/>;// строка закончилась</text:p>
      <text:p text:style-name="P366"/>
      <text:p text:style-name="P366"><text:tab/>rst<text:tab/>0x10<text:tab/><text:span text:style-name="T7">;// </text:span><text:span text:style-name="T19">Иначе — печатаем символ</text:span></text:p>
      <text:p text:style-name="P366"><text:tab/>inc<text:tab/>de<text:tab/><text:span text:style-name="T7">;// </text:span><text:span text:style-name="T19">Увеличиваем указатель на строку на 1,</text:span></text:p>
      <text:p text:style-name="P382"><text:tab/><text:tab/><text:tab/>;// <text:span text:style-name="T584">т. е. переходим к обработке</text:span></text:p>
      <text:p text:style-name="P385"><text:tab/><text:tab/><text:tab/>;// следующего символа</text:p>
      <text:p text:style-name="P366"><text:tab/>jr<text:tab/>puts_loop<text:tab/><text:span text:style-name="T7">;// </text:span><text:span text:style-name="T20">Переход на новую итерацию цикла</text:span></text:p>
      <text:p text:style-name="P366">__endasm;</text:p>
      <text:p text:style-name="P366">}</text:p>
      <text:p text:style-name="Text_20_body"/>
      <text:p text:style-name="P318"><text:tab/>Вызвать нашу функцию можно из языка C очень просто, как и любую другую:</text:p>
      <text:p text:style-name="P318"/>
      <text:p text:style-name="P319"><text:tab/><text:tab/><text:tab/><text:tab/><text:span text:style-name="T185">puts("</text:span><text:span text:style-name="T45">My printed string</text:span><text:span text:style-name="T185">");</text:span></text:p>
      <text:p text:style-name="P318"/>
      <text:p text:style-name="P321">Этот вызов прекрасно напечатает на экране указанную строку.</text:p>
      <text:p text:style-name="P320"/>
      <text:h text:style-name="P521" text:outline-level="3" text:is-list-header="true"><text:bookmark-start text:name="__RefHeading___Toc6741_1285909715"/>Пример <text:span text:style-name="T586">2</text:span>. Функция печати строки <text:span text:style-name="T586">с возвратом количества символов</text:span><text:bookmark-end text:name="__RefHeading___Toc6741_1285909715"/></text:h>
      <text:p text:style-name="P322"><text:tab/><text:span text:style-name="T587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2"><text:tab/><text:span text:style-name="T588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2"><text:tab/><text:span text:style-name="T589">В нашем случае — это длина строки. Не будем себя ограничивать и условимся, что строки будут до </text:span><text:span text:style-name="T186">65535</text:span><text:span text:style-name="T589"> байт длиной. Поэтому возвращать будем слово (</text:span><text:span text:style-name="T437">uint16_t</text:span><text:span text:style-name="T589">).</text:span></text:p>
      <text:p text:style-name="P322"><text:tab/><text:span text:style-name="T590">В коде мы рассмотрим только отличия от предыдущего примера.</text:span></text:p>
      <text:p text:style-name="P322"><text:tab/></text:p>
      <text:p text:style-name="P421">uint16_t putsn(const char* s)__naked{</text:p>
      <text:p text:style-name="P366">s;</text:p>
      <text:p text:style-name="P366">__asm;</text:p>
      <text:p text:style-name="P366"><text:tab/>ld<text:tab/>hl,#0x0002</text:p>
      <text:p text:style-name="P366"><text:tab/>add<text:tab/>hl,sp</text:p>
      <text:p text:style-name="P366"><text:tab/>ld<text:tab/>e,(hl)</text:p>
      <text:p text:style-name="P366"><text:tab/>inc<text:tab/>hl</text:p>
      <text:p text:style-name="P366"><text:tab/>ld<text:tab/>d,(hl)</text:p>
      <text:p text:style-name="P366"/>
      <text:p text:style-name="P375"><text:soft-page-break/><text:tab/><text:span text:style-name="T7">;// </text:span><text:span text:style-name="T21">-------- Отличие первое -------- </text:span></text:p>
      <text:p text:style-name="P386"><text:tab/>;// В HL будет счетчик выведенных символов</text:p>
      <text:p text:style-name="P366"><text:tab/>ld<text:tab/>hl,#0000<text:tab/><text:span text:style-name="T7">;// Счетчик символов обнулен</text:span></text:p>
      <text:p text:style-name="P366"><text:tab/></text:p>
      <text:p text:style-name="P366">putsn_loop:</text:p>
      <text:p text:style-name="P366"><text:tab/>ld<text:tab/>a,(de)</text:p>
      <text:p text:style-name="P366"><text:tab/>or<text:tab/>a</text:p>
      <text:p text:style-name="P376"><text:tab/>ret<text:tab/>z<text:tab/><text:span text:style-name="T7">;// </text:span><text:span text:style-name="T23">Если происходит выход,</text:span></text:p>
      <text:p text:style-name="P388"><text:tab/><text:tab/><text:tab/>;// то в HL — количество выведенных символов</text:p>
      <text:p text:style-name="P366"><text:tab/></text:p>
      <text:p text:style-name="P366"><text:tab/>rst<text:tab/>0x10</text:p>
      <text:p text:style-name="P366"><text:tab/>inc<text:tab/>de</text:p>
      <text:p text:style-name="P366"><text:tab/></text:p>
      <text:p text:style-name="P375"><text:tab/><text:span text:style-name="T7">;// </text:span><text:span text:style-name="T21">-------- Отличие второе -------- </text:span></text:p>
      <text:p text:style-name="P375"><text:tab/>inc<text:tab/>hl<text:tab/><text:span text:style-name="T7">;// </text:span><text:span text:style-name="T22">С каждым выведенным символом,</text:span></text:p>
      <text:p text:style-name="P387"><text:tab/><text:tab/><text:tab/>;// увеличиваем счетчик выведенных символов</text:p>
      <text:p text:style-name="P366"/>
      <text:p text:style-name="P366"><text:tab/>jr<text:tab/>putsn_loop</text:p>
      <text:p text:style-name="P366">__endasm;</text:p>
      <text:p text:style-name="P366">}</text:p>
      <text:p text:style-name="P323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91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2"/>
      <text:h text:style-name="P522" text:outline-level="3" text:is-list-header="true"><text:bookmark-start text:name="__RefHeading___Toc6743_1285909715"/>Пример <text:span text:style-name="T592">3</text:span>. Функция <text:span text:style-name="T579">сложения двух очень длинных слов</text:span><text:bookmark-end text:name="__RefHeading___Toc6743_1285909715"/></text:h>
      <text:p text:style-name="P312"><text:tab/><text:span text:style-name="T593">Для примера второго способа возврата параметров рассмотрим функцию сложения двух очень длинных слов, по 64 бита каждое. </text:span></text:p>
      <text:p text:style-name="P312"><text:tab/><text:span text:style-name="T595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2"/>
      <text:p text:style-name="P312"><text:tab/><text:span text:style-name="T596">Наша функция будет описана как </text:span></text:p>
      <text:p text:style-name="P324"/>
      <text:p text:style-name="P324"><text:tab/><text:tab/><text:tab/><text:span text:style-name="T51">uint64_t<text:tab/>addll(uint64_t a, uint64_t b);</text:span></text:p>
      <text:p text:style-name="P312"/>
      <text:p text:style-name="P312"><text:tab/><text:span text:style-name="T597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16">Стек</text:p>
          </table:table-cell>
          <table:table-cell table:style-name="Таблица2.A1" office:value-type="string">
            <text:p text:style-name="P416">Размер</text:p>
          </table:table-cell>
          <table:table-cell table:style-name="Таблица2.C1" office:value-type="string">
            <text:p text:style-name="P416">Что тут находится ?</text:p>
          </table:table-cell>
        </table:table-row>
        <table:table-row>
          <table:table-cell table:style-name="Таблица2.A2" office:value-type="string">
            <text:p text:style-name="P415">SP-<text:span text:style-name="T598">20</text:span></text:p>
          </table:table-cell>
          <table:table-cell table:style-name="Таблица2.A2" office:value-type="string">
            <text:p text:style-name="P413">8 байт</text:p>
          </table:table-cell>
          <table:table-cell table:style-name="Таблица2.C2" office:value-type="string">
            <text:p text:style-name="P414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11">SP-<text:span text:style-name="T598">12</text:span></text:p>
          </table:table-cell>
          <table:table-cell table:style-name="Таблица2.A2" office:value-type="string">
            <text:p text:style-name="P413">8 байт</text:p>
          </table:table-cell>
          <table:table-cell table:style-name="Таблица2.C2" office:value-type="string">
            <text:p text:style-name="P326">Параметр b</text:p>
          </table:table-cell>
        </table:table-row>
        <table:table-row>
          <table:table-cell table:style-name="Таблица2.A2" office:value-type="string">
            <text:p text:style-name="P417">SP-4</text:p>
          </table:table-cell>
          <table:table-cell table:style-name="Таблица2.A2" office:value-type="string">
            <text:p text:style-name="P417">8 байт</text:p>
          </table:table-cell>
          <table:table-cell table:style-name="Таблица2.C2" office:value-type="string">
            <text:p text:style-name="P325">Параметр a</text:p>
          </table:table-cell>
        </table:table-row>
        <table:table-row>
          <table:table-cell table:style-name="Таблица2.A2" office:value-type="string">
            <text:p text:style-name="P410">SP-2</text:p>
          </table:table-cell>
          <table:table-cell table:style-name="Таблица2.A2" office:value-type="string">
            <text:p text:style-name="P413">2 байта</text:p>
          </table:table-cell>
          <table:table-cell table:style-name="Таблица2.C2" office:value-type="string">
            <text:p text:style-name="P412">Адрес возвращаемого 64-битного длинного-длинного целого, <text:span text:style-name="T601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10">SP</text:p>
          </table:table-cell>
          <table:table-cell table:style-name="Таблица2.A2" office:value-type="string">
            <text:p text:style-name="P413">2 байта</text:p>
          </table:table-cell>
          <table:table-cell table:style-name="Таблица2.C2" office:value-type="string">
            <text:p text:style-name="P410">Адрес возврата из подпрограммы (используется <text:span text:style-name="T51">ret</text:span>)</text:p>
          </table:table-cell>
        </table:table-row>
      </table:table>
      <text:p text:style-name="P312"/>
      <text:p text:style-name="P327"><text:tab/>То есть на стеке <text:span text:style-name="T599">мы займём 28 байт. </text:span></text:p>
      <text:p text:style-name="P312"><text:soft-page-break/><text:tab/><text:span text:style-name="T600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2"><text:tab/><text:span text:style-name="T603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2"><text:tab/><text:span text:style-name="T602">Таким образом, для получения доступа к возвращаемому параметру, нам необходимо снять его адрес со стека.</text:span></text:p>
      <text:p text:style-name="P312"/>
      <text:p text:style-name="P421">uint64_t addll( uint64_t a, uint64_t b )__naked{</text:p>
      <text:p text:style-name="P366">a;b;</text:p>
      <text:p text:style-name="P366">__asm;</text:p>
      <text:p text:style-name="P366"><text:tab/>ld<text:tab/>hl,#4<text:tab/><text:span text:style-name="T7">;// </text:span><text:span text:style-name="T24">Вычисляем адрес параметра а = SP+4</text:span></text:p>
      <text:p text:style-name="P366"><text:tab/>add<text:tab/>hl,sp</text:p>
      <text:p text:style-name="P366"><text:tab/>ex<text:tab/>de,hl<text:tab/><text:span text:style-name="T7">;// a = (de) —</text:span><text:span text:style-name="T25"> помещаем этот адрес в de</text:span></text:p>
      <text:p text:style-name="P366"><text:tab/>;//</text:p>
      <text:p text:style-name="P378"><text:tab/>ld<text:tab/>hl,#2<text:tab/><text:span text:style-name="T7">;// </text:span><text:span text:style-name="T24">Вычисляем адрес возвращаемого значения</text:span></text:p>
      <text:p text:style-name="P378"><text:tab/>add<text:tab/>hl,sp<text:tab/><text:span text:style-name="T7">;// return </text:span><text:span text:style-name="T24">= (SP+12)</text:span></text:p>
      <text:p text:style-name="P366"><text:tab/>ld<text:tab/>c,(hl)</text:p>
      <text:p text:style-name="P366"><text:tab/>inc<text:tab/>hl</text:p>
      <text:p text:style-name="P379"><text:tab/>ld<text:tab/>b,(hl)<text:tab/><text:span text:style-name="T7">;// return = (bc) <text:s/>—</text:span><text:span text:style-name="T25"> помещаем этот адрес в bc</text:span></text:p>
      <text:p text:style-name="P366"><text:tab/>;//</text:p>
      <text:p text:style-name="P377"><text:tab/>ld<text:tab/>hl,#12<text:tab/><text:span text:style-name="T7">;// </text:span><text:span text:style-name="T24">Вычисляем адрес параметра b = SP+12</text:span></text:p>
      <text:p text:style-name="P379"><text:tab/>add<text:tab/>hl,sp<text:tab/><text:span text:style-name="T7">;// b = (hl) <text:s/>—</text:span><text:span text:style-name="T25"> помещаем этот адрес в hl</text:span></text:p>
      <text:p text:style-name="P366"/>
      <text:p text:style-name="P366"><text:tab/><text:span text:style-name="T7">;// Делаем сложение младших байтов </text:span><text:span text:style-name="T27">(без переноса)</text:span></text:p>
      <text:p text:style-name="P366"><text:tab/>ld<text:tab/>a,(de)<text:tab/></text:p>
      <text:p text:style-name="P366"><text:tab/>add<text:tab/>a,(hl)</text:p>
      <text:p text:style-name="P366"><text:tab/>ld<text:tab/>(bc),a<text:tab/><text:span text:style-name="T7">;// </text:span><text:span text:style-name="T26">(bc) = (de)+(hl) <text:s/>- без учета флага переноса</text:span></text:p>
      <text:p text:style-name="P366"><text:tab/>inc<text:tab/>de</text:p>
      <text:p text:style-name="P366"><text:tab/>inc<text:tab/>hl</text:p>
      <text:p text:style-name="P366"><text:tab/>inc<text:tab/>bc</text:p>
      <text:p text:style-name="P366"/>
      <text:p text:style-name="P366"><text:tab/><text:span text:style-name="T7">;// Повторяем сложение ещё 7 раз </text:span><text:span text:style-name="T27">(с переносом)</text:span></text:p>
      <text:p text:style-name="P366"><text:tab/>exx</text:p>
      <text:p text:style-name="P366"><text:tab/>ld<text:tab/>b,#7</text:p>
      <text:p text:style-name="P366">addll7:</text:p>
      <text:p text:style-name="P366"><text:tab/>exx</text:p>
      <text:p text:style-name="P366"><text:tab/>ld<text:tab/>a,(de)</text:p>
      <text:p text:style-name="P366"><text:tab/>adc<text:tab/>a,(hl)</text:p>
      <text:p text:style-name="P380"><text:tab/>ld<text:tab/>(bc),a<text:tab/><text:span text:style-name="T7">;// </text:span><text:span text:style-name="T26">(bc) = (de)+(hl) <text:s/>- c учетом флага переноса</text:span></text:p>
      <text:p text:style-name="P366"><text:tab/>inc<text:tab/>de</text:p>
      <text:p text:style-name="P366"><text:tab/>inc<text:tab/>hl</text:p>
      <text:p text:style-name="P366"><text:tab/>inc<text:tab/>bc</text:p>
      <text:p text:style-name="P366"><text:tab/>exx</text:p>
      <text:p text:style-name="P366"><text:tab/>djnz<text:tab/>addll7</text:p>
      <text:p text:style-name="P366"><text:tab/></text:p>
      <text:p text:style-name="P366"><text:tab/>ret</text:p>
      <text:p text:style-name="P366">__endasm;</text:p>
      <text:p text:style-name="P366">}</text:p>
      <text:p text:style-name="P328"><text:tab/><text:span text:style-name="T604">Как видим, для сложения длинных целых и функция получилась длинная. Не оптимально, но понятно.</text:span></text:p>
      <text:h text:style-name="P495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411">Проект SDCC-NOINIT состоит из дерева каталогов различного назначения:</text:span></text:p>
      <text:p text:style-name="P175"/>
      <text:p text:style-name="P175"><text:span text:style-name="T51">apps</text:span> - каталог, <text:span text:style-name="T459">содержащий</text:span> исходники собираемых программ. Одна программа - один подкаталог.</text:p>
      <text:p text:style-name="P175"><text:tab/>Выходные файлы:</text:p>
      <text:p text:style-name="P176"><text:tab/>Для программ: *.tap<text:tab/>*.$C *.tap *.<text:span text:style-name="T413">bin</text:span></text:p>
      <text:p text:style-name="P175"><text:tab/>Для плагинов WC: *.wmf</text:p>
      <text:p text:style-name="P175"><text:tab/>Если что-то не нравится - всегда можно поправить Makefile конкретной программы.</text:p>
      <text:p text:style-name="P175"><text:tab/></text:p>
      <text:p text:style-name="P175"><text:span text:style-name="T51">configs —</text:span> файлы <text:span text:style-name="T415">глобальной</text:span> конфигурации, определяющие какие программы и библиотеки и как собирать.</text:p>
      <text:p text:style-name="P175"><text:tab/></text:p>
      <text:p text:style-name="P175"><text:span text:style-name="T51">include </text:span>- заголовочные файлы, которые доступны все библиотекам и программам всегда.</text:p>
      <text:p text:style-name="P175"><text:tab/><text:tab/><text:tab/></text:p>
      <text:p text:style-name="P175"><text:span text:style-name="T51">libsrc</text:span><text:tab/>- каталог, <text:span text:style-name="T460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5"/>
      <text:p text:style-name="P175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5"><text:tab/></text:p>
      <text:p text:style-name="P175"><text:span text:style-name="T51">Makefile </text:span>- Головной Makefile. <text:span text:style-name="T412">Лучше его не трогать.</text:span></text:p>
      <text:h text:style-name="Heading_20_2" text:outline-level="2"><text:bookmark-start text:name="__RefHeading___Toc1832_3668116786"/><text:bookmark-start text:name="__RefNumPara__3714_3747580768"/><text:span text:style-name="T296">Каталог с исходными текстами </text:span>apps<text:bookmark-end text:name="__RefHeading___Toc1832_3668116786"/><text:bookmark-end text:name="__RefNumPara__3714_3747580768"/></text:h>
      <text:p text:style-name="P223"><text:tab/><text:span text:style-name="T414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414">.</text:span></text:p>
      <text:p text:style-name="Text_20_body"><text:tab/><text:span text:style-name="T461">В каталоге с программой обязательно находятся файлы: </text:span><text:span text:style-name="T103">Makefie,</text:span><text:span text:style-name="T461"> </text:span><text:span text:style-name="T103">config.mk </text:span><text:span text:style-name="T325">и</text:span><text:span text:style-name="T105"> build.mk</text:span><text:span text:style-name="T461">.</text:span></text:p>
      <text:p text:style-name="Text_20_body"><text:tab/><text:span text:style-name="T462">Для программы и плагинов WC эти файлы различаются. Но основа у них одна.</text:span></text:p>
      <text:p text:style-name="P70"/>
      <text:p text:style-name="P210"><text:span text:style-name="T327"><text:tab/>Файл</text:span><text:span text:style-name="T328"><text:tab/></text:span><text:span text:style-name="T103">config.mk —</text:span> файл конфигурации стартового кода. На его основе генерируется <text:span text:style-name="T463">файл </text:span><text:span text:style-name="T104">autoconfig.asm</text:span><text:span text:style-name="T463">, который содержит определения, передаваемые в стартовый код.</text:span></text:p>
      <text:p text:style-name="P210"/>
      <text:p text:style-name="P210"><text:span text:style-name="T463">Для стандартного стартового кода </text:span><text:span text:style-name="T104">crt0.s</text:span><text:span text:style-name="T463"> определяются такие параметры:</text:span></text:p>
      <text:p text:style-name="P211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65">Размер стека</text:span></text:p>
      <text:p text:style-name="P60"><text:tab/>SSIZE=0x0400</text:p>
      <text:p text:style-name="P60"/>
      <text:p text:style-name="P62"><text:tab/># <text:span text:style-name="T465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66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63"><text:tab/>Для стандартного стартового кода WC-плагина </text:span><text:span text:style-name="T106">crt0wcplugin.s</text:span><text:span text:style-name="T463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67">Пока что я создавал плагины размером 1 страницу.</text:span></text:p>
      <text:p text:style-name="P73"/>
      <text:p text:style-name="P209"><text:span text:style-name="T327">Файл</text:span><text:span text:style-name="T328"><text:tab/></text:span><text:span text:style-name="T105">build.mk —</text:span><text:span text:style-name="T326"> </text:span><text:span text:style-name="T464">содержит такую информацию:</text:span></text:p>
      <text:p text:style-name="P209"/>
      <text:p text:style-name="P212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><text:tab/></text:p>
      <text:p text:style-name="P337"><text:tab/><text:span text:style-name="T143"># Список </text:span><text:span text:style-name="T194">библиотек. Если он не задан — используются </text:span><text:span text:style-name="T195">ВСЕ</text:span><text:span text:style-name="T194"> имеющиеся </text:span></text:p>
      <text:p text:style-name="P337"><text:span text:style-name="T194"><text:tab/># библиотеки. Очень полезная функция, если библиотеки конфликтуют.</text:span><text:line-break/><text:tab/><text:span text:style-name="T193"># </text:span><text:span text:style-name="T51">LIBS=libconio libz80</text:span></text:p>
      <text:p text:style-name="P338"/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08"/>
      <text:p text:style-name="P245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8"><text:tab/><text:span text:style-name="T468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68"> и </text:span><text:span text:style-name="T108">main.s</text:span><text:span text:style-name="T468">. В этом случае система не сможет определить — из какого же файла создавать </text:span><text:span text:style-name="T108">main.rel</text:span><text:span text:style-name="T468"> ?</text:span></text:p>
      <text:p text:style-name="P207"><text:tab/><text:span text:style-name="T475">Если вам нужны другие локальные для программы параметры — создавайте свои </text:span><text:span text:style-name="T111">*.mk</text:span><text:span text:style-name="T475">-файлы. Все, что вы в них напишите — будет включено в </text:span><text:span text:style-name="T111">Makefile</text:span><text:span text:style-name="T475"> программы в том каталоге, в котором вы их поместите..</text:span></text:p>
      <text:h text:style-name="P511" text:outline-level="2"><text:bookmark-start text:name="__RefHeading___Toc1834_3668116786"/><text:span text:style-name="T296">Каталог глобальной конфигурации </text:span>configs<text:bookmark-end text:name="__RefHeading___Toc1834_3668116786"/></text:h>
      <text:p text:style-name="P213"><text:tab/><text:span text:style-name="T416">Содержит файлы глобальной конфигурации. Любой </text:span><text:span text:style-name="T109">*.mk</text:span><text:span text:style-name="T416">-файл из каталога </text:span><text:span text:style-name="T109">configs</text:span><text:span text:style-name="T416"> будет добавлен в описание глобальной конфигурации всех программ и библиотек.</text:span></text:p>
      <text:p text:style-name="P213"><text:tab/><text:span text:style-name="T469">Назначение некоторых глобальных конфигурационных файлов:</text:span></text:p>
      <text:p text:style-name="P214"/>
      <text:p text:style-name="P215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6"><text:span text:style-name="T51">crt0.mk </text:span>—<text:span text:style-name="T470"> определяет</text:span> шаблон стартового кода для программ <text:span text:style-name="T470">(он берется по умолчанию);</text:span></text:p>
      <text:p text:style-name="P217"><text:span text:style-name="T51">crt0wcplugin.mk</text:span> —<text:span text:style-name="T471"> определяет</text:span> шаблон стартового кода для WC-плагинов;</text:p>
      <text:p text:style-name="P217"><text:span text:style-name="T51">library.mk</text:span> —<text:span text:style-name="T471"> у</text:span>казывает какие библиотеки собирать <text:span text:style-name="T471">(</text:span>список каталогов в <text:span text:style-name="T110">libsrc</text:span>);</text:p>
      <text:p text:style-name="P218"><text:span text:style-name="T51">printf_float.m</text:span>k <text:span text:style-name="T472">-</text:span> <text:span text:style-name="T472">и</text:span>спользовать плавающую точку в <text:span text:style-name="T51">printf</text:span> или нет (сильно влияет на размер);</text:p>
      <text:p text:style-name="P219"><text:span text:style-name="T51">sfs_float.mk</text:span> —<text:span text:style-name="T473"> выбор </text:span>стандартн<text:span text:style-name="T491">ой</text:span> <text:span text:style-name="T473">реализации сложения</text:span> <text:span text:style-name="T51">float</text:span> или мо<text:span text:style-name="T491">ей</text:span>;</text:p>
      <text:p text:style-name="P220"><text:span text:style-name="T51">tools.mk</text:span> <text:span text:style-name="T474">- о</text:span>пределяет какие утилиты использовать. Менять можно, но очень-очень осторожно:).</text:p>
      <text:p text:style-name="P213"/>
      <text:p text:style-name="P221"><text:tab/>Если вам нужны другие глобальные параметры — создавайте свои <text:span text:style-name="T51">*.mk</text:span>-файлы. <text:span text:style-name="T476">Все, что вы в них напишите — будет включено во все </text:span><text:span text:style-name="T112">Makefile</text:span><text:span text:style-name="T476">.</text:span></text:p>
      <text:p text:style-name="P221"><text:soft-page-break/></text:p>
      <text:h text:style-name="Heading_20_2" text:outline-level="2"><text:bookmark-start text:name="__RefHeading___Toc1836_3668116786"/><text:span text:style-name="T296">Каталог с общими заголовочными файлами </text:span>include<text:bookmark-end text:name="__RefHeading___Toc1836_3668116786"/></text:h>
      <text:p text:style-name="P222"><text:tab/>В данном каталоге находятся заголовочные файлы, доступные всем программам и библиотекам без <text:span text:style-name="T477">исключения.</text:span></text:p>
      <text:p text:style-name="P222"><text:tab/><text:span text:style-name="T477">Можете добавлять сюда свои *.h-файлы. Но помните, что они будут видны всем.</text:span></text:p>
      <text:p text:style-name="P222"><text:tab/></text:p>
      <text:h text:style-name="Heading_20_2" text:outline-level="2"><text:bookmark-start text:name="__RefHeading___Toc1838_3668116786"/><text:bookmark-start text:name="__RefNumPara__4354_3747580768"/><text:span text:style-name="T296">Каталог с исходными текстами библиотек </text:span>libsrc<text:bookmark-end text:name="__RefHeading___Toc1838_3668116786"/><text:bookmark-end text:name="__RefNumPara__4354_3747580768"/></text:h>
      <text:p text:style-name="P224"><text:tab/><text:span text:style-name="T414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414">.</text:span></text:p>
      <text:p text:style-name="P224"><text:tab/><text:span text:style-name="T478">Сборка библиотеки целиком определяется в </text:span><text:span text:style-name="T115">Makefile</text:span><text:span text:style-name="T478">.</text:span></text:p>
      <text:p text:style-name="P225"><text:tab/><text:span text:style-name="T479">Собственно, сборка состоит из двух шагов:</text:span></text:p>
      <text:p text:style-name="P225"/>
      <text:list xml:id="list2372587740" text:style-name="L7">
        <text:list-item>
          <text:p text:style-name="P470"><text:span text:style-name="T479">из файлов </text:span><text:span text:style-name="T116">*.c</text:span><text:span text:style-name="T479"> и </text:span><text:span text:style-name="T116">*.asm</text:span><text:span text:style-name="T479"> генерируются </text:span><text:span text:style-name="T116">*.rel </text:span><text:span text:style-name="T479">файлы;</text:span></text:p>
        </text:list-item>
        <text:list-item>
          <text:p text:style-name="P470"><text:span text:style-name="T480">с помощью специальной утилиты все полученные </text:span><text:span text:style-name="T117">*.rel</text:span><text:span text:style-name="T480"> файлы собираются в один библиотечный </text:span><text:span text:style-name="T117">*.lib</text:span><text:span text:style-name="T480"> файл.</text:span></text:p>
        </text:list-item>
      </text:list>
      <text:p text:style-name="P225"/>
      <text:p text:style-name="P226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6"><text:tab/>Выход один — <text:span text:style-name="T481">объединять в один файл только неразрывно связанные функции, которым друг без друга не жить.</text:span></text:p>
      <text:p text:style-name="P226"><text:tab/><text:span text:style-name="T481">Только так вы сможете минимизировать потери памяти при использовании библиотек.</text:span></text:p>
      <text:p text:style-name="P226"><text:tab/><text:span text:style-name="T482">Например, взгляните на </text:span><text:span text:style-name="T118">libz80</text:span><text:span text:style-name="T482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7"><text:tab/><text:span text:style-name="T502">Точно так же как и с каталоге с программами — в каждом каталоге с библиотекой имеются файлы </text:span><text:span text:style-name="T103">Makefie </text:span><text:span text:style-name="T325">и</text:span><text:span text:style-name="T105"> build.mk</text:span><text:span text:style-name="T461">.</text:span></text:p>
      <text:p text:style-name="P227"><text:tab/><text:span text:style-name="T502">В файле </text:span><text:span text:style-name="T105">build.mk </text:span><text:span text:style-name="T502">указывается имя библиотеки и файлы из которых она состоит, например:</text:span></text:p>
      <text:p text:style-name="P227"/>
      <text:p text:style-name="P258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58"/>
      <text:p text:style-name="P259"><text:tab/>При необходимости можно добавлять <text:span text:style-name="T503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96">Каталог со скриптами </text:span>scripts<text:bookmark-end text:name="__RefHeading___Toc1840_3668116786"/></text:h>
      <text:p text:style-name="Text_20_body"><text:tab/><text:span text:style-name="T417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8"><text:span text:style-name="T51">autoconfig</text:span> — генерирует файл autoconfig.asm на базе файла config.mk. Можно использовать для своих нужд.</text:p>
      <text:p text:style-name="P229"><text:tab/><text:span text:style-name="T483">Пример. Имеется файл </text:span><text:span text:style-name="T51">config.m</text:span><text:span text:style-name="T119">k</text:span><text:span text:style-name="T483">:</text:span></text:p>
      <text:p text:style-name="P229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28"/>
      <text:p text:style-name="P234"><text:tab/>Запускаем скрипт <text:s/><text:span text:style-name="T51">autoconfig</text:span>. Первый параметр — имя входного файла, второй — имя выходного:</text:p>
      <text:p text:style-name="P234"/>
      <text:p text:style-name="P67">#./autoconfig config.mk autoconfig.asm</text:p>
      <text:p text:style-name="P228"/>
      <text:p text:style-name="P234">Получаем файл <text:span text:style-name="T51">autoconfig.asm</text:span>:</text:p>
      <text:p text:style-name="P234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28"/>
      <text:p text:style-name="P235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84">Такой файл уже можно включать в исходный код на ассемблере директивой </text:span><text:span text:style-name="T120">.include /autoconfig.asm/</text:span><text:span text:style-name="T484">.</text:span></text:p>
      <text:p text:style-name="P228"/>
      <text:p text:style-name="P228"><text:span text:style-name="T51">sdrmini</text:span> —<text:span text:style-name="T485"> удаляет переносит секцию </text:span><text:span text:style-name="T121">_INITIALIZER</text:span><text:span text:style-name="T485"> на место секции </text:span><text:span text:style-name="T121">_INITIALIZED</text:span><text:span text:style-name="T485"> и удаляет секцию </text:span><text:span text:style-name="T121">_INITIALIZER</text:span><text:span text:style-name="T485">. Для работы скрипта нужны два файла: бинарный файл скомпилированной программы и </text:span><text:span text:style-name="T121">*.map</text:span><text:span text:style-name="T485">-файл, который создаёт линкер при линковке. Запуск скрипта:</text:span></text:p>
      <text:p text:style-name="P236"><text:tab/><text:span text:style-name="T51">#./</text:span><text:span text:style-name="T122">sdrmini <text:tab/></text:span><text:span text:style-name="T51">app.map <text:tab/>app.bin</text:span> </text:p>
      <text:p text:style-name="P230"/>
      <text:p text:style-name="P231"><text:span text:style-name="T51">bin2hob</text:span> —<text:span text:style-name="T486"> преобразование bin-файла в *.$C файл с правильным заголовком. Скрипт требует обязательного наличия </text:span><text:span text:style-name="T124">z80asm</text:span><text:span text:style-name="T486"> (Z80 Module Assembler (c) InterLogic). Запуск скрипта:</text:span></text:p>
      <text:p text:style-name="P237"/>
      <text:p text:style-name="P237"><text:tab/><text:span text:style-name="T51">#</text:span><text:span text:style-name="T123">./</text:span><text:span text:style-name="T122">bin2hob </text:span><text:span text:style-name="T123">name 0x6000 app.bin</text:span></text:p>
      <text:p text:style-name="P228"/>
      <text:p text:style-name="P241"><text:tab/>где</text:p>
      <text:p text:style-name="P241"><text:tab/><text:tab/><text:span text:style-name="T51">name</text:span> — имя (не более 8 символов);</text:p>
      <text:p text:style-name="P241"><text:tab/><text:tab/><text:span text:style-name="T51">0x6000</text:span> — стартовый адрес, указываемый в заголовке (<text:span text:style-name="T487">укажите свой</text:span>);</text:p>
      <text:p text:style-name="P241"><text:tab/><text:tab/><text:span text:style-name="T51">app.bin</text:span> — скомпилированный двоичный файл.</text:p>
      <text:p text:style-name="P241"/>
      <text:p text:style-name="P228"/>
      <text:p text:style-name="P228"/>
      <text:p text:style-name="P232"><text:soft-page-break/><text:span text:style-name="T51">plughdr_1page</text:span> —<text:span text:style-name="T488"> синтезирует заголовок одностраничного плагина WC на ассемблере. <text:s/>Запуск скрипта:</text:span></text:p>
      <text:p text:style-name="P238"/>
      <text:p text:style-name="P238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8"/>
      <text:p text:style-name="P242"><text:tab/>где</text:p>
      <text:p text:style-name="P228"><text:tab/><text:tab/><text:span text:style-name="T125">plheader,asm</text:span><text:span text:style-name="T329"> — имя выходного файла на ассемблере;</text:span></text:p>
      <text:p text:style-name="P228"><text:span text:style-name="T329"><text:tab/><text:tab/></text:span><text:span text:style-name="T125">name</text:span><text:span text:style-name="T329"> — имя плагина ( не более 32 символов);</text:span></text:p>
      <text:p text:style-name="P228"><text:span text:style-name="T329"><text:tab/><text:tab/></text:span><text:span text:style-name="T125">ext1 .. extN</text:span><text:span text:style-name="T329"> - <text:s/>расширения файлов для запуска плагина. Могут не указываться.</text:span></text:p>
      <text:p text:style-name="P228"/>
      <text:p text:style-name="P233"><text:span text:style-name="T126">s</text:span><text:span text:style-name="T51">2hs</text:span> —<text:span text:style-name="T489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89">). Запуск скрипта:</text:span></text:p>
      <text:p text:style-name="P239"/>
      <text:p text:style-name="P240"><text:tab/><text:span text:style-name="T51">#./</text:span><text:span text:style-name="T126">s</text:span><text:span text:style-name="T122">2hs </text:span><text:span text:style-name="T127">infile.h</text:span></text:p>
      <text:p text:style-name="P228"/>
      <text:p text:style-name="P243"><text:tab/>Создаёт выходной файл, добавляя к расширению S-заглаыную. В нашем примере — <text:span text:style-name="T51">infile.hS</text:span>.</text:p>
      <text:p text:style-name="P243"/>
      <text:p text:style-name="P244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4"/>
      <text:p text:style-name="P244">После обработки утилитой s2hs получаем файл <text:span text:style-name="T51">infile.hS</text:span>:</text:p>
      <text:p text:style-name="P244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4"/>
      <text:p text:style-name="P244"><text:tab/><text:span text:style-name="T490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96">Каталог программ </text:span>bin<text:bookmark-end text:name="__RefHeading___Toc1842_3668116786"/></text:h>
      <text:p text:style-name="Text_20_body"><text:tab/><text:span text:style-name="T418">Сюда копируются все собранные программы.</text:span></text:p>
      <text:h text:style-name="Heading_20_2" text:outline-level="2"><text:bookmark-start text:name="__RefHeading___Toc1844_3668116786"/><text:span text:style-name="T296">Каталог библиотек </text:span>libs<text:bookmark-end text:name="__RefHeading___Toc1844_3668116786"/></text:h>
      <text:p text:style-name="P177"><text:tab/><text:span text:style-name="T418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8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8"><text:tab/>В каталоге каждой программы имеется файл <text:span text:style-name="T51">config.mk</text:span>, в котором описаны <text:span text:style-name="T419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8"><text:tab/>На основе файла <text:span text:style-name="T51">config.mk</text:span> генерируется стартовый код для программы <text:span text:style-name="T93">crt*.rel</text:span>.</text:p>
      <text:p text:style-name="P178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8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8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6"><text:tab/><text:span text:style-name="T492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7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8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7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8"><text:span text:style-name="T493"><text:tab/>Создаем файлы </text:span><text:span text:style-name="T128">Makefile</text:span><text:span text:style-name="T330">, </text:span><text:span text:style-name="T128">config.mk</text:span><text:span text:style-name="T330"> и </text:span><text:span text:style-name="T128">build.mk</text:span><text:span text:style-name="T493">. Я рекомендую просто скопировать эти файлы из любого другого каталога с программой.</text:span></text:p>
      <text:p text:style-name="P248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49"><text:tab/><text:span text:style-name="T494">Редактируем файлы </text:span><text:span text:style-name="T128">config.mk</text:span><text:span text:style-name="T330"> и </text:span><text:span text:style-name="T128">build.mk</text:span><text:span text:style-name="T493">: указываем там имя нашей программы и список </text:span><text:span text:style-name="T128">*.rel</text:span><text:span text:style-name="T493"> — файлов, которые мы должны получить из наших </text:span><text:span text:style-name="T128">*.c </text:span><text:span text:style-name="T493">и </text:span><text:span text:style-name="T128">*.s</text:span><text:span text:style-name="T493"> файлов.</text:span></text:p>
      <text:p text:style-name="P249"><text:tab/><text:span text:style-name="T495">Например, если у нас есть один файл на языке C </text:span><text:span text:style-name="T130">main.c</text:span><text:span text:style-name="T495"> и один файл на языке ассемблера </text:span><text:span text:style-name="T130">fast.s</text:span><text:span text:style-name="T495">, то нам надо указать в файле</text:span><text:span text:style-name="T330"> </text:span><text:span text:style-name="T128">build.mk</text:span><text:span text:style-name="T493">: </text:span></text:p>
      <text:p text:style-name="P252"/>
      <text:p text:style-name="P254"><text:tab/><text:tab/><text:span text:style-name="T143"># Имя программы</text:span></text:p>
      <text:p text:style-name="P66"><text:tab/><text:tab/>APP= <text:span text:style-name="T492">myprogram</text:span></text:p>
      <text:p text:style-name="P65"/>
      <text:p text:style-name="P252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96">Относительно остальных параметров файлов <text:s/></text:span><text:span text:style-name="T128">config.mk</text:span><text:span text:style-name="T493"> и </text:span><text:span text:style-name="T128">build.mk</text:span><text:span text:style-name="T493"> уже было сказано в </text:span><text:span text:style-name="T493"><text:bookmark-ref text:reference-format="number-all-superior" text:ref-name="__RefNumPara__3714_3747580768">6.1</text:bookmark-ref></text:span><text:span text:style-name="T493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497">Добавляем нашу программу в список сборки программ. Список сборки программ — это файл </text:span><text:span text:style-name="T132">configs/apps.mk</text:span><text:span text:style-name="T497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92">myprogram</text:span></text:p>
      <text:p text:style-name="P126"/>
      <text:p text:style-name="P137"><text:tab/>Имя добавляемой программы должно совпадать с названием каталога с <text:span text:style-name="T498">этой</text:span> программой <text:span text:style-name="T498">в каталоге </text:span><text:span text:style-name="T133">apps</text:span><text:span text:style-name="T498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499">Пишем программу (те самые файлы, что были указаны в <text:s/></text:span><text:span text:style-name="T128">build.mk</text:span><text:span text:style-name="T499">) и собираем её. Для сборки из корня SDCC-NOINIT надо запустить команду </text:span><text:span text:style-name="T136">make</text:span><text:span text:style-name="T499">:</text:span></text:p>
      <text:p text:style-name="P127"/>
      <text:p text:style-name="P127"><text:tab/><text:tab/><text:span text:style-name="T499">#</text:span><text:span text:style-name="T136">make</text:span></text:p>
      <text:p text:style-name="P79"/>
      <text:p text:style-name="P128"><text:tab/><text:span text:style-name="T499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499">.</text:span></text:p>
      <text:p text:style-name="P129"><text:tab/><text:span text:style-name="T499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499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499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499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499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500">го</text:span> <text:span text:style-name="T500">плагина WC</text:span> в систему сборки<text:bookmark-end text:name="__RefHeading___Toc4009_3747580768"/></text:h>
      <text:p text:style-name="Text_20_body"><text:tab/><text:span text:style-name="T501">Добавление нового WC-плагина осуществляется так же как и новой программы, но имеет два отличия:</text:span></text:p>
      <text:p text:style-name="Text_20_body"/>
      <text:list xml:id="list772359799" text:style-name="L8">
        <text:list-item>
          <text:p text:style-name="P471">файлы <text:span text:style-name="T128">Makefile</text:span><text:span text:style-name="T330">, </text:span><text:span text:style-name="T128">config.mk</text:span><text:span text:style-name="T330"> и </text:span><text:span text:style-name="T128">build.mk</text:span><text:span text:style-name="T493">.</text:span>необходимо брать из каталога с примером WC-плагина, а не с примером программы;</text:p>
        </text:list-item>
        <text:list-item>
          <text:p text:style-name="P472">в результате сборки получается только один .wmf-файл с плагином.</text:p>
        </text:list-item>
      </text:list>
      <text:p text:style-name="P256"/>
      <text:p text:style-name="P257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60"><text:tab/><text:span text:style-name="T492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523" text:outline-level="3" text:is-list-header="true"><text:bookmark-start text:name="__RefHeading___Toc3999_37475807681"/>Шаг 1<text:bookmark-end text:name="__RefHeading___Toc3999_37475807681"/></text:h>
      <text:p text:style-name="P251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50"/>
      <text:h text:style-name="P523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50"><text:span text:style-name="T493"><text:tab/>Создаем файлы </text:span><text:span text:style-name="T128">Makefile</text:span><text:span text:style-name="T330">, </text:span><text:span text:style-name="T128">build.mk</text:span><text:span text:style-name="T493">. Я рекомендую просто скопировать эти файлы из любого другого каталога с библиотекой.</text:span></text:p>
      <text:h text:style-name="P523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50"><text:tab/><text:span text:style-name="T494">Редактируем файл</text:span><text:span text:style-name="T330"> </text:span><text:span text:style-name="T128">build.mk</text:span><text:span text:style-name="T493">: указываем там имя нашей библиотеки и список </text:span><text:span text:style-name="T128">*.rel</text:span><text:span text:style-name="T493"> — файлов, которые мы должны получить из наших </text:span><text:span text:style-name="T128">*.c </text:span><text:span text:style-name="T493">и </text:span><text:span text:style-name="T128">*.s</text:span><text:span text:style-name="T493"> файлов.</text:span></text:p>
      <text:p text:style-name="P250"><text:tab/><text:span text:style-name="T495">Например, если у нас есть один файл на языке C </text:span><text:span text:style-name="T130">interface.c</text:span><text:span text:style-name="T495"> и один файл на языке ассемблера </text:span><text:span text:style-name="T130">f</text:span><text:span text:style-name="T138">unct</text:span><text:span text:style-name="T130">.s</text:span><text:span text:style-name="T495">, то нам надо указать в файле</text:span><text:span text:style-name="T330"> </text:span><text:span text:style-name="T128">build.mk</text:span><text:span text:style-name="T493">: </text:span></text:p>
      <text:p text:style-name="P136"/>
      <text:p text:style-name="P255"><text:span text:style-name="T331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3"/>
      <text:p text:style-name="P253"><text:tab/><text:tab/><text:span text:style-name="T51"># </text:span><text:span text:style-name="T149">Объектные файлы</text:span></text:p>
      <text:p text:style-name="P253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96">Относительно остальных параметров файла </text:span><text:span text:style-name="T128">build.mk</text:span><text:span text:style-name="T493"> уже было сказано в </text:span><text:span text:style-name="T493"><text:bookmark-ref text:reference-format="number-all-superior" text:ref-name="__RefNumPara__4354_3747580768">6.4</text:bookmark-ref></text:span><text:span text:style-name="T493">.</text:span></text:p>
      <text:h text:style-name="P523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497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497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504">LIBRARY+= libmylib</text:span></text:p>
      <text:p text:style-name="P130"/>
      <text:p text:style-name="P138"><text:tab/>Имя добавляемой <text:span text:style-name="T505">библиотеки</text:span> должно совпадать с названием каталога с <text:span text:style-name="T498">этой</text:span> программой <text:span text:style-name="T498">в каталоге </text:span><text:span text:style-name="T145">libsrc</text:span><text:span text:style-name="T498">.</text:span></text:p>
      <text:h text:style-name="P523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499"><text:tab/>Для <text:s/>сборки библиотеки из корня SDCC-NOINIT надо запустить команду </text:span><text:span text:style-name="T136">make</text:span><text:span text:style-name="T499">:</text:span></text:p>
      <text:p text:style-name="P133"/>
      <text:p text:style-name="P133"><text:tab/><text:tab/><text:span text:style-name="T499">#</text:span><text:span text:style-name="T136">make</text:span></text:p>
      <text:p text:style-name="P80"/>
      <text:p text:style-name="P133"><text:tab/><text:span text:style-name="T499">И, если все в порядке, то после сборки в каталоге </text:span><text:span text:style-name="T136">libs</text:span><text:span text:style-name="T499"> появится файл с нашей библиотекой </text:span><text:span text:style-name="T136">lib</text:span><text:span text:style-name="T148">mylib</text:span><text:span text:style-name="T136">.lib</text:span><text:span text:style-name="T499">.</text:span></text:p>
      <text:p text:style-name="P261"/>
      <text:p text:style-name="Text_20_body"/>
      <text:h text:style-name="P495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97">Библиотека файлов начального запуска</text:span> сrt0<text:bookmark-end text:name="__RefHeading___Toc1870_3668116786"/></text:h>
      <text:p text:style-name="Text_20_body"><text:tab/><text:span text:style-name="T617">Данная библиотека содержит исходные тексты файлов начального запуска программ. Структура и назначение этих файлов описана в разделе </text:span><text:span text:style-name="T617"><text:bookmark-ref text:reference-format="number-all-superior" text:ref-name="__RefNumPara__6300_1526021772">4.7</text:bookmark-ref></text:span><text:span text:style-name="T617">.</text:span></text:p>
      <text:p text:style-name="Text_20_body"/>
      <text:h text:style-name="P512" text:outline-level="2"><text:bookmark-start text:name="__RefHeading___Toc7018_1526021772"/>Стандартная библиотека C (libz80)<text:bookmark-end text:name="__RefHeading___Toc7018_1526021772"/></text:h>
      <text:p text:style-name="P340"><text:tab/><text:span text:style-name="T623">Эта библиотека тесно связана с компилятором C и является усечённой версией библиотеки </text:span><text:span text:style-name="T197">libc</text:span><text:span text:style-name="T623">.</text:span></text:p>
      <text:p text:style-name="P340"><text:tab/><text:span text:style-name="T624">Основные части этой библиотеки:</text:span></text:p>
      <text:p text:style-name="P340"/>
      <text:list xml:id="list2341080568" text:style-name="L9">
        <text:list-item>
          <text:p text:style-name="P473"><text:span text:style-name="T199">Математическая</text:span><text:span text:style-name="T624"> — работа со стандартным float IEEE 754. Подробнее тут: </text:span><text:a xlink:type="simple" xlink:href="http://man7.org/linux/man-pages/man0/math.h.0p.html" text:style-name="Internet_20_link" text:visited-style-name="Visited_20_Internet_20_Link"><text:span text:style-name="T624">http://man7.org/linux/man-pages/man0/math.h.0p.html</text:span></text:a><text:span text:style-name="T624">. Разумеется, что для Z80 версия не совсем полная, но основное там есть.</text:span></text:p>
        </text:list-item>
      </text:list>
      <text:p text:style-name="P341"/>
      <text:list xml:id="list172342921544144" text:continue-numbering="true" text:style-name="L9">
        <text:list-item>
          <text:p text:style-name="P474"><text:span text:style-name="T199">Работа со строками</text:span><text:span text:style-name="T624">, в том числе с «широкими» символами. Подробнее тут: </text:span><text:a xlink:type="simple" xlink:href="https://linux.die.net/man/3/string" text:style-name="Internet_20_link" text:visited-style-name="Visited_20_Internet_20_Link"><text:span text:style-name="T624">https://linux.die.net/man/3/string</text:span></text:a><text:span text:style-name="T624">. Опять же — не совсем всё есть, но основное работает шикарно.</text:span></text:p>
        </text:list-item>
      </text:list>
      <text:p text:style-name="P342"/>
      <text:list xml:id="list172342969165893" text:continue-numbering="true" text:style-name="L9">
        <text:list-item>
          <text:p text:style-name="P474"><text:span text:style-name="T199">Вывод типа printf</text:span><text:span text:style-name="T624">. Подробнее тут: </text:span><text:a xlink:type="simple" xlink:href="https://linux.die.net/man/3/printf" text:style-name="Internet_20_link" text:visited-style-name="Visited_20_Internet_20_Link"><text:span text:style-name="T624">https://linux.die.net/man/3/printf</text:span></text:a><text:span text:style-name="T624">. Вывод в строку — без проблем. Для вывода в стандартный поток (например, на экран), необходимо определить свою функцию вывода </text:span><text:span text:style-name="T198">putchar</text:span><text:span text:style-name="T625">:</text:span></text:p>
          <text:p text:style-name="P475"><text:span text:style-name="T625"><text:tab/></text:span><text:span text:style-name="T253">void putchar( char c ){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75"><text:span text:style-name="T254">// </text:span><text:span text:style-name="T253">Вывод символа куда угодно.</text:span></text:p>
                        </text:list-header>
                      </text:list>
                    </text:list-item>
                  </text:list>
                  <text:p text:style-name="P463">}</text:p>
                </text:list-item>
              </text:list>
            </text:list-item>
          </text:list>
          <text:p text:style-name="P464"/>
          <text:p text:style-name="P476"><text:span text:style-name="T271">О</text:span><text:span text:style-name="T255">тметим, что в библиотеке </text:span><text:span text:style-name="T244">libconio</text:span><text:span text:style-name="T255"> данная функция уже определена для вывода на стандартный экран ZX (256x192, цвета по знакоместам). Если вы используете </text:span><text:span text:style-name="T244">libconio</text:span><text:span text:style-name="T255">, то можно спокойно пользоваться функцией </text:span><text:span text:style-name="T244">printf</text:span><text:span text:style-name="T255"> для вывода на экран.</text:span></text:p>
        </text:list-item>
      </text:list>
      <text:p text:style-name="P343"/>
      <text:list xml:id="list172341334832104" text:continue-numbering="true" text:style-name="L9">
        <text:list-item>
          <text:p text:style-name="P478"><text:span text:style-name="T51">Работа с датой и временем</text:span>. <text:span text:style-name="T626">Функции работы с датой-временем в формате UNIX-TIME. Очень полезные функции, описания которых можно найти тут </text:span><text:a xlink:type="simple" xlink:href="https://linux.die.net/man/3/" text:style-name="Internet_20_link" text:visited-style-name="Visited_20_Internet_20_Link"><text:span text:style-name="T626">https://linux.die.net/man/3/</text:span></text:a><text:span text:style-name="T626">. </text:span></text:p>
          <text:p text:style-name="P479">Если вы хотите получать дату и время стандартной функцией <text:span text:style-name="T51">time()</text:span>, то <text:span text:style-name="T627">вам необходимо определить свою функцию считывания даты-времени с часов реального времени (или ещё откудато):</text:span></text:p>
          <text:list>
            <text:list-item>
              <text:list>
                <text:list-header>
                  <text:p text:style-name="P434">unsigned char RtcRead(struct tm *timeptr) <text:span text:style-name="T627">{</text:span></text:p>
                  <text:list>
                    <text:list-header>
                      <text:p text:style-name="P435">// Заполнение структуры timeptr</text:p>
                      <text:p text:style-name="P435">return 0;</text:p>
                    </text:list-header>
                  </text:list>
                  <text:p text:style-name="P435">}</text:p>
                </text:list-header>
              </text:list>
            </text:list-item>
          </text:list>
          <text:p text:style-name="P480">Остальные функции <text:span text:style-name="T626">работы с датой-временем</text:span> платформо-независимы.</text:p>
        </text:list-item>
      </text:list>
      <text:p text:style-name="P344"/>
      <text:p text:style-name="P481"/>
      <text:h text:style-name="P516" text:outline-level="2"/>
      <text:h text:style-name="P517" text:outline-level="2"><text:bookmark-start text:name="__RefHeading___Toc7018_15260217721"/>Библиотека работы с музыкальным сопроцессором libay<text:bookmark-end text:name="__RefHeading___Toc7018_15260217721"/></text:h>
      <text:p text:style-name="P482"><text:tab/><text:span text:style-name="T628">Данная библиотека содержит процедуры работы с музыкальным сопроцессором AY-3-8910/12. </text:span></text:p>
      <text:h text:style-name="Heading_20_3" text:outline-level="3"><text:bookmark-start text:name="__RefHeading___Toc7212_3911649737"/><text:span text:style-name="T629">Музыкальные проигрыватели</text:span><text:bookmark-end text:name="__RefHeading___Toc7212_3911649737"/></text:h>
      <text:p text:style-name="Text_20_body"><text:tab/><text:span text:style-name="T630">Музыкальные проигрыватели организованы по единому принципу. Имеется функция инициализации; функция установки режима плеера; функция воспроизведения музыки 20мс и функция получения состояния проигрывателя, позволяющая определить, что мелодия закончилась.</text:span></text:p>
      <text:p text:style-name="Text_20_body"><text:tab/><text:span text:style-name="T636">Порядок работы с плеерами практически одинаков:</text:span></text:p>
      <text:list xml:id="list4169582790" text:style-name="L11">
        <text:list-item>
          <text:p text:style-name="P493">вызов функции инициализации;</text:p>
        </text:list-item>
        <text:list-item>
          <text:p text:style-name="P493">установка режимов <text:s/>(если необходимо);</text:p>
        </text:list-item>
        <text:list-item>
          <text:p text:style-name="P493">далее каждые 20мс (обычно в прерывании в режиме im2) вызывается <text:s/><text:span text:style-name="T630">функци</text:span>я<text:span text:style-name="T630"> воспроизведения музыки;</text:span></text:p>
        </text:list-item>
        <text:list-item>
          <text:p text:style-name="P493">для контроля окончания проигрывания используется <text:s/><text:span text:style-name="T630">функция получения состояния проигрывателя.</text:span></text:p>
        </text:list-item>
      </text:list>
      <text:p text:style-name="Text_20_body"/>
      <text:list xml:id="list922070342" text:style-name="L10">
        <text:list-item>
          <text:p text:style-name="P436">Проигрыватель STC-файлов</text:p>
        </text:list-item>
      </text:list>
      <text:p text:style-name="P477"><text:tab/><text:span text:style-name="T632">Позволяет проигрывать загруженные в память файлы формата STC.</text:span></text:p>
      <text:p text:style-name="Text_20_body"><text:tab/>Заголовочный файл <text:span text:style-name="T51">stc_player.h</text:span> <text:span text:style-name="T632">определяет функции:</text:span></text:p>
      <text:p text:style-name="Text_20_body"/>
      <text:p text:style-name="Text_20_body"><text:span text:style-name="T51"><text:tab/>void stcInit(void* mod_adress);</text:span><text:tab/>- <text:s/>Функция инициализации. <text:span text:style-name="T51">mod_adress</text:span> — адрес проигрываемой мелодии в памяти.</text:p>
      <text:p text:style-name="Text_20_body"/>
      <text:p text:style-name="Text_20_body"><text:span text:style-name="T51"><text:tab/>void stcSetMode(char mode);</text:span> - установка режима воспроизведения:</text:p>
      <text:p text:style-name="Text_20_body"><text:tab/><text:tab/><text:tab/><text:span text:style-name="T51">stcSetMode(0); </text:span>- мелодия воспроизводится в цикле;</text:p>
      <text:p text:style-name="Text_20_body"><text:tab/><text:tab/><text:tab/><text:span text:style-name="T51">stcSetMode(STC_UNLOOP);</text:span> - мелодия воспроизводится однократно;</text:p>
      <text:p text:style-name="Text_20_body"/>
      <text:p text:style-name="Text_20_body"><text:span text:style-name="T51"><text:tab/>void stcPlay();</text:span> - Функция проигрывания. Должна вызываться каждые 1/50 сек (20 мс) или каждое прерывание ZX.Обычно помещается в обработчик прерывания.</text:p>
      <text:p text:style-name="Text_20_body"><text:tab/><text:tab/><text:tab/> </text:p>
      <text:p text:style-name="Text_20_body"><text:span text:style-name="T51"><text:tab/>char stcGetMode();</text:span><text:span text:style-name="T309"> - </text:span><text:span text:style-name="T342">получить состояние проигрывателя. </text:span>Если <text:span text:style-name="T51">(stcGetMode() <text:s/>&amp; STC_LOOP_FLAG )</text:span> <text:span text:style-name="T633">не равно нулю, значит мелодия уже воспроизведена один раз.</text:span></text:p>
      <text:p text:style-name="P485"><text:span text:style-name="T343"/></text:p>
      <text:p text:style-name="P484"><text:span text:style-name="T622"/></text:p>
      <text:list xml:id="list172342907849111" text:continue-numbering="true" text:style-name="L10">
        <text:list-item>
          <text:p text:style-name="P437">Проигрыватель <text:span text:style-name="T631">PT2/3</text:span>-файлов</text:p>
        </text:list-item>
      </text:list>
      <text:p text:style-name="P425"><text:span text:style-name="T632"><text:tab/>Позволяет проигрывать загруженные в память файлы форматов PT2 и PT3.</text:span></text:p>
      <text:p text:style-name="P487"><text:tab/>Заголовочный файл <text:span text:style-name="T51">pt3xplayer.h</text:span> определяет функции:</text:p>
      <text:p text:style-name="P487"/>
      <text:p text:style-name="P488"><text:span text:style-name="T51"><text:tab/>void pt3Init(void* mod_adress);</text:span><text:tab/>- <text:s/>Функция инициализации. <text:tab/><text:span text:style-name="T51">mod_adress</text:span> — адрес проигрываемой мелодии в памяти.</text:p>
      <text:p text:style-name="P486"/>
      <text:p text:style-name="P489"><text:span text:style-name="T51"><text:tab/>void pt3SetMode(char mode);</text:span> - установка режима воспроизведения:</text:p>
      <text:p text:style-name="P490"><text:tab/><text:tab/><text:span text:style-name="T51">pt3SetMode</text:span><text:span text:style-name="T200">(</text:span><text:span text:style-name="T51">0); </text:span>- мелодия <text:span text:style-name="T634">PT3</text:span> воспроизводится в ци<text:span text:style-name="T634">кле;</text:span></text:p>
      <text:p text:style-name="P490"><text:tab/><text:tab/><text:span text:style-name="T51">pt3SetMode(PT3_PT2); </text:span>- мелодия <text:span text:style-name="T634">PT2</text:span> воспроизводится в ци<text:span text:style-name="T634">кле;</text:span></text:p>
      <text:p text:style-name="P491"><text:tab/><text:tab/><text:span text:style-name="T51">pt3SetMode(</text:span><text:span text:style-name="T201">PT3</text:span><text:span text:style-name="T51">_UNLOOP);</text:span>- мелодия <text:span text:style-name="T635">PT3</text:span> воспроизводится<text:tab/>однократно;</text:p>
      <text:p text:style-name="P492"><text:tab/><text:tab/><text:span text:style-name="T51">pt3SetMode( PT3_PT2 </text:span><text:span text:style-name="T202">|</text:span><text:span text:style-name="T51"> </text:span><text:span text:style-name="T201">PT3</text:span><text:span text:style-name="T51">_UNLOOP);</text:span>- мелодия <text:span text:style-name="T635">PT2</text:span> воспроизводится<text:tab/>однократно;</text:p>
      <text:p text:style-name="P489"><text:tab/><text:tab/><text:tab/></text:p>
      <text:p text:style-name="P486"/>
      <text:p text:style-name="P486"><text:soft-page-break/><text:tab/><text:span text:style-name="T51">void </text:span><text:span text:style-name="T203">pt3</text:span><text:span text:style-name="T51">Play();</text:span> - Функция проигрывания. Должна вызываться каждые 1/50 сек (20 мс) или каждое прерывание ZX. Обычно помещается в обработчик прерывания.</text:p>
      <text:p text:style-name="P486"><text:tab/><text:tab/><text:tab/> </text:p>
      <text:p text:style-name="P486"><text:tab/><text:span text:style-name="T51">char </text:span><text:span text:style-name="T204">pt3</text:span><text:span text:style-name="T51">GetMode();</text:span><text:span text:style-name="T309"> - </text:span><text:span text:style-name="T342">получить состояние проигрывателя. </text:span>Если <text:span text:style-name="T51">(</text:span><text:span text:style-name="T204">pt3</text:span><text:span text:style-name="T51">GetMode() <text:s/>&amp; </text:span><text:span text:style-name="T205">PT3</text:span><text:span text:style-name="T51">_LOOP_FLAG )</text:span> <text:span text:style-name="T633">не равно нулю, </text:span><text:span text:style-name="T343">значит мелодия уже воспроизведена один раз.</text:span></text:p>
      <text:h text:style-name="P524" text:outline-level="3"><text:bookmark-start text:name="__RefHeading___Toc7214_3911649737"/>Воспроизведение звуковых эффектов<text:bookmark-end text:name="__RefHeading___Toc7214_3911649737"/></text:h>
      <text:h text:style-name="P524" text:outline-level="3"><text:bookmark-start text:name="__RefHeading___Toc7216_3911649737"/>Получение данных из музыкального сопроцессора<text:bookmark-end text:name="__RefHeading___Toc7216_3911649737"/></text:h>
      <text:p text:style-name="P483"/>
      <text:h text:style-name="P500" text:outline-level="1"><text:bookmark-start text:name="__RefHeading___Toc4434_434986620"/>Краткий справочник-глоссарий<text:bookmark-end text:name="__RefHeading___Toc4434_434986620"/></text:h>
      <text:p text:style-name="P270"><text:tab/><text:span text:style-name="T515">Здесь собраны термины, названия программ и сокращения с пояснениями.</text:span></text:p>
      <text:p text:style-name="P278">В общем всё то, что может вызвать вопросы. <text:span text:style-name="T530">Обращаю внимание, что это </text:span><text:span text:style-name="T30">краткий</text:span><text:span text:style-name="T530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513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517">Фр</text:span>онт-энд и компилятор <text:span text:style-name="T517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517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22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24">Ключ </text:span><text:span text:style-name="T161">-о</text:span><text:span text:style-name="T524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20">Также можно прервать трансляцию на любой стадии:</text:span></text:p>
      <text:p text:style-name="P152"/>
      <text:p text:style-name="P143"/>
      <text:p text:style-name="P144"><text:span text:style-name="T525">Команда</text:span><text:tab/><text:tab/><text:span text:style-name="T159"># sdcc -mz80 -E -Wp,-P test.c -o test.E</text:span><text:span text:style-name="T521"><text:tab/></text:span></text:p>
      <text:p text:style-name="P143"/>
      <text:p text:style-name="P143"><text:span text:style-name="T525">запустит только препроцессор; на выходе — препроцессированный файл </text:span><text:span text:style-name="T159">test.E</text:span><text:span text:style-name="T521">.</text:span></text:p>
      <text:p text:style-name="P142"/>
      <text:p text:style-name="P150"><text:span text:style-name="T525">Команда</text:span><text:tab/><text:tab/><text:span text:style-name="T51"># sdcc -mz80 -S test.c -o test.asm</text:span><text:tab/><text:tab/></text:p>
      <text:p text:style-name="P149"/>
      <text:p text:style-name="P150"><text:span text:style-name="T525">запустит </text:span>препроцессор <text:span text:style-name="T523">и </text:span>компилятор, <text:span text:style-name="T526">но не запустит ассемблер и линкер; на выходе — файл на языке ассемблера</text:span><text:span text:style-name="T51"> test.asm</text:span><text:span text:style-name="T526">, сгенерированный компилятором.</text:span></text:p>
      <text:p text:style-name="P148"/>
      <text:p text:style-name="P145"><text:span text:style-name="T525">Команда<text:tab/><text:tab/></text:span><text:span text:style-name="T160"># sdcc -mz80 -c test.c -o test.rel</text:span></text:p>
      <text:p text:style-name="P151"/>
      <text:p text:style-name="P151"><text:span text:style-name="T525">запустит </text:span>препроцессор, компилятор <text:span text:style-name="T527">и ассемблер, но не запустит линкер; <text:s/>на выходе — объектный файл </text:span><text:span text:style-name="T160">test.rel</text:span><text:span text:style-name="T527">, <text:s/>сгенерированный ассемблером.</text:span></text:p>
      <text:p text:style-name="P151"><text:tab/><text:span text:style-name="T528">Препроцессор, ассемблер и линкер — это отдельные программы, которые можно запускать не из фронтенда </text:span><text:span text:style-name="T162">sdcc</text:span><text:span text:style-name="T528">, а отдельно.</text:span></text:p>
      <text:h text:style-name="P514" text:outline-level="2" text:is-list-header="true"><text:bookmark-start text:name="__RefHeading___Toc5156_1940175984"/>sdcpp<text:bookmark-end text:name="__RefHeading___Toc5156_1940175984"/></text:h>
      <text:p text:style-name="P271"><text:tab/><text:span text:style-name="T518">Препроцессор языка С. Обрабатывает директивы препроцессора и нечем более не занимается. Запускается командой:</text:span></text:p>
      <text:p text:style-name="P271"/>
      <text:p text:style-name="P271"><text:span text:style-name="T518"><text:tab/><text:tab/></text:span><text:span text:style-name="T157"># sdcpp -P [имя входного файла] [имя выходного файла]</text:span></text:p>
      <text:p text:style-name="P271"/>
      <text:p text:style-name="P153"><text:tab/><text:span text:style-name="T519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2"><text:span text:style-name="T517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516">. Общие правила запуска программ и ключи похожи. Программа </text:span><text:span text:style-name="T155">sdasz80</text:span><text:span text:style-name="T516"> выполняет ровно одну функцию — преобразует код на языке ассемблера в объектный код:</text:span></text:p>
      <text:p text:style-name="P272"/>
      <text:p text:style-name="P276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4"><text:tab/><text:tab/><text:span text:style-name="T163"># sdasz80 -o test.rel <text:s/>test.asm test.asm <text:tab/><text:tab/><text:tab/><text:tab/></text:span><text:span text:style-name="T169">- пример</text:span></text:p>
      <text:p text:style-name="P273"><text:s/></text:p>
      <text:p text:style-name="P279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29">Опции, если таковые имеются помимо </text:span><text:span text:style-name="T164">-o</text:span><text:span text:style-name="T529">, указываются до опции </text:span><text:span text:style-name="T164">-o</text:span><text:span text:style-name="T529">. Если указано несколько ассемблерных файлов — они ассемблируюся в один объектный файл.</text:span></text:p>
      <text:p text:style-name="P279"/>
      <text:h text:style-name="P515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5"><text:span text:style-name="T517"><text:tab/>О</text:span>бщее название <text:span text:style-name="T531">линкеров</text:span> пакета <text:span text:style-name="T51">sdcc</text:span>. Для <text:span text:style-name="T51">Z80</text:span> <text:span text:style-name="T532">линкер</text:span> называется <text:span text:style-name="T155">sd</text:span><text:span text:style-name="T166">ld</text:span><text:span text:style-name="T155">z80</text:span><text:span text:style-name="T516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516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516">:</text:span></text:p>
      <text:p text:style-name="P275"/>
      <text:p text:style-name="P277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5"/>
      <text:p text:style-name="P277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81"/>
      <text:p text:style-name="P280"><text:span text:style-name="T529"><text:tab/>Опции, если таковые имеются помимо </text:span><text:span text:style-name="T164">-</text:span><text:span text:style-name="T168">i</text:span><text:span text:style-name="T529">, указываются до опции </text:span><text:span text:style-name="T164">-</text:span><text:span text:style-name="T168">i</text:span><text:span text:style-name="T529">. </text:span></text:p>
      <text:p text:style-name="P285">Если указано несколько объектных файлов — они линкуются в один файл-образ.</text:p>
      <text:p text:style-name="P280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2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2"><text:tab/><text:tab/></text:p>
      <text:p text:style-name="P284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3"><text:tab/><text:tab/></text:p>
      <text:p text:style-name="P284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35">На выходе получим файл </text:span><text:span text:style-name="T36">&lt;имя&gt;</text:span><text:span text:style-name="T38">.bin</text:span><text:span text:style-name="T267"> (</text:span><text:span text:style-name="T247">myprogram</text:span><text:span text:style-name="T248">.</text:span><text:span text:style-name="T249">bin</text:span><text:span text:style-name="T267"> в нашем примере).</text:span></text:p>
      <text:p text:style-name="P156"><text:span text:style-name="T267"><text:tab/></text:span>Поясним, что всё это значит. <text:span text:style-name="T533">Ключ </text:span><text:span text:style-name="T171">-p</text:span><text:span text:style-name="T533"> задаёт байт-заполнитель. Дело в том, что в формате </text:span><text:span text:style-name="T171">IntelHex</text:span><text:span text:style-name="T533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33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34">Ключ </text:span><text:span text:style-name="T443">-s </text:span><text:span text:style-name="T534">указывает, с какого адреса начинается наш образ (обычно, это стартовый адрес нашей программы). </text:span><text:span text:style-name="T266">И этот адрес всегда указан в</text:span><text:span text:style-name="T37"> HEX-формате</text:span><text:span text:style-name="T534">. По умолчанию, утилита </text:span><text:span text:style-name="T172">hex2bin </text:span><text:span text:style-name="T534">считает, программа начинается с адреса </text:span><text:span text:style-name="T172">0x0000</text:span><text:span text:style-name="T534">. И заполняет всё пространство от </text:span><text:span text:style-name="T172">0x0000</text:span><text:span text:style-name="T534"> до первого адреса, указанного в .ihx-файле — байтом-заполнителем. А нам этого совсем не надо. Так что не забывайте об этом ключ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11T17:23:40.687698192</dc:date>
    <meta:editing-duration>P2DT18H28M51S</meta:editing-duration>
    <meta:editing-cycles>2926</meta:editing-cycles>
    <meta:generator>LibreOffice/5.4.5.1$Linux_X86_64 LibreOffice_project/40m0$Build-1</meta:generator>
    <meta:document-statistic meta:table-count="2" meta:image-count="1" meta:object-count="0" meta:page-count="41" meta:paragraph-count="1032" meta:word-count="10551" meta:character-count="73103" meta:non-whitespace-character-count="62534"/>
  </office:meta>
</office:document-meta>
</file>